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7cm"/>
    </style:style>
    <style:style style:name="co2" style:family="table-column">
      <style:table-column-properties fo:break-before="auto" style:column-width="10.821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z16op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8100" number:language="nl" number:country="NL">
      <number:text-content/>
    </number:text-style>
    <style:style style:name="ce1" style:family="table-cell" style:parent-style-name="Default" style:data-style-name="N8100"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8100">
      <style:table-cell-properties fo:background-color="#caeefb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8100"/>
    <style:style style:name="ce4" style:family="table-cell" style:parent-style-name="Default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Default"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8100">
      <style:table-cell-properties fo:background-color="#caeef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8100">
      <style:table-cell-properties fo:background-color="#caeef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Default">
      <style:table-cell-properties fo:background-color="#ffffff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caeef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16op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OpCode</text:p>
          </table:table-cell>
          <table:table-cell table:style-name="ce5" office:value-type="string">
            <text:p>Instruction Name</text:p>
          </table:table-cell>
          <table:table-cell table:style-name="ce5" office:value-type="string">
            <text:p>Mnemonic</text:p>
          </table:table-cell>
          <table:table-cell table:style-name="ce5" office:value-type="string">
            <text:p>Format</text:p>
          </table:table-cell>
          <table:table-cell table:style-name="ce5" office:value-type="string">
            <text:p>Facility</text:p>
          </table:table-cell>
          <table:table-cell table:style-name="ce5" table:number-columns-repeated="1019"/>
        </table:table-row>
        <table:table-row table:style-name="ro1">
          <table:table-cell table:style-name="ce2" office:value-type="string" table:number-columns-spanned="5" table:number-rows-spanned="1">
            <text:p>ESA/390 (pre-2000)</text:p>
          </table:table-cell>
          <table:covered-table-cell table:number-columns-repeated="4" table:style-name="ce6"/>
          <table:table-cell table:style-name="ce8" table:number-columns-repeated="1019"/>
        </table:table-row>
        <table:table-row table:style-name="ro2">
          <table:table-cell office:value-type="string">
            <text:p>0101</text:p>
          </table:table-cell>
          <table:table-cell office:value-type="string">
            <text:p>PROGRAM RETURN</text:p>
          </table:table-cell>
          <table:table-cell office:value-type="string">
            <text:p>PR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2">
          <table:table-cell office:value-type="string">
            <text:p>0102</text:p>
          </table:table-cell>
          <table:table-cell office:value-type="string">
            <text:p>UPDATE TREE</text:p>
          </table:table-cell>
          <table:table-cell office:value-type="string">
            <text:p>UPT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2">
          <table:table-cell office:value-type="string">
            <text:p>0107</text:p>
          </table:table-cell>
          <table:table-cell office:value-type="string">
            <text:p>SET CLOCK PROGRAMMABLE FIELD</text:p>
          </table:table-cell>
          <table:table-cell office:value-type="string">
            <text:p>SCKPF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2">
          <table:table-cell office:value-type="string">
            <text:p>01FF</text:p>
          </table:table-cell>
          <table:table-cell office:value-type="string">
            <text:p>TRAP</text:p>
          </table:table-cell>
          <table:table-cell office:value-type="string">
            <text:p>TRAP2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2">
          <table:table-cell office:value-type="string">
            <text:p>04</text:p>
          </table:table-cell>
          <table:table-cell office:value-type="string">
            <text:p>SET PROGRAM MASK</text:p>
          </table:table-cell>
          <table:table-cell office:value-type="string">
            <text:p>SPM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05</text:p>
          </table:table-cell>
          <table:table-cell office:value-type="string">
            <text:p>BRANCH AND LINK</text:p>
          </table:table-cell>
          <table:table-cell office:value-type="string">
            <text:p>BAL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06</text:p>
          </table:table-cell>
          <table:table-cell office:value-type="string">
            <text:p>BRANCH ON COUNT (32)</text:p>
          </table:table-cell>
          <table:table-cell office:value-type="string">
            <text:p>BCT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07</text:p>
          </table:table-cell>
          <table:table-cell office:value-type="string">
            <text:p>BRANCH ON CONDITION</text:p>
          </table:table-cell>
          <table:table-cell office:value-type="string">
            <text:p>BC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0A</text:p>
          </table:table-cell>
          <table:table-cell office:value-type="string">
            <text:p>SUPERVISOR CALL</text:p>
          </table:table-cell>
          <table:table-cell office:value-type="string">
            <text:p>SV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2">
          <table:table-cell office:value-type="string">
            <text:p>0B</text:p>
          </table:table-cell>
          <table:table-cell office:value-type="string">
            <text:p>BRANCH AND SET MODE</text:p>
          </table:table-cell>
          <table:table-cell office:value-type="string">
            <text:p>BSM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0C</text:p>
          </table:table-cell>
          <table:table-cell office:value-type="string">
            <text:p>BRANCH AND SAVE AND SET MODE</text:p>
          </table:table-cell>
          <table:table-cell office:value-type="string">
            <text:p>BASSM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0D</text:p>
          </table:table-cell>
          <table:table-cell office:value-type="string">
            <text:p>BRANCH AND SAVE</text:p>
          </table:table-cell>
          <table:table-cell office:value-type="string">
            <text:p>BAS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0E</text:p>
          </table:table-cell>
          <table:table-cell office:value-type="string">
            <text:p>MOVE LONG</text:p>
          </table:table-cell>
          <table:table-cell office:value-type="string">
            <text:p>MVCL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0F</text:p>
          </table:table-cell>
          <table:table-cell office:value-type="string">
            <text:p>COMPARE LOGICAL LONG</text:p>
          </table:table-cell>
          <table:table-cell office:value-type="string">
            <text:p>CLCL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OAD POSITIVE (32)</text:p>
          </table:table-cell>
          <table:table-cell office:value-type="string">
            <text:p>LP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OAD NEGATIVE (32)</text:p>
          </table:table-cell>
          <table:table-cell office:value-type="string">
            <text:p>LN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LOAD AND TEST (32)</text:p>
          </table:table-cell>
          <table:table-cell office:value-type="string">
            <text:p>LT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OAD COMPLEMENT (32)</text:p>
          </table:table-cell>
          <table:table-cell office:value-type="string">
            <text:p>LC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ND (32)</text:p>
          </table:table-cell>
          <table:table-cell office:value-type="string">
            <text:p>N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OMPARE LOGICAL (32)</text:p>
          </table:table-cell>
          <table:table-cell office:value-type="string">
            <text:p>CL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 (32)</text:p>
          </table:table-cell>
          <table:table-cell office:value-type="string">
            <text:p>O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XCLUSIVE OR (32)</text:p>
          </table:table-cell>
          <table:table-cell office:value-type="string">
            <text:p>X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OAD (32)</text:p>
          </table:table-cell>
          <table:table-cell office:value-type="string">
            <text:p>L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OMPARE (32)</text:p>
          </table:table-cell>
          <table:table-cell office:value-type="string">
            <text:p>C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1A</text:p>
          </table:table-cell>
          <table:table-cell office:value-type="string">
            <text:p>ADD (32)</text:p>
          </table:table-cell>
          <table:table-cell office:value-type="string">
            <text:p>A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1B</text:p>
          </table:table-cell>
          <table:table-cell office:value-type="string">
            <text:p>SUBTRACT (32)</text:p>
          </table:table-cell>
          <table:table-cell office:value-type="string">
            <text:p>S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1C</text:p>
          </table:table-cell>
          <table:table-cell office:value-type="string">
            <text:p>MULTIPLY (64?32)</text:p>
          </table:table-cell>
          <table:table-cell office:value-type="string">
            <text:p>M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1D</text:p>
          </table:table-cell>
          <table:table-cell office:value-type="string">
            <text:p>DIVIDE (32?64)</text:p>
          </table:table-cell>
          <table:table-cell office:value-type="string">
            <text:p>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1E</text:p>
          </table:table-cell>
          <table:table-cell office:value-type="string">
            <text:p>ADD LOGICAL (32)</text:p>
          </table:table-cell>
          <table:table-cell office:value-type="string">
            <text:p>AL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1F</text:p>
          </table:table-cell>
          <table:table-cell office:value-type="string">
            <text:p>SUBTRACT LOGICAL (32)</text:p>
          </table:table-cell>
          <table:table-cell office:value-type="string">
            <text:p>SL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OAD POSITIVE (long HFP)</text:p>
          </table:table-cell>
          <table:table-cell office:value-type="string">
            <text:p>LP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OAD NEGATIVE (long HFP)</text:p>
          </table:table-cell>
          <table:table-cell office:value-type="string">
            <text:p>LN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OAD AND TEST (long HFP)</text:p>
          </table:table-cell>
          <table:table-cell office:value-type="string">
            <text:p>LT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LOAD COMPLEMENT (long HFP)</text:p>
          </table:table-cell>
          <table:table-cell office:value-type="string">
            <text:p>LC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HALVE (long HFP)</text:p>
          </table:table-cell>
          <table:table-cell office:value-type="string">
            <text:p>H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OAD ROUNDED (extended to long HFP)</text:p>
          </table:table-cell>
          <table:table-cell office:value-type="string">
            <text:p>LDX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OAD ROUNDED (extended to long HFP)</text:p>
          </table:table-cell>
          <table:table-cell office:value-type="string">
            <text:p>LR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ULTIPLY (extended HFP)</text:p>
          </table:table-cell>
          <table:table-cell office:value-type="string">
            <text:p>MX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MULTIPLY (long to extended HFP)</text:p>
          </table:table-cell>
          <table:table-cell office:value-type="string">
            <text:p>MX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LOAD (long)</text:p>
          </table:table-cell>
          <table:table-cell office:value-type="string">
            <text:p>L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OMPARE (long HFP)</text:p>
          </table:table-cell>
          <table:table-cell office:value-type="string">
            <text:p>C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2A</text:p>
          </table:table-cell>
          <table:table-cell office:value-type="string">
            <text:p>ADD NORMALIZED (long HFP)</text:p>
          </table:table-cell>
          <table:table-cell office:value-type="string">
            <text:p>A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2B</text:p>
          </table:table-cell>
          <table:table-cell office:value-type="string">
            <text:p>SUBTRACT NORMALIZED (long HFP)</text:p>
          </table:table-cell>
          <table:table-cell office:value-type="string">
            <text:p>S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2C</text:p>
          </table:table-cell>
          <table:table-cell office:value-type="string">
            <text:p>MULTIPLY (long HFP)</text:p>
          </table:table-cell>
          <table:table-cell office:value-type="string">
            <text:p>M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2D</text:p>
          </table:table-cell>
          <table:table-cell office:value-type="string">
            <text:p>DIVIDE (long HFP)</text:p>
          </table:table-cell>
          <table:table-cell office:value-type="string">
            <text:p>D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2E</text:p>
          </table:table-cell>
          <table:table-cell office:value-type="string">
            <text:p>ADD UNNORMALIZED (long HFP)</text:p>
          </table:table-cell>
          <table:table-cell office:value-type="string">
            <text:p>AW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2F</text:p>
          </table:table-cell>
          <table:table-cell office:value-type="string">
            <text:p>SUBTRACT UNNORMALIZED (long HFP)</text:p>
          </table:table-cell>
          <table:table-cell office:value-type="string">
            <text:p>SW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OAD POSITIVE (short HFP)</text:p>
          </table:table-cell>
          <table:table-cell office:value-type="string">
            <text:p>LP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LOAD NEGATIVE (short HFP)</text:p>
          </table:table-cell>
          <table:table-cell office:value-type="string">
            <text:p>LN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LOAD AND TEST (short HFP)</text:p>
          </table:table-cell>
          <table:table-cell office:value-type="string">
            <text:p>LT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OAD COMPLEMENT (short HFP)</text:p>
          </table:table-cell>
          <table:table-cell office:value-type="string">
            <text:p>LC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HALVE (short HFP)</text:p>
          </table:table-cell>
          <table:table-cell office:value-type="string">
            <text:p>H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OAD ROUNDED (long to short HFP)</text:p>
          </table:table-cell>
          <table:table-cell office:value-type="string">
            <text:p>LED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OAD ROUNDED (long to short HFP)</text:p>
          </table:table-cell>
          <table:table-cell office:value-type="string">
            <text:p>LR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ADD NORMALIZED (extended HFP)</text:p>
          </table:table-cell>
          <table:table-cell office:value-type="string">
            <text:p>AX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UBTRACT NORMALIZED (extended HFP)</text:p>
          </table:table-cell>
          <table:table-cell office:value-type="string">
            <text:p>SX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LOAD (short)</text:p>
          </table:table-cell>
          <table:table-cell office:value-type="string">
            <text:p>L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OMPARE (short HFP)</text:p>
          </table:table-cell>
          <table:table-cell office:value-type="string">
            <text:p>C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3A</text:p>
          </table:table-cell>
          <table:table-cell office:value-type="string">
            <text:p>ADD NORMALIZED (short HFP)</text:p>
          </table:table-cell>
          <table:table-cell office:value-type="string">
            <text:p>A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3B</text:p>
          </table:table-cell>
          <table:table-cell office:value-type="string">
            <text:p>SUBTRACT NORMALIZED (short HFP)</text:p>
          </table:table-cell>
          <table:table-cell office:value-type="string">
            <text:p>S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3C</text:p>
          </table:table-cell>
          <table:table-cell office:value-type="string">
            <text:p>MULTIPLY (short to long HFP)</text:p>
          </table:table-cell>
          <table:table-cell office:value-type="string">
            <text:p>MD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3C</text:p>
          </table:table-cell>
          <table:table-cell office:value-type="string">
            <text:p>MULTIPLY (short to long HFP)</text:p>
          </table:table-cell>
          <table:table-cell office:value-type="string">
            <text:p>M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3D</text:p>
          </table:table-cell>
          <table:table-cell office:value-type="string">
            <text:p>DIVIDE (short HFP)</text:p>
          </table:table-cell>
          <table:table-cell office:value-type="string">
            <text:p>DE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3E</text:p>
          </table:table-cell>
          <table:table-cell office:value-type="string">
            <text:p>ADD UNNORMALIZED (short HFP)</text:p>
          </table:table-cell>
          <table:table-cell office:value-type="string">
            <text:p>AU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string">
            <text:p>3F</text:p>
          </table:table-cell>
          <table:table-cell office:value-type="string">
            <text:p>SUBTRACT UNNORMALIZED (short HFP)</text:p>
          </table:table-cell>
          <table:table-cell office:value-type="string">
            <text:p>SUR</text:p>
          </table:table-cell>
          <table:table-cell office:value-type="string">
            <text:p>RR</text:p>
          </table:table-cell>
          <table:table-cell table:number-columns-repeated="1020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STORE HALFWORD (16)</text:p>
          </table:table-cell>
          <table:table-cell office:value-type="string">
            <text:p>STH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LOAD ADDRESS</text:p>
          </table:table-cell>
          <table:table-cell office:value-type="string">
            <text:p>LA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TORE CHARACTER</text:p>
          </table:table-cell>
          <table:table-cell office:value-type="string">
            <text:p>STC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INSERT CHARACTER</text:p>
          </table:table-cell>
          <table:table-cell office:value-type="string">
            <text:p>IC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EXECUTE</text:p>
          </table:table-cell>
          <table:table-cell office:value-type="string">
            <text:p>EX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RANCH AND LINK</text:p>
          </table:table-cell>
          <table:table-cell office:value-type="string">
            <text:p>BAL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RANCH ON COUNT (32)</text:p>
          </table:table-cell>
          <table:table-cell office:value-type="string">
            <text:p>BCT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RANCH ON CONDITION</text:p>
          </table:table-cell>
          <table:table-cell office:value-type="string">
            <text:p>BC</text:p>
          </table:table-cell>
          <table:table-cell office:value-type="string">
            <text:p>RX-b</text:p>
          </table:table-cell>
          <table:table-cell table:number-columns-repeated="1020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LOAD HALFWORD (32?16)</text:p>
          </table:table-cell>
          <table:table-cell office:value-type="string">
            <text:p>LH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OMPARE HALFWORD (32?16)</text:p>
          </table:table-cell>
          <table:table-cell office:value-type="string">
            <text:p>CH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4A</text:p>
          </table:table-cell>
          <table:table-cell office:value-type="string">
            <text:p>ADD HALFWORD (32?16)</text:p>
          </table:table-cell>
          <table:table-cell office:value-type="string">
            <text:p>AH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4B</text:p>
          </table:table-cell>
          <table:table-cell office:value-type="string">
            <text:p>SUBTRACT HALFWORD (32?16)</text:p>
          </table:table-cell>
          <table:table-cell office:value-type="string">
            <text:p>SH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4C</text:p>
          </table:table-cell>
          <table:table-cell office:value-type="string">
            <text:p>MULTIPLY HALFWORD (32?16)</text:p>
          </table:table-cell>
          <table:table-cell office:value-type="string">
            <text:p>MH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4D</text:p>
          </table:table-cell>
          <table:table-cell office:value-type="string">
            <text:p>BRANCH AND SAVE</text:p>
          </table:table-cell>
          <table:table-cell office:value-type="string">
            <text:p>BAS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4E</text:p>
          </table:table-cell>
          <table:table-cell office:value-type="string">
            <text:p>CONVERT TO DECIMAL (32)</text:p>
          </table:table-cell>
          <table:table-cell office:value-type="string">
            <text:p>CV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4F</text:p>
          </table:table-cell>
          <table:table-cell office:value-type="string">
            <text:p>CONVERT TO BINARY (32)</text:p>
          </table:table-cell>
          <table:table-cell office:value-type="string">
            <text:p>CVB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STORE (32)</text:p>
          </table:table-cell>
          <table:table-cell office:value-type="string">
            <text:p>ST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LOAD ADDRESS EXTENDED</text:p>
          </table:table-cell>
          <table:table-cell office:value-type="string">
            <text:p>LA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AND (32)</text:p>
          </table:table-cell>
          <table:table-cell office:value-type="string">
            <text:p>N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OMPARE LOGICAL (32)</text:p>
          </table:table-cell>
          <table:table-cell office:value-type="string">
            <text:p>CL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OR (32)</text:p>
          </table:table-cell>
          <table:table-cell office:value-type="string">
            <text:p>O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EXCLUSIVE OR (32)</text:p>
          </table:table-cell>
          <table:table-cell office:value-type="string">
            <text:p>X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LOAD (32)</text:p>
          </table:table-cell>
          <table:table-cell office:value-type="string">
            <text:p>L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OMPARE (32)</text:p>
          </table:table-cell>
          <table:table-cell office:value-type="string">
            <text:p>C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5A</text:p>
          </table:table-cell>
          <table:table-cell office:value-type="string">
            <text:p>ADD (32)</text:p>
          </table:table-cell>
          <table:table-cell office:value-type="string">
            <text:p>A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5B</text:p>
          </table:table-cell>
          <table:table-cell office:value-type="string">
            <text:p>SUBTRACT (32)</text:p>
          </table:table-cell>
          <table:table-cell office:value-type="string">
            <text:p>S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5C</text:p>
          </table:table-cell>
          <table:table-cell office:value-type="string">
            <text:p>MULTIPLY (64?32)</text:p>
          </table:table-cell>
          <table:table-cell office:value-type="string">
            <text:p>M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5D</text:p>
          </table:table-cell>
          <table:table-cell office:value-type="string">
            <text:p>DIVIDE (32?64)</text:p>
          </table:table-cell>
          <table:table-cell office:value-type="string">
            <text:p>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5E</text:p>
          </table:table-cell>
          <table:table-cell office:value-type="string">
            <text:p>ADD LOGICAL (32)</text:p>
          </table:table-cell>
          <table:table-cell office:value-type="string">
            <text:p>AL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5F</text:p>
          </table:table-cell>
          <table:table-cell office:value-type="string">
            <text:p>SUBTRACT LOGICAL (32)</text:p>
          </table:table-cell>
          <table:table-cell office:value-type="string">
            <text:p>SL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STORE (long)</text:p>
          </table:table-cell>
          <table:table-cell office:value-type="string">
            <text:p>ST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ULTIPLY (long to extended HFP)</text:p>
          </table:table-cell>
          <table:table-cell office:value-type="string">
            <text:p>MX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LOAD (long)</text:p>
          </table:table-cell>
          <table:table-cell office:value-type="string">
            <text:p>L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COMPARE (long HFP)</text:p>
          </table:table-cell>
          <table:table-cell office:value-type="string">
            <text:p>C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6A</text:p>
          </table:table-cell>
          <table:table-cell office:value-type="string">
            <text:p>ADD NORMALIZED (long HFP)</text:p>
          </table:table-cell>
          <table:table-cell office:value-type="string">
            <text:p>A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6B</text:p>
          </table:table-cell>
          <table:table-cell office:value-type="string">
            <text:p>SUBTRACT NORMALIZED (long HFP)</text:p>
          </table:table-cell>
          <table:table-cell office:value-type="string">
            <text:p>S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6C</text:p>
          </table:table-cell>
          <table:table-cell office:value-type="string">
            <text:p>MULTIPLY (long HFP)</text:p>
          </table:table-cell>
          <table:table-cell office:value-type="string">
            <text:p>M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6D</text:p>
          </table:table-cell>
          <table:table-cell office:value-type="string">
            <text:p>DIVIDE (long HFP)</text:p>
          </table:table-cell>
          <table:table-cell office:value-type="string">
            <text:p>DD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6E</text:p>
          </table:table-cell>
          <table:table-cell office:value-type="string">
            <text:p>ADD UNNORMALIZED (long HFP)</text:p>
          </table:table-cell>
          <table:table-cell office:value-type="string">
            <text:p>AW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6F</text:p>
          </table:table-cell>
          <table:table-cell office:value-type="string">
            <text:p>SUBTRACT UNNORMALIZED (long HFP)</text:p>
          </table:table-cell>
          <table:table-cell office:value-type="string">
            <text:p>SW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TORE (short)</text:p>
          </table:table-cell>
          <table:table-cell office:value-type="string">
            <text:p>ST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MULTIPLY SINGLE (32)</text:p>
          </table:table-cell>
          <table:table-cell office:value-type="string">
            <text:p>MS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LOAD (short)</text:p>
          </table:table-cell>
          <table:table-cell office:value-type="string">
            <text:p>L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OMPARE (short HFP)</text:p>
          </table:table-cell>
          <table:table-cell office:value-type="string">
            <text:p>C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7A</text:p>
          </table:table-cell>
          <table:table-cell office:value-type="string">
            <text:p>ADD NORMALIZED (short HFP)</text:p>
          </table:table-cell>
          <table:table-cell office:value-type="string">
            <text:p>A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7B</text:p>
          </table:table-cell>
          <table:table-cell office:value-type="string">
            <text:p>SUBTRACT NORMALIZED (short HFP)</text:p>
          </table:table-cell>
          <table:table-cell office:value-type="string">
            <text:p>S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7C</text:p>
          </table:table-cell>
          <table:table-cell office:value-type="string">
            <text:p>MULTIPLY (short to long HFP)</text:p>
          </table:table-cell>
          <table:table-cell office:value-type="string">
            <text:p>MD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7C</text:p>
          </table:table-cell>
          <table:table-cell office:value-type="string">
            <text:p>MULTIPLY (short to long HFP)</text:p>
          </table:table-cell>
          <table:table-cell office:value-type="string">
            <text:p>M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7D</text:p>
          </table:table-cell>
          <table:table-cell office:value-type="string">
            <text:p>DIVIDE (short HFP)</text:p>
          </table:table-cell>
          <table:table-cell office:value-type="string">
            <text:p>DE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7E</text:p>
          </table:table-cell>
          <table:table-cell office:value-type="string">
            <text:p>ADD UNNORMALIZED (short HFP)</text:p>
          </table:table-cell>
          <table:table-cell office:value-type="string">
            <text:p>AU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7F</text:p>
          </table:table-cell>
          <table:table-cell office:value-type="string">
            <text:p>SUBTRACT UNNORMALIZED (short HFP)</text:p>
          </table:table-cell>
          <table:table-cell office:value-type="string">
            <text:p>SU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ET SYSTEM MASK</text:p>
          </table:table-cell>
          <table:table-cell office:value-type="string">
            <text:p>SSM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LOAD PSW</text:p>
          </table:table-cell>
          <table:table-cell office:value-type="string">
            <text:p>LPSW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IAGNOSE</text:p>
          </table:table-cell>
          <table:table-cell office:value-type="string">
            <text:p>—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BRANCH RELATIVE ON INDEX HIGH (32)</text:p>
          </table:table-cell>
          <table:table-cell office:value-type="string">
            <text:p>BRXH</text:p>
          </table:table-cell>
          <table:table-cell office:value-type="string">
            <text:p>RSI</text:p>
          </table:table-cell>
          <table:table-cell table:number-columns-repeated="1020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BRANCH RELATIVE ON INDEX LOW OR EQ. (32)</text:p>
          </table:table-cell>
          <table:table-cell office:value-type="string">
            <text:p>BRXLE</text:p>
          </table:table-cell>
          <table:table-cell office:value-type="string">
            <text:p>RSI</text:p>
          </table:table-cell>
          <table:table-cell table:number-columns-repeated="1020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BRANCH ON INDEX HIGH (32)</text:p>
          </table:table-cell>
          <table:table-cell office:value-type="string">
            <text:p>BXH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BRANCH ON INDEX LOW OR EQUAL (32)</text:p>
          </table:table-cell>
          <table:table-cell office:value-type="string">
            <text:p>BXLE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SHIFT RIGHT SINGLE LOGICAL (32)</text:p>
          </table:table-cell>
          <table:table-cell office:value-type="string">
            <text:p>SRL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SHIFT LEFT SINGLE LOGICAL (32)</text:p>
          </table:table-cell>
          <table:table-cell office:value-type="string">
            <text:p>SLL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8A</text:p>
          </table:table-cell>
          <table:table-cell office:value-type="string">
            <text:p>SHIFT RIGHT SINGLE (32)</text:p>
          </table:table-cell>
          <table:table-cell office:value-type="string">
            <text:p>SRA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8B</text:p>
          </table:table-cell>
          <table:table-cell office:value-type="string">
            <text:p>SHIFT LEFT SINGLE (32)</text:p>
          </table:table-cell>
          <table:table-cell office:value-type="string">
            <text:p>SLA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8C</text:p>
          </table:table-cell>
          <table:table-cell office:value-type="string">
            <text:p>SHIFT RIGHT DOUBLE LOGICAL (64)</text:p>
          </table:table-cell>
          <table:table-cell office:value-type="string">
            <text:p>SRDL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8D</text:p>
          </table:table-cell>
          <table:table-cell office:value-type="string">
            <text:p>SHIFT LEFT DOUBLE LOGICAL (64)</text:p>
          </table:table-cell>
          <table:table-cell office:value-type="string">
            <text:p>SLDL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8E</text:p>
          </table:table-cell>
          <table:table-cell office:value-type="string">
            <text:p>SHIFT RIGHT DOUBLE (64)</text:p>
          </table:table-cell>
          <table:table-cell office:value-type="string">
            <text:p>SRDA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8F</text:p>
          </table:table-cell>
          <table:table-cell office:value-type="string">
            <text:p>SHIFT LEFT DOUBLE (64)</text:p>
          </table:table-cell>
          <table:table-cell office:value-type="string">
            <text:p>SLDA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TORE MULTIPLE (32)</text:p>
          </table:table-cell>
          <table:table-cell office:value-type="string">
            <text:p>STM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TEST UNDER MASK</text:p>
          </table:table-cell>
          <table:table-cell office:value-type="string">
            <text:p>TM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MOVE (immediate)</text:p>
          </table:table-cell>
          <table:table-cell office:value-type="string">
            <text:p>MVI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TEST AND SET</text:p>
          </table:table-cell>
          <table:table-cell office:value-type="string">
            <text:p>TS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AND (immediate)</text:p>
          </table:table-cell>
          <table:table-cell office:value-type="string">
            <text:p>NI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COMPARE LOGICAL (immediate)</text:p>
          </table:table-cell>
          <table:table-cell office:value-type="string">
            <text:p>CLI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OR (immediate)</text:p>
          </table:table-cell>
          <table:table-cell office:value-type="string">
            <text:p>OI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EXCLUSIVE OR (immediate)</text:p>
          </table:table-cell>
          <table:table-cell office:value-type="string">
            <text:p>XI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LOAD MULTIPLE (32)</text:p>
          </table:table-cell>
          <table:table-cell office:value-type="string">
            <text:p>LM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TRACE (32)</text:p>
          </table:table-cell>
          <table:table-cell office:value-type="string">
            <text:p>TRACE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9A</text:p>
          </table:table-cell>
          <table:table-cell office:value-type="string">
            <text:p>LOAD ACCESS MULTIPLE</text:p>
          </table:table-cell>
          <table:table-cell office:value-type="string">
            <text:p>LAM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9B</text:p>
          </table:table-cell>
          <table:table-cell office:value-type="string">
            <text:p>STORE ACCESS MULTIPLE</text:p>
          </table:table-cell>
          <table:table-cell office:value-type="string">
            <text:p>STAM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A70</text:p>
          </table:table-cell>
          <table:table-cell office:value-type="string">
            <text:p>TEST UNDER MASK HIGH</text:p>
          </table:table-cell>
          <table:table-cell office:value-type="string">
            <text:p>TMH</text:p>
          </table:table-cell>
          <table:table-cell office:value-type="string">
            <text:p>RI-a</text:p>
          </table:table-cell>
          <table:table-cell table:number-columns-repeated="1020"/>
        </table:table-row>
        <table:table-row table:style-name="ro2">
          <table:table-cell office:value-type="string">
            <text:p>A71</text:p>
          </table:table-cell>
          <table:table-cell office:value-type="string">
            <text:p>TEST UNDER MASK LOW</text:p>
          </table:table-cell>
          <table:table-cell office:value-type="string">
            <text:p>TML</text:p>
          </table:table-cell>
          <table:table-cell office:value-type="string">
            <text:p>RI-a</text:p>
          </table:table-cell>
          <table:table-cell table:number-columns-repeated="1020"/>
        </table:table-row>
        <table:table-row table:style-name="ro2">
          <table:table-cell office:value-type="string">
            <text:p>A74</text:p>
          </table:table-cell>
          <table:table-cell office:value-type="string">
            <text:p>BRANCH RELATIVE ON CONDITION</text:p>
          </table:table-cell>
          <table:table-cell office:value-type="string">
            <text:p>BRC</text:p>
          </table:table-cell>
          <table:table-cell office:value-type="string">
            <text:p>RI-c</text:p>
          </table:table-cell>
          <table:table-cell table:number-columns-repeated="1020"/>
        </table:table-row>
        <table:table-row table:style-name="ro2">
          <table:table-cell office:value-type="string">
            <text:p>A75</text:p>
          </table:table-cell>
          <table:table-cell office:value-type="string">
            <text:p>BRANCH RELATIVE AND SAVE</text:p>
          </table:table-cell>
          <table:table-cell office:value-type="string">
            <text:p>BRAS</text:p>
          </table:table-cell>
          <table:table-cell office:value-type="string">
            <text:p>RI-b</text:p>
          </table:table-cell>
          <table:table-cell table:number-columns-repeated="1020"/>
        </table:table-row>
        <table:table-row table:style-name="ro2">
          <table:table-cell office:value-type="string">
            <text:p>A76</text:p>
          </table:table-cell>
          <table:table-cell office:value-type="string">
            <text:p>BRANCH RELATIVE ON COUNT (32)</text:p>
          </table:table-cell>
          <table:table-cell office:value-type="string">
            <text:p>BRCT</text:p>
          </table:table-cell>
          <table:table-cell office:value-type="string">
            <text:p>RI-b</text:p>
          </table:table-cell>
          <table:table-cell table:number-columns-repeated="1020"/>
        </table:table-row>
        <table:table-row table:style-name="ro2">
          <table:table-cell office:value-type="string">
            <text:p>A78</text:p>
          </table:table-cell>
          <table:table-cell office:value-type="string">
            <text:p>LOAD HALFWORD IMMEDIATE (32)?16</text:p>
          </table:table-cell>
          <table:table-cell office:value-type="string">
            <text:p>LHI</text:p>
          </table:table-cell>
          <table:table-cell office:value-type="string">
            <text:p>RI-a</text:p>
          </table:table-cell>
          <table:table-cell table:number-columns-repeated="1020"/>
        </table:table-row>
        <table:table-row table:style-name="ro2">
          <table:table-cell office:value-type="string">
            <text:p>A7A</text:p>
          </table:table-cell>
          <table:table-cell office:value-type="string">
            <text:p>ADD HALFWORD IMMEDIATE (32?16)</text:p>
          </table:table-cell>
          <table:table-cell office:value-type="string">
            <text:p>AHI</text:p>
          </table:table-cell>
          <table:table-cell office:value-type="string">
            <text:p>RI-a</text:p>
          </table:table-cell>
          <table:table-cell table:number-columns-repeated="1020"/>
        </table:table-row>
        <table:table-row table:style-name="ro2">
          <table:table-cell office:value-type="string">
            <text:p>A7C</text:p>
          </table:table-cell>
          <table:table-cell office:value-type="string">
            <text:p>MULTIPLY HALFWORD IMMEDIATE (32?16)</text:p>
          </table:table-cell>
          <table:table-cell office:value-type="string">
            <text:p>MHI</text:p>
          </table:table-cell>
          <table:table-cell office:value-type="string">
            <text:p>RI-a</text:p>
          </table:table-cell>
          <table:table-cell table:number-columns-repeated="1020"/>
        </table:table-row>
        <table:table-row table:style-name="ro2">
          <table:table-cell office:value-type="string">
            <text:p>A7E</text:p>
          </table:table-cell>
          <table:table-cell office:value-type="string">
            <text:p>COMPARE HALFWORD IMMEDIATE (32?16)</text:p>
          </table:table-cell>
          <table:table-cell office:value-type="string">
            <text:p>CHI</text:p>
          </table:table-cell>
          <table:table-cell office:value-type="string">
            <text:p>RI-a</text:p>
          </table:table-cell>
          <table:table-cell table:number-columns-repeated="1020"/>
        </table:table-row>
        <table:table-row table:style-name="ro2">
          <table:table-cell office:value-type="string">
            <text:p>A8</text:p>
          </table:table-cell>
          <table:table-cell office:value-type="string">
            <text:p>MOVE LONG EXTENDED</text:p>
          </table:table-cell>
          <table:table-cell office:value-type="string">
            <text:p>MVCLE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A9</text:p>
          </table:table-cell>
          <table:table-cell office:value-type="string">
            <text:p>COMPARE LOGICAL LONG EXTENDED</text:p>
          </table:table-cell>
          <table:table-cell office:value-type="string">
            <text:p>CLCLE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AC</text:p>
          </table:table-cell>
          <table:table-cell office:value-type="string">
            <text:p>STORE THEN AND SYSTEM MASK</text:p>
          </table:table-cell>
          <table:table-cell office:value-type="string">
            <text:p>STNSM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string">
            <text:p>AD</text:p>
          </table:table-cell>
          <table:table-cell office:value-type="string">
            <text:p>STORE THEN OR SYSTEM MASK</text:p>
          </table:table-cell>
          <table:table-cell office:value-type="string">
            <text:p>STOSM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string">
            <text:p>AE</text:p>
          </table:table-cell>
          <table:table-cell office:value-type="string">
            <text:p>SIGNAL PROCESSOR</text:p>
          </table:table-cell>
          <table:table-cell office:value-type="string">
            <text:p>SIGP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AF</text:p>
          </table:table-cell>
          <table:table-cell office:value-type="string">
            <text:p>MONITOR CALL</text:p>
          </table:table-cell>
          <table:table-cell office:value-type="string">
            <text:p>MC</text:p>
          </table:table-cell>
          <table:table-cell office:value-type="string">
            <text:p>SI</text:p>
          </table:table-cell>
          <table:table-cell table:number-columns-repeated="1020"/>
        </table:table-row>
        <table:table-row table:style-name="ro2">
          <table:table-cell office:value-type="string">
            <text:p>B1</text:p>
          </table:table-cell>
          <table:table-cell office:value-type="string">
            <text:p>LOAD REAL ADDRESS (32)</text:p>
          </table:table-cell>
          <table:table-cell office:value-type="string">
            <text:p>LRA</text:p>
          </table:table-cell>
          <table:table-cell office:value-type="string">
            <text:p>RX-a</text:p>
          </table:table-cell>
          <table:table-cell table:number-columns-repeated="1020"/>
        </table:table-row>
        <table:table-row table:style-name="ro2">
          <table:table-cell office:value-type="string">
            <text:p>B202</text:p>
          </table:table-cell>
          <table:table-cell office:value-type="string">
            <text:p>STORE CPU ID</text:p>
          </table:table-cell>
          <table:table-cell office:value-type="string">
            <text:p>STIDP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4</text:p>
          </table:table-cell>
          <table:table-cell office:value-type="string">
            <text:p>SET CLOCK</text:p>
          </table:table-cell>
          <table:table-cell office:value-type="string">
            <text:p>SCK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5</text:p>
          </table:table-cell>
          <table:table-cell office:value-type="string">
            <text:p>STORE CLOCK</text:p>
          </table:table-cell>
          <table:table-cell office:value-type="string">
            <text:p>STCK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6</text:p>
          </table:table-cell>
          <table:table-cell office:value-type="string">
            <text:p>SET CLOCK COMPARATOR</text:p>
          </table:table-cell>
          <table:table-cell office:value-type="string">
            <text:p>SCKC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7</text:p>
          </table:table-cell>
          <table:table-cell office:value-type="string">
            <text:p>STORE CLOCK COMPARATOR</text:p>
          </table:table-cell>
          <table:table-cell office:value-type="string">
            <text:p>STCKC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8</text:p>
          </table:table-cell>
          <table:table-cell office:value-type="string">
            <text:p>SET CPU TIMER</text:p>
          </table:table-cell>
          <table:table-cell office:value-type="string">
            <text:p>SPT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9</text:p>
          </table:table-cell>
          <table:table-cell office:value-type="string">
            <text:p>STORE CPU TIMER</text:p>
          </table:table-cell>
          <table:table-cell office:value-type="string">
            <text:p>STPT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A</text:p>
          </table:table-cell>
          <table:table-cell office:value-type="string">
            <text:p>SET PSW KEY FROM ADDRESS</text:p>
          </table:table-cell>
          <table:table-cell office:value-type="string">
            <text:p>SPKA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B</text:p>
          </table:table-cell>
          <table:table-cell office:value-type="string">
            <text:p>INSERT PSW KEY</text:p>
          </table:table-cell>
          <table:table-cell office:value-type="string">
            <text:p>IPK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0D</text:p>
          </table:table-cell>
          <table:table-cell office:value-type="string">
            <text:p>PURGE TLB</text:p>
          </table:table-cell>
          <table:table-cell office:value-type="string">
            <text:p>PTLB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10</text:p>
          </table:table-cell>
          <table:table-cell office:value-type="string">
            <text:p>SET PREFIX</text:p>
          </table:table-cell>
          <table:table-cell office:value-type="string">
            <text:p>SPX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11</text:p>
          </table:table-cell>
          <table:table-cell office:value-type="string">
            <text:p>STORE PREFIX</text:p>
          </table:table-cell>
          <table:table-cell office:value-type="string">
            <text:p>STPX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12</text:p>
          </table:table-cell>
          <table:table-cell office:value-type="string">
            <text:p>STORE CPU ADDRESS</text:p>
          </table:table-cell>
          <table:table-cell office:value-type="string">
            <text:p>STAP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18</text:p>
          </table:table-cell>
          <table:table-cell office:value-type="string">
            <text:p>PROGRAM CALL</text:p>
          </table:table-cell>
          <table:table-cell office:value-type="string">
            <text:p>PC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19</text:p>
          </table:table-cell>
          <table:table-cell office:value-type="string">
            <text:p>SET ADDRESS SPACE CONTROL</text:p>
          </table:table-cell>
          <table:table-cell office:value-type="string">
            <text:p>SAC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1A</text:p>
          </table:table-cell>
          <table:table-cell office:value-type="string">
            <text:p>COMPARE AND FORM CODEWORD</text:p>
          </table:table-cell>
          <table:table-cell office:value-type="string">
            <text:p>CFC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21</text:p>
          </table:table-cell>
          <table:table-cell office:value-type="string">
            <text:p>INVALIDATE PAGE TABLE ENTRY</text:p>
          </table:table-cell>
          <table:table-cell office:value-type="string">
            <text:p>IPTE</text:p>
          </table:table-cell>
          <table:table-cell office:value-type="string">
            <text:p>RRF-a</text:p>
          </table:table-cell>
          <table:table-cell table:number-columns-repeated="1020"/>
        </table:table-row>
        <table:table-row table:style-name="ro2">
          <table:table-cell office:value-type="string">
            <text:p>B222</text:p>
          </table:table-cell>
          <table:table-cell office:value-type="string">
            <text:p>INSERT PROGRAM MASK</text:p>
          </table:table-cell>
          <table:table-cell office:value-type="string">
            <text:p>IPM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3</text:p>
          </table:table-cell>
          <table:table-cell office:value-type="string">
            <text:p>INSERT VIRTUAL STORAGE KEY</text:p>
          </table:table-cell>
          <table:table-cell office:value-type="string">
            <text:p>IVSK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4</text:p>
          </table:table-cell>
          <table:table-cell office:value-type="string">
            <text:p>INSERT ADDRESS SPACE CONTROL</text:p>
          </table:table-cell>
          <table:table-cell office:value-type="string">
            <text:p>IAC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5</text:p>
          </table:table-cell>
          <table:table-cell office:value-type="string">
            <text:p>SET SECONDARY ASN</text:p>
          </table:table-cell>
          <table:table-cell office:value-type="string">
            <text:p>SSA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6</text:p>
          </table:table-cell>
          <table:table-cell office:value-type="string">
            <text:p>EXTRACT PRIMARY ASN</text:p>
          </table:table-cell>
          <table:table-cell office:value-type="string">
            <text:p>EPA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7</text:p>
          </table:table-cell>
          <table:table-cell office:value-type="string">
            <text:p>EXTRACT SECONDARY ASN</text:p>
          </table:table-cell>
          <table:table-cell office:value-type="string">
            <text:p>ESA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8</text:p>
          </table:table-cell>
          <table:table-cell office:value-type="string">
            <text:p>PROGRAM TRANSFER</text:p>
          </table:table-cell>
          <table:table-cell office:value-type="string">
            <text:p>PT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9</text:p>
          </table:table-cell>
          <table:table-cell office:value-type="string">
            <text:p>INSERT STORAGE KEY EXTENDED</text:p>
          </table:table-cell>
          <table:table-cell office:value-type="string">
            <text:p>ISKE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A</text:p>
          </table:table-cell>
          <table:table-cell office:value-type="string">
            <text:p>RESET REFERENCE BIT EXTENDED</text:p>
          </table:table-cell>
          <table:table-cell office:value-type="string">
            <text:p>RRBE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B</text:p>
          </table:table-cell>
          <table:table-cell office:value-type="string">
            <text:p>SET STORAGE KEY EXTENDED</text:p>
          </table:table-cell>
          <table:table-cell office:value-type="string">
            <text:p>SSKE</text:p>
          </table:table-cell>
          <table:table-cell office:value-type="string">
            <text:p>RRF-c</text:p>
          </table:table-cell>
          <table:table-cell table:number-columns-repeated="1020"/>
        </table:table-row>
        <table:table-row table:style-name="ro2">
          <table:table-cell office:value-type="string">
            <text:p>B22C</text:p>
          </table:table-cell>
          <table:table-cell office:value-type="string">
            <text:p>TEST BLOCK</text:p>
          </table:table-cell>
          <table:table-cell office:value-type="string">
            <text:p>TB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D</text:p>
          </table:table-cell>
          <table:table-cell office:value-type="string">
            <text:p>DIVIDE (extended HFP)</text:p>
          </table:table-cell>
          <table:table-cell office:value-type="string">
            <text:p>D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2E</text:p>
          </table:table-cell>
          <table:table-cell office:value-type="string">
            <text:p>PAGE IN PGIN</text:p>
          </table:table-cell>
          <table:table-cell office:value-type="string">
            <text:p>RRE</text:p>
          </table:table-cell>
          <table:table-cell office:value-type="string">
            <text:p>ES</text:p>
          </table:table-cell>
          <table:table-cell table:number-columns-repeated="1020"/>
        </table:table-row>
        <table:table-row table:style-name="ro2">
          <table:table-cell office:value-type="string">
            <text:p>B22F</text:p>
          </table:table-cell>
          <table:table-cell office:value-type="string">
            <text:p>PAGE OUT PGOUT</text:p>
          </table:table-cell>
          <table:table-cell office:value-type="string">
            <text:p>RRE</text:p>
          </table:table-cell>
          <table:table-cell office:value-type="string">
            <text:p>ES</text:p>
          </table:table-cell>
          <table:table-cell table:number-columns-repeated="1020"/>
        </table:table-row>
        <table:table-row table:style-name="ro2">
          <table:table-cell office:value-type="string">
            <text:p>B230</text:p>
          </table:table-cell>
          <table:table-cell office:value-type="string">
            <text:p>CLEAR SUBCHANNEL</text:p>
          </table:table-cell>
          <table:table-cell office:value-type="string">
            <text:p>CSCH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1</text:p>
          </table:table-cell>
          <table:table-cell office:value-type="string">
            <text:p>HALT SUBCHANNEL</text:p>
          </table:table-cell>
          <table:table-cell office:value-type="string">
            <text:p>HSCH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2</text:p>
          </table:table-cell>
          <table:table-cell office:value-type="string">
            <text:p>MODIFY SUBCHANNEL</text:p>
          </table:table-cell>
          <table:table-cell office:value-type="string">
            <text:p>MSCH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3</text:p>
          </table:table-cell>
          <table:table-cell office:value-type="string">
            <text:p>START SUBCHANNEL</text:p>
          </table:table-cell>
          <table:table-cell office:value-type="string">
            <text:p>SSCH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4</text:p>
          </table:table-cell>
          <table:table-cell office:value-type="string">
            <text:p>STORE SUBCHANNEL</text:p>
          </table:table-cell>
          <table:table-cell office:value-type="string">
            <text:p>STSCH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5</text:p>
          </table:table-cell>
          <table:table-cell office:value-type="string">
            <text:p>TEST SUBCHANNEL</text:p>
          </table:table-cell>
          <table:table-cell office:value-type="string">
            <text:p>TSCH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6</text:p>
          </table:table-cell>
          <table:table-cell office:value-type="string">
            <text:p>TEST PENDING INTERRUPTION</text:p>
          </table:table-cell>
          <table:table-cell office:value-type="string">
            <text:p>TPI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7</text:p>
          </table:table-cell>
          <table:table-cell office:value-type="string">
            <text:p>SET ADDRESS LIMIT</text:p>
          </table:table-cell>
          <table:table-cell office:value-type="string">
            <text:p>SAL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8</text:p>
          </table:table-cell>
          <table:table-cell office:value-type="string">
            <text:p>RESUME SUBCHANNEL</text:p>
          </table:table-cell>
          <table:table-cell office:value-type="string">
            <text:p>RSCH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9</text:p>
          </table:table-cell>
          <table:table-cell office:value-type="string">
            <text:p>STORE CHANNEL REPORT WORD</text:p>
          </table:table-cell>
          <table:table-cell office:value-type="string">
            <text:p>STCRW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A</text:p>
          </table:table-cell>
          <table:table-cell office:value-type="string">
            <text:p>STORE CHANNEL PATH STATUS</text:p>
          </table:table-cell>
          <table:table-cell office:value-type="string">
            <text:p>STCPS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B</text:p>
          </table:table-cell>
          <table:table-cell office:value-type="string">
            <text:p>RESET CHANNEL PATH</text:p>
          </table:table-cell>
          <table:table-cell office:value-type="string">
            <text:p>RCHP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3C</text:p>
          </table:table-cell>
          <table:table-cell office:value-type="string">
            <text:p>SET CHANNEL MONITOR</text:p>
          </table:table-cell>
          <table:table-cell office:value-type="string">
            <text:p>SCHM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40</text:p>
          </table:table-cell>
          <table:table-cell office:value-type="string">
            <text:p>BRANCH AND STACK</text:p>
          </table:table-cell>
          <table:table-cell office:value-type="string">
            <text:p>BAK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1</text:p>
          </table:table-cell>
          <table:table-cell office:value-type="string">
            <text:p>CHECKSUM</text:p>
          </table:table-cell>
          <table:table-cell office:value-type="string">
            <text:p>CKSM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4</text:p>
          </table:table-cell>
          <table:table-cell office:value-type="string">
            <text:p>SQUARE ROOT (long HFP)</text:p>
          </table:table-cell>
          <table:table-cell office:value-type="string">
            <text:p>SQD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5</text:p>
          </table:table-cell>
          <table:table-cell office:value-type="string">
            <text:p>SQUARE ROOT (short HFP)</text:p>
          </table:table-cell>
          <table:table-cell office:value-type="string">
            <text:p>SQE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6</text:p>
          </table:table-cell>
          <table:table-cell office:value-type="string">
            <text:p>STORE USING REAL ADDRESS (32)</text:p>
          </table:table-cell>
          <table:table-cell office:value-type="string">
            <text:p>STURA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7</text:p>
          </table:table-cell>
          <table:table-cell office:value-type="string">
            <text:p>MODIFY STACKED STATE</text:p>
          </table:table-cell>
          <table:table-cell office:value-type="string">
            <text:p>MSTA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8</text:p>
          </table:table-cell>
          <table:table-cell office:value-type="string">
            <text:p>PURGE ALB</text:p>
          </table:table-cell>
          <table:table-cell office:value-type="string">
            <text:p>PALB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9</text:p>
          </table:table-cell>
          <table:table-cell office:value-type="string">
            <text:p>EXTRACT STACKED REGISTERS (32)</text:p>
          </table:table-cell>
          <table:table-cell office:value-type="string">
            <text:p>EREG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A</text:p>
          </table:table-cell>
          <table:table-cell office:value-type="string">
            <text:p>EXTRACT STACKED STATE</text:p>
          </table:table-cell>
          <table:table-cell office:value-type="string">
            <text:p>ESTA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B</text:p>
          </table:table-cell>
          <table:table-cell office:value-type="string">
            <text:p>LOAD USING REAL ADDRESS (32)</text:p>
          </table:table-cell>
          <table:table-cell office:value-type="string">
            <text:p>LURA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C</text:p>
          </table:table-cell>
          <table:table-cell office:value-type="string">
            <text:p>TEST ACCESS</text:p>
          </table:table-cell>
          <table:table-cell office:value-type="string">
            <text:p>TA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D</text:p>
          </table:table-cell>
          <table:table-cell office:value-type="string">
            <text:p>COPY ACCESS</text:p>
          </table:table-cell>
          <table:table-cell office:value-type="string">
            <text:p>CPYA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E</text:p>
          </table:table-cell>
          <table:table-cell office:value-type="string">
            <text:p>SET ACCESS</text:p>
          </table:table-cell>
          <table:table-cell office:value-type="string">
            <text:p>SA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4F</text:p>
          </table:table-cell>
          <table:table-cell office:value-type="string">
            <text:p>EXTRACT ACCESS</text:p>
          </table:table-cell>
          <table:table-cell office:value-type="string">
            <text:p>EA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0</text:p>
          </table:table-cell>
          <table:table-cell office:value-type="string">
            <text:p>COMPARE AND SWAP AND PURGE (32)</text:p>
          </table:table-cell>
          <table:table-cell office:value-type="string">
            <text:p>CSP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2</text:p>
          </table:table-cell>
          <table:table-cell office:value-type="string">
            <text:p>MULTIPLY SINGLE (32)</text:p>
          </table:table-cell>
          <table:table-cell office:value-type="string">
            <text:p>MS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4</text:p>
          </table:table-cell>
          <table:table-cell office:value-type="string">
            <text:p>MOVE PAGE</text:p>
          </table:table-cell>
          <table:table-cell office:value-type="string">
            <text:p>MVPG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5</text:p>
          </table:table-cell>
          <table:table-cell office:value-type="string">
            <text:p>MOVE STRING</text:p>
          </table:table-cell>
          <table:table-cell office:value-type="string">
            <text:p>MVST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7</text:p>
          </table:table-cell>
          <table:table-cell office:value-type="string">
            <text:p>COMPARE UNTIL SUBSTRING EQUAL</text:p>
          </table:table-cell>
          <table:table-cell office:value-type="string">
            <text:p>CUSE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8</text:p>
          </table:table-cell>
          <table:table-cell office:value-type="string">
            <text:p>BRANCH IN SUBSPACE GROUP</text:p>
          </table:table-cell>
          <table:table-cell office:value-type="string">
            <text:p>BSG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A</text:p>
          </table:table-cell>
          <table:table-cell office:value-type="string">
            <text:p>BRANCH AND SET AUTHORITY</text:p>
          </table:table-cell>
          <table:table-cell office:value-type="string">
            <text:p>BSA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D</text:p>
          </table:table-cell>
          <table:table-cell office:value-type="string">
            <text:p>COMPARE LOGICAL STRING</text:p>
          </table:table-cell>
          <table:table-cell office:value-type="string">
            <text:p>CLST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5E</text:p>
          </table:table-cell>
          <table:table-cell office:value-type="string">
            <text:p>SEARCH STRING</text:p>
          </table:table-cell>
          <table:table-cell office:value-type="string">
            <text:p>SRST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63</text:p>
          </table:table-cell>
          <table:table-cell office:value-type="string">
            <text:p>COMPRESSION CALL</text:p>
          </table:table-cell>
          <table:table-cell office:value-type="string">
            <text:p>CMPSC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76</text:p>
          </table:table-cell>
          <table:table-cell office:value-type="string">
            <text:p>CANCEL SUBCHANNEL</text:p>
          </table:table-cell>
          <table:table-cell office:value-type="string">
            <text:p>XSCH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77</text:p>
          </table:table-cell>
          <table:table-cell office:value-type="string">
            <text:p>RESUME PROGRAM</text:p>
          </table:table-cell>
          <table:table-cell office:value-type="string">
            <text:p>RP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78</text:p>
          </table:table-cell>
          <table:table-cell office:value-type="string">
            <text:p>STORE CLOCK EXTENDED</text:p>
          </table:table-cell>
          <table:table-cell office:value-type="string">
            <text:p>STCKE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79</text:p>
          </table:table-cell>
          <table:table-cell office:value-type="string">
            <text:p>SET ADDRESS SPACE CONTROL FAST</text:p>
          </table:table-cell>
          <table:table-cell office:value-type="string">
            <text:p>SACF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7C</text:p>
          </table:table-cell>
          <table:table-cell office:value-type="string">
            <text:p>STORE CLOCK FAST STCKF</text:p>
          </table:table-cell>
          <table:table-cell office:value-type="string">
            <text:p>S</text:p>
          </table:table-cell>
          <table:table-cell office:value-type="string">
            <text:p>SC</text:p>
          </table:table-cell>
          <table:table-cell table:number-columns-repeated="1020"/>
        </table:table-row>
        <table:table-row table:style-name="ro2">
          <table:table-cell office:value-type="string">
            <text:p>B27D</text:p>
          </table:table-cell>
          <table:table-cell office:value-type="string">
            <text:p>STORE SYSTEM INFORMATION</text:p>
          </table:table-cell>
          <table:table-cell office:value-type="string">
            <text:p>STSI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99</text:p>
          </table:table-cell>
          <table:table-cell office:value-type="string">
            <text:p>SET BFP ROUNDING MODE (2 bit)</text:p>
          </table:table-cell>
          <table:table-cell office:value-type="string">
            <text:p>SRNM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9C</text:p>
          </table:table-cell>
          <table:table-cell office:value-type="string">
            <text:p>STORE FPC</text:p>
          </table:table-cell>
          <table:table-cell office:value-type="string">
            <text:p>STFPC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9D</text:p>
          </table:table-cell>
          <table:table-cell office:value-type="string">
            <text:p>LOAD FPC</text:p>
          </table:table-cell>
          <table:table-cell office:value-type="string">
            <text:p>LFPC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2A5</text:p>
          </table:table-cell>
          <table:table-cell office:value-type="string">
            <text:p>TRANSLATE EXTENDED</text:p>
          </table:table-cell>
          <table:table-cell office:value-type="string">
            <text:p>TRE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2A6</text:p>
          </table:table-cell>
          <table:table-cell office:value-type="string">
            <text:p>CONVERT UNICODE TO UTF-8</text:p>
          </table:table-cell>
          <table:table-cell office:value-type="string">
            <text:p>CUUTF</text:p>
          </table:table-cell>
          <table:table-cell office:value-type="string">
            <text:p>RRF-c</text:p>
          </table:table-cell>
          <table:table-cell table:number-columns-repeated="1020"/>
        </table:table-row>
        <table:table-row table:style-name="ro2">
          <table:table-cell office:value-type="string">
            <text:p>B2A6</text:p>
          </table:table-cell>
          <table:table-cell office:value-type="string">
            <text:p>CONVERT UTF-16 TO UTF-8</text:p>
          </table:table-cell>
          <table:table-cell office:value-type="string">
            <text:p>CU21</text:p>
          </table:table-cell>
          <table:table-cell office:value-type="string">
            <text:p>RRF-c</text:p>
          </table:table-cell>
          <table:table-cell table:number-columns-repeated="1020"/>
        </table:table-row>
        <table:table-row table:style-name="ro2">
          <table:table-cell office:value-type="string">
            <text:p>B2A7</text:p>
          </table:table-cell>
          <table:table-cell office:value-type="string">
            <text:p>CONVERT UTF-8 TO UNICODE</text:p>
          </table:table-cell>
          <table:table-cell office:value-type="string">
            <text:p>CUTFU</text:p>
          </table:table-cell>
          <table:table-cell office:value-type="string">
            <text:p>RRF-c</text:p>
          </table:table-cell>
          <table:table-cell table:number-columns-repeated="1020"/>
        </table:table-row>
        <table:table-row table:style-name="ro2">
          <table:table-cell office:value-type="string">
            <text:p>B2A7</text:p>
          </table:table-cell>
          <table:table-cell office:value-type="string">
            <text:p>CONVERT UTF-8 TO UTF-16</text:p>
          </table:table-cell>
          <table:table-cell office:value-type="string">
            <text:p>CU12</text:p>
          </table:table-cell>
          <table:table-cell office:value-type="string">
            <text:p>RRF-c</text:p>
          </table:table-cell>
          <table:table-cell table:number-columns-repeated="1020"/>
        </table:table-row>
        <table:table-row table:style-name="ro2">
          <table:table-cell office:value-type="string">
            <text:p>B2FA</text:p>
          </table:table-cell>
          <table:table-cell office:value-type="string">
            <text:p>NEXT INSTRUCTION ACCESS INTENT NIAI</text:p>
          </table:table-cell>
          <table:table-cell office:value-type="string">
            <text:p>IE</text:p>
          </table:table-cell>
          <table:table-cell office:value-type="string">
            <text:p>EH</text:p>
          </table:table-cell>
          <table:table-cell table:number-columns-repeated="1020"/>
        </table:table-row>
        <table:table-row table:style-name="ro2">
          <table:table-cell office:value-type="string">
            <text:p>B2FF</text:p>
          </table:table-cell>
          <table:table-cell office:value-type="string">
            <text:p>TRAP</text:p>
          </table:table-cell>
          <table:table-cell office:value-type="string">
            <text:p>TRAP4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2">
          <table:table-cell office:value-type="string">
            <text:p>B300</text:p>
          </table:table-cell>
          <table:table-cell office:value-type="string">
            <text:p>LOAD POSITIVE (short BFP)</text:p>
          </table:table-cell>
          <table:table-cell office:value-type="string">
            <text:p>LP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1</text:p>
          </table:table-cell>
          <table:table-cell office:value-type="string">
            <text:p>LOAD NEGATIVE (short BFP)</text:p>
          </table:table-cell>
          <table:table-cell office:value-type="string">
            <text:p>LN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2</text:p>
          </table:table-cell>
          <table:table-cell office:value-type="string">
            <text:p>LOAD AND TEST (short BFP)</text:p>
          </table:table-cell>
          <table:table-cell office:value-type="string">
            <text:p>LT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3</text:p>
          </table:table-cell>
          <table:table-cell office:value-type="string">
            <text:p>LOAD COMPLEMENT (short BFP)</text:p>
          </table:table-cell>
          <table:table-cell office:value-type="string">
            <text:p>LC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4</text:p>
          </table:table-cell>
          <table:table-cell office:value-type="string">
            <text:p>LOAD LENGTHENED (short to long BFP)</text:p>
          </table:table-cell>
          <table:table-cell office:value-type="string">
            <text:p>LD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5</text:p>
          </table:table-cell>
          <table:table-cell office:value-type="string">
            <text:p>LOAD LENGTHENED (long to extended BFP)</text:p>
          </table:table-cell>
          <table:table-cell office:value-type="string">
            <text:p>LX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6</text:p>
          </table:table-cell>
          <table:table-cell office:value-type="string">
            <text:p>LOAD LENGTHENED (short to extended BFP)</text:p>
          </table:table-cell>
          <table:table-cell office:value-type="string">
            <text:p>LX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7</text:p>
          </table:table-cell>
          <table:table-cell office:value-type="string">
            <text:p>MULTIPLY (long to extended BFP)</text:p>
          </table:table-cell>
          <table:table-cell office:value-type="string">
            <text:p>MX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8</text:p>
          </table:table-cell>
          <table:table-cell office:value-type="string">
            <text:p>COMPARE AND SIGNAL (short BFP)</text:p>
          </table:table-cell>
          <table:table-cell office:value-type="string">
            <text:p>K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9</text:p>
          </table:table-cell>
          <table:table-cell office:value-type="string">
            <text:p>COMPARE (short BFP)</text:p>
          </table:table-cell>
          <table:table-cell office:value-type="string">
            <text:p>C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A</text:p>
          </table:table-cell>
          <table:table-cell office:value-type="string">
            <text:p>ADD (short BFP)</text:p>
          </table:table-cell>
          <table:table-cell office:value-type="string">
            <text:p>A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B</text:p>
          </table:table-cell>
          <table:table-cell office:value-type="string">
            <text:p>SUBTRACT (short BFP)</text:p>
          </table:table-cell>
          <table:table-cell office:value-type="string">
            <text:p>S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C</text:p>
          </table:table-cell>
          <table:table-cell office:value-type="string">
            <text:p>MULTIPLY (short to long BFP)</text:p>
          </table:table-cell>
          <table:table-cell office:value-type="string">
            <text:p>MD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D</text:p>
          </table:table-cell>
          <table:table-cell office:value-type="string">
            <text:p>DIVIDE (short BFP)</text:p>
          </table:table-cell>
          <table:table-cell office:value-type="string">
            <text:p>D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0E</text:p>
          </table:table-cell>
          <table:table-cell office:value-type="string">
            <text:p>MULTIPLY AND ADD (short BFP)</text:p>
          </table:table-cell>
          <table:table-cell office:value-type="string">
            <text:p>MAEBR</text:p>
          </table:table-cell>
          <table:table-cell office:value-type="string">
            <text:p>RRD</text:p>
          </table:table-cell>
          <table:table-cell table:number-columns-repeated="1020"/>
        </table:table-row>
        <table:table-row table:style-name="ro2">
          <table:table-cell office:value-type="string">
            <text:p>B30F</text:p>
          </table:table-cell>
          <table:table-cell office:value-type="string">
            <text:p>MULTIPLY AND SUBTRACT (short BFP)</text:p>
          </table:table-cell>
          <table:table-cell office:value-type="string">
            <text:p>MSEBR</text:p>
          </table:table-cell>
          <table:table-cell office:value-type="string">
            <text:p>RRD</text:p>
          </table:table-cell>
          <table:table-cell table:number-columns-repeated="1020"/>
        </table:table-row>
        <table:table-row table:style-name="ro2">
          <table:table-cell office:value-type="string">
            <text:p>B310</text:p>
          </table:table-cell>
          <table:table-cell office:value-type="string">
            <text:p>LOAD POSITIVE (long BFP)</text:p>
          </table:table-cell>
          <table:table-cell office:value-type="string">
            <text:p>LP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1</text:p>
          </table:table-cell>
          <table:table-cell office:value-type="string">
            <text:p>LOAD NEGATIVE (long BFP)</text:p>
          </table:table-cell>
          <table:table-cell office:value-type="string">
            <text:p>LN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2</text:p>
          </table:table-cell>
          <table:table-cell office:value-type="string">
            <text:p>LOAD AND TEST (long BFP)</text:p>
          </table:table-cell>
          <table:table-cell office:value-type="string">
            <text:p>LT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3</text:p>
          </table:table-cell>
          <table:table-cell office:value-type="string">
            <text:p>LOAD COMPLEMENT (long BFP)</text:p>
          </table:table-cell>
          <table:table-cell office:value-type="string">
            <text:p>LC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4</text:p>
          </table:table-cell>
          <table:table-cell office:value-type="string">
            <text:p>SQUARE ROOT (short BFP)</text:p>
          </table:table-cell>
          <table:table-cell office:value-type="string">
            <text:p>SQ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5</text:p>
          </table:table-cell>
          <table:table-cell office:value-type="string">
            <text:p>SQUARE ROOT (long BFP)</text:p>
          </table:table-cell>
          <table:table-cell office:value-type="string">
            <text:p>SQ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6</text:p>
          </table:table-cell>
          <table:table-cell office:value-type="string">
            <text:p>SQUARE ROOT (extended BFP)</text:p>
          </table:table-cell>
          <table:table-cell office:value-type="string">
            <text:p>SQ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7</text:p>
          </table:table-cell>
          <table:table-cell office:value-type="string">
            <text:p>MULTIPLY (short BFP)</text:p>
          </table:table-cell>
          <table:table-cell office:value-type="string">
            <text:p>MEE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8</text:p>
          </table:table-cell>
          <table:table-cell office:value-type="string">
            <text:p>COMPARE AND SIGNAL (long BFP)</text:p>
          </table:table-cell>
          <table:table-cell office:value-type="string">
            <text:p>K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9</text:p>
          </table:table-cell>
          <table:table-cell office:value-type="string">
            <text:p>COMPARE (long BFP)</text:p>
          </table:table-cell>
          <table:table-cell office:value-type="string">
            <text:p>C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A</text:p>
          </table:table-cell>
          <table:table-cell office:value-type="string">
            <text:p>ADD (long BFP)</text:p>
          </table:table-cell>
          <table:table-cell office:value-type="string">
            <text:p>A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B</text:p>
          </table:table-cell>
          <table:table-cell office:value-type="string">
            <text:p>SUBTRACT (long BFP)</text:p>
          </table:table-cell>
          <table:table-cell office:value-type="string">
            <text:p>S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C</text:p>
          </table:table-cell>
          <table:table-cell office:value-type="string">
            <text:p>MULTIPLY (long BFP)</text:p>
          </table:table-cell>
          <table:table-cell office:value-type="string">
            <text:p>M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D</text:p>
          </table:table-cell>
          <table:table-cell office:value-type="string">
            <text:p>DIVIDE (long BFP)</text:p>
          </table:table-cell>
          <table:table-cell office:value-type="string">
            <text:p>D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1E</text:p>
          </table:table-cell>
          <table:table-cell office:value-type="string">
            <text:p>MULTIPLY AND ADD (long BFP)</text:p>
          </table:table-cell>
          <table:table-cell office:value-type="string">
            <text:p>MADBR</text:p>
          </table:table-cell>
          <table:table-cell office:value-type="string">
            <text:p>RRD</text:p>
          </table:table-cell>
          <table:table-cell table:number-columns-repeated="1020"/>
        </table:table-row>
        <table:table-row table:style-name="ro2">
          <table:table-cell office:value-type="string">
            <text:p>B31F</text:p>
          </table:table-cell>
          <table:table-cell office:value-type="string">
            <text:p>MULTIPLY AND SUBTRACT (long BFP)</text:p>
          </table:table-cell>
          <table:table-cell office:value-type="string">
            <text:p>MSDBR</text:p>
          </table:table-cell>
          <table:table-cell office:value-type="string">
            <text:p>RRD</text:p>
          </table:table-cell>
          <table:table-cell table:number-columns-repeated="1020"/>
        </table:table-row>
        <table:table-row table:style-name="ro2">
          <table:table-cell office:value-type="string">
            <text:p>B324</text:p>
          </table:table-cell>
          <table:table-cell office:value-type="string">
            <text:p>LOAD LENGTHENED (short to long HFP)</text:p>
          </table:table-cell>
          <table:table-cell office:value-type="string">
            <text:p>LDE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25</text:p>
          </table:table-cell>
          <table:table-cell office:value-type="string">
            <text:p>LOAD LENGTHENED (long to extended HFP)</text:p>
          </table:table-cell>
          <table:table-cell office:value-type="string">
            <text:p>LXD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26</text:p>
          </table:table-cell>
          <table:table-cell office:value-type="string">
            <text:p>LOAD LENGTHENED (short to extended HFP)</text:p>
          </table:table-cell>
          <table:table-cell office:value-type="string">
            <text:p>LXE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36</text:p>
          </table:table-cell>
          <table:table-cell office:value-type="string">
            <text:p>SQUARE ROOT (extended HFP)</text:p>
          </table:table-cell>
          <table:table-cell office:value-type="string">
            <text:p>SQ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37</text:p>
          </table:table-cell>
          <table:table-cell office:value-type="string">
            <text:p>MULTIPLY (short HFP)</text:p>
          </table:table-cell>
          <table:table-cell office:value-type="string">
            <text:p>MEE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0</text:p>
          </table:table-cell>
          <table:table-cell office:value-type="string">
            <text:p>LOAD POSITIVE (extended BFP)</text:p>
          </table:table-cell>
          <table:table-cell office:value-type="string">
            <text:p>LP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1</text:p>
          </table:table-cell>
          <table:table-cell office:value-type="string">
            <text:p>LOAD NEGATIVE (extended BFP)</text:p>
          </table:table-cell>
          <table:table-cell office:value-type="string">
            <text:p>LN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2</text:p>
          </table:table-cell>
          <table:table-cell office:value-type="string">
            <text:p>LOAD AND TEST (extended BFP)</text:p>
          </table:table-cell>
          <table:table-cell office:value-type="string">
            <text:p>LT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3</text:p>
          </table:table-cell>
          <table:table-cell office:value-type="string">
            <text:p>LOAD COMPLEMENT (extended BFP)</text:p>
          </table:table-cell>
          <table:table-cell office:value-type="string">
            <text:p>LC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4</text:p>
          </table:table-cell>
          <table:table-cell office:value-type="string">
            <text:p>LOAD ROUNDED (long to short BFP)</text:p>
          </table:table-cell>
          <table:table-cell office:value-type="string">
            <text:p>LED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5</text:p>
          </table:table-cell>
          <table:table-cell office:value-type="string">
            <text:p>LOAD ROUNDED (extended to long BFP)</text:p>
          </table:table-cell>
          <table:table-cell office:value-type="string">
            <text:p>LD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6</text:p>
          </table:table-cell>
          <table:table-cell office:value-type="string">
            <text:p>LOAD ROUNDED (extended to short BFP)</text:p>
          </table:table-cell>
          <table:table-cell office:value-type="string">
            <text:p>LE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7</text:p>
          </table:table-cell>
          <table:table-cell office:value-type="string">
            <text:p>LOAD FP INTEGER (extended BFP)</text:p>
          </table:table-cell>
          <table:table-cell office:value-type="string">
            <text:p>FIXB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48</text:p>
          </table:table-cell>
          <table:table-cell office:value-type="string">
            <text:p>COMPARE AND SIGNAL (extended BFP)</text:p>
          </table:table-cell>
          <table:table-cell office:value-type="string">
            <text:p>K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9</text:p>
          </table:table-cell>
          <table:table-cell office:value-type="string">
            <text:p>COMPARE (extended BFP)</text:p>
          </table:table-cell>
          <table:table-cell office:value-type="string">
            <text:p>C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A</text:p>
          </table:table-cell>
          <table:table-cell office:value-type="string">
            <text:p>ADD (extended BFP)</text:p>
          </table:table-cell>
          <table:table-cell office:value-type="string">
            <text:p>A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B</text:p>
          </table:table-cell>
          <table:table-cell office:value-type="string">
            <text:p>SUBTRACT (extended BFP)</text:p>
          </table:table-cell>
          <table:table-cell office:value-type="string">
            <text:p>S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C</text:p>
          </table:table-cell>
          <table:table-cell office:value-type="string">
            <text:p>MULTIPLY (extended BFP)</text:p>
          </table:table-cell>
          <table:table-cell office:value-type="string">
            <text:p>M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4D</text:p>
          </table:table-cell>
          <table:table-cell office:value-type="string">
            <text:p>DIVIDE (extended BFP)</text:p>
          </table:table-cell>
          <table:table-cell office:value-type="string">
            <text:p>DX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50</text:p>
          </table:table-cell>
          <table:table-cell office:value-type="string">
            <text:p>CONVERT HFP TO BFP (long to short)</text:p>
          </table:table-cell>
          <table:table-cell office:value-type="string">
            <text:p>TBED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51</text:p>
          </table:table-cell>
          <table:table-cell office:value-type="string">
            <text:p>CONVERT HFP TO BFP (long)</text:p>
          </table:table-cell>
          <table:table-cell office:value-type="string">
            <text:p>TBD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53</text:p>
          </table:table-cell>
          <table:table-cell office:value-type="string">
            <text:p>DIVIDE TO INTEGER (short BFP)</text:p>
          </table:table-cell>
          <table:table-cell office:value-type="string">
            <text:p>DIEBR</text:p>
          </table:table-cell>
          <table:table-cell office:value-type="string">
            <text:p>RRF-b</text:p>
          </table:table-cell>
          <table:table-cell table:number-columns-repeated="1020"/>
        </table:table-row>
        <table:table-row table:style-name="ro2">
          <table:table-cell office:value-type="string">
            <text:p>B357</text:p>
          </table:table-cell>
          <table:table-cell office:value-type="string">
            <text:p>LOAD FP INTEGER (short BFP)</text:p>
          </table:table-cell>
          <table:table-cell office:value-type="string">
            <text:p>FIEB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58</text:p>
          </table:table-cell>
          <table:table-cell office:value-type="string">
            <text:p>CONVERT BFP TO HFP (short to long)</text:p>
          </table:table-cell>
          <table:table-cell office:value-type="string">
            <text:p>THDE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59</text:p>
          </table:table-cell>
          <table:table-cell office:value-type="string">
            <text:p>CONVERT BFP TO HFP (long)</text:p>
          </table:table-cell>
          <table:table-cell office:value-type="string">
            <text:p>THD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5B</text:p>
          </table:table-cell>
          <table:table-cell office:value-type="string">
            <text:p>DIVIDE TO INTEGER (long BFP)</text:p>
          </table:table-cell>
          <table:table-cell office:value-type="string">
            <text:p>DIDBR</text:p>
          </table:table-cell>
          <table:table-cell office:value-type="string">
            <text:p>RRF-b</text:p>
          </table:table-cell>
          <table:table-cell table:number-columns-repeated="1020"/>
        </table:table-row>
        <table:table-row table:style-name="ro2">
          <table:table-cell office:value-type="string">
            <text:p>B35F</text:p>
          </table:table-cell>
          <table:table-cell office:value-type="string">
            <text:p>LOAD FP INTEGER (long BFP)</text:p>
          </table:table-cell>
          <table:table-cell office:value-type="string">
            <text:p>FIDB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60</text:p>
          </table:table-cell>
          <table:table-cell office:value-type="string">
            <text:p>LOAD POSITIVE (extended HFP)</text:p>
          </table:table-cell>
          <table:table-cell office:value-type="string">
            <text:p>LP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61</text:p>
          </table:table-cell>
          <table:table-cell office:value-type="string">
            <text:p>LOAD NEGATIVE (extended HFP)</text:p>
          </table:table-cell>
          <table:table-cell office:value-type="string">
            <text:p>LN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62</text:p>
          </table:table-cell>
          <table:table-cell office:value-type="string">
            <text:p>LOAD AND TEST (extended HFP)</text:p>
          </table:table-cell>
          <table:table-cell office:value-type="string">
            <text:p>LT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63</text:p>
          </table:table-cell>
          <table:table-cell office:value-type="string">
            <text:p>LOAD COMPLEMENT (extended HFP)</text:p>
          </table:table-cell>
          <table:table-cell office:value-type="string">
            <text:p>LC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65</text:p>
          </table:table-cell>
          <table:table-cell office:value-type="string">
            <text:p>LOAD (extended)</text:p>
          </table:table-cell>
          <table:table-cell office:value-type="string">
            <text:p>L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66</text:p>
          </table:table-cell>
          <table:table-cell office:value-type="string">
            <text:p>LOAD ROUNDED (extended to short HFP)</text:p>
          </table:table-cell>
          <table:table-cell office:value-type="string">
            <text:p>LE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67</text:p>
          </table:table-cell>
          <table:table-cell office:value-type="string">
            <text:p>LOAD FP INTEGER (extended HFP)</text:p>
          </table:table-cell>
          <table:table-cell office:value-type="string">
            <text:p>FI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69</text:p>
          </table:table-cell>
          <table:table-cell office:value-type="string">
            <text:p>COMPARE (extended HFP)</text:p>
          </table:table-cell>
          <table:table-cell office:value-type="string">
            <text:p>C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74</text:p>
          </table:table-cell>
          <table:table-cell office:value-type="string">
            <text:p>LOAD ZERO (short)</text:p>
          </table:table-cell>
          <table:table-cell office:value-type="string">
            <text:p>LZE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75</text:p>
          </table:table-cell>
          <table:table-cell office:value-type="string">
            <text:p>LOAD ZERO (long)</text:p>
          </table:table-cell>
          <table:table-cell office:value-type="string">
            <text:p>LZD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76</text:p>
          </table:table-cell>
          <table:table-cell office:value-type="string">
            <text:p>LOAD ZERO (extended)</text:p>
          </table:table-cell>
          <table:table-cell office:value-type="string">
            <text:p>LZX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77</text:p>
          </table:table-cell>
          <table:table-cell office:value-type="string">
            <text:p>LOAD FP INTEGER (short HFP)</text:p>
          </table:table-cell>
          <table:table-cell office:value-type="string">
            <text:p>FIE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7F</text:p>
          </table:table-cell>
          <table:table-cell office:value-type="string">
            <text:p>LOAD FP INTEGER (long HFP)</text:p>
          </table:table-cell>
          <table:table-cell office:value-type="string">
            <text:p>FID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84</text:p>
          </table:table-cell>
          <table:table-cell office:value-type="string">
            <text:p>SET FPC</text:p>
          </table:table-cell>
          <table:table-cell office:value-type="string">
            <text:p>SFPC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8C</text:p>
          </table:table-cell>
          <table:table-cell office:value-type="string">
            <text:p>EXTRACT FPC</text:p>
          </table:table-cell>
          <table:table-cell office:value-type="string">
            <text:p>EFPC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94</text:p>
          </table:table-cell>
          <table:table-cell office:value-type="string">
            <text:p>CONVERT FROM FIXED (32 to short BFP)</text:p>
          </table:table-cell>
          <table:table-cell office:value-type="string">
            <text:p>CEF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95</text:p>
          </table:table-cell>
          <table:table-cell office:value-type="string">
            <text:p>CONVERT FROM FIXED (32 to long BFP)</text:p>
          </table:table-cell>
          <table:table-cell office:value-type="string">
            <text:p>CDF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96</text:p>
          </table:table-cell>
          <table:table-cell office:value-type="string">
            <text:p>CONVERT FROM FIXED (32 to extended BFP)</text:p>
          </table:table-cell>
          <table:table-cell office:value-type="string">
            <text:p>CXFB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98</text:p>
          </table:table-cell>
          <table:table-cell office:value-type="string">
            <text:p>CONVERT TO FIXED (short BFP to 32)</text:p>
          </table:table-cell>
          <table:table-cell office:value-type="string">
            <text:p>CFEB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99</text:p>
          </table:table-cell>
          <table:table-cell office:value-type="string">
            <text:p>CONVERT TO FIXED (long BFP to 32)</text:p>
          </table:table-cell>
          <table:table-cell office:value-type="string">
            <text:p>CFDB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9A</text:p>
          </table:table-cell>
          <table:table-cell office:value-type="string">
            <text:p>CONVERT TO FIXED (extended BFP to 32)</text:p>
          </table:table-cell>
          <table:table-cell office:value-type="string">
            <text:p>CFXB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B4</text:p>
          </table:table-cell>
          <table:table-cell office:value-type="string">
            <text:p>CONVERT FROM FIXED (32 to short HFP)</text:p>
          </table:table-cell>
          <table:table-cell office:value-type="string">
            <text:p>CEF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B5</text:p>
          </table:table-cell>
          <table:table-cell office:value-type="string">
            <text:p>CONVERT FROM FIXED (32 to long HFP)</text:p>
          </table:table-cell>
          <table:table-cell office:value-type="string">
            <text:p>CDF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B6</text:p>
          </table:table-cell>
          <table:table-cell office:value-type="string">
            <text:p>CONVERT FROM FIXED (32 to extended HFP)</text:p>
          </table:table-cell>
          <table:table-cell office:value-type="string">
            <text:p>CXFR</text:p>
          </table:table-cell>
          <table:table-cell office:value-type="string">
            <text:p>RRE</text:p>
          </table:table-cell>
          <table:table-cell table:number-columns-repeated="1020"/>
        </table:table-row>
        <table:table-row table:style-name="ro2">
          <table:table-cell office:value-type="string">
            <text:p>B3B8</text:p>
          </table:table-cell>
          <table:table-cell office:value-type="string">
            <text:p>CONVERT TO FIXED (short HFP to 32)</text:p>
          </table:table-cell>
          <table:table-cell office:value-type="string">
            <text:p>CFE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B9</text:p>
          </table:table-cell>
          <table:table-cell office:value-type="string">
            <text:p>CONVERT TO FIXED (long HFP to 32)</text:p>
          </table:table-cell>
          <table:table-cell office:value-type="string">
            <text:p>CFD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3BA</text:p>
          </table:table-cell>
          <table:table-cell office:value-type="string">
            <text:p>CONVERT TO FIXED (extended HFP to 32)</text:p>
          </table:table-cell>
          <table:table-cell office:value-type="string">
            <text:p>CFXR</text:p>
          </table:table-cell>
          <table:table-cell office:value-type="string">
            <text:p>RRF-e</text:p>
          </table:table-cell>
          <table:table-cell table:number-columns-repeated="1020"/>
        </table:table-row>
        <table:table-row table:style-name="ro2">
          <table:table-cell office:value-type="string">
            <text:p>B6</text:p>
          </table:table-cell>
          <table:table-cell office:value-type="string">
            <text:p>STORE CONTROL (32)</text:p>
          </table:table-cell>
          <table:table-cell office:value-type="string">
            <text:p>STCTL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B7</text:p>
          </table:table-cell>
          <table:table-cell office:value-type="string">
            <text:p>LOAD CONTROL (32)</text:p>
          </table:table-cell>
          <table:table-cell office:value-type="string">
            <text:p>LCTL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B906</text:p>
          </table:table-cell>
          <table:table-cell office:value-type="string">
            <text:p>LOAD BYTE (64?8) LGB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07</text:p>
          </table:table-cell>
          <table:table-cell office:value-type="string">
            <text:p>LOAD HALFWORD (64?16) LGH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26</text:p>
          </table:table-cell>
          <table:table-cell office:value-type="string">
            <text:p>LOAD BYTE (32?8) LB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27</text:p>
          </table:table-cell>
          <table:table-cell office:value-type="string">
            <text:p>LOAD HALFWORD (32?16) LH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38</text:p>
          </table:table-cell>
          <table:table-cell office:value-type="string">
            <text:p>SORT LISTS SORTL</text:p>
          </table:table-cell>
          <table:table-cell office:value-type="string">
            <text:p>RRE</text:p>
          </table:table-cell>
          <table:table-cell office:value-type="string">
            <text:p>SL</text:p>
          </table:table-cell>
          <table:table-cell table:number-columns-repeated="1020"/>
        </table:table-row>
        <table:table-row table:style-name="ro2">
          <table:table-cell office:value-type="string">
            <text:p>B983</text:p>
          </table:table-cell>
          <table:table-cell office:value-type="string">
            <text:p>FIND LEFTMOST ONE FLOG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84</text:p>
          </table:table-cell>
          <table:table-cell office:value-type="string">
            <text:p>LOAD LOGICAL CHARACTER (64?8) LLGC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85</text:p>
          </table:table-cell>
          <table:table-cell office:value-type="string">
            <text:p>LOAD LOGICAL HALFWORD (64?16) LLGH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8F</text:p>
          </table:table-cell>
          <table:table-cell office:value-type="string">
            <text:p>COMPARE AND REPLACE DAT TABLE ENTRY CRDTE</text:p>
          </table:table-cell>
          <table:table-cell office:value-type="string">
            <text:p>RRF-b</text:p>
          </table:table-cell>
          <table:table-cell office:value-type="string">
            <text:p>ED2</text:p>
          </table:table-cell>
          <table:table-cell table:number-columns-repeated="1020"/>
        </table:table-row>
        <table:table-row table:style-name="ro2">
          <table:table-cell office:value-type="string">
            <text:p>B990</text:p>
          </table:table-cell>
          <table:table-cell office:value-type="string">
            <text:p>TRANSLATE TWO TO TWO TRTT</text:p>
          </table:table-cell>
          <table:table-cell office:value-type="string">
            <text:p>RRF-c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B991</text:p>
          </table:table-cell>
          <table:table-cell office:value-type="string">
            <text:p>TRANSLATE TWO TO ONE TRTO</text:p>
          </table:table-cell>
          <table:table-cell office:value-type="string">
            <text:p>RRF-c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B992</text:p>
          </table:table-cell>
          <table:table-cell office:value-type="string">
            <text:p>TRANSLATE ONE TO TWO TROT</text:p>
          </table:table-cell>
          <table:table-cell office:value-type="string">
            <text:p>RRF-c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B993</text:p>
          </table:table-cell>
          <table:table-cell office:value-type="string">
            <text:p>TRANSLATE ONE TO ONE TROO</text:p>
          </table:table-cell>
          <table:table-cell office:value-type="string">
            <text:p>RRF-c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B994</text:p>
          </table:table-cell>
          <table:table-cell office:value-type="string">
            <text:p>LOAD LOGICAL CHARACTER (32?8) LLC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95</text:p>
          </table:table-cell>
          <table:table-cell office:value-type="string">
            <text:p>LOAD LOGICAL HALFWORD (32?16) LLHR</text:p>
          </table:table-cell>
          <table:table-cell office:value-type="string">
            <text:p>RRE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B9AC</text:p>
          </table:table-cell>
          <table:table-cell office:value-type="string">
            <text:p>INSERT REFERENCE BITS MULTIPLE IRBM</text:p>
          </table:table-cell>
          <table:table-cell office:value-type="string">
            <text:p>RRE</text:p>
          </table:table-cell>
          <table:table-cell office:value-type="string">
            <text:p>IM</text:p>
          </table:table-cell>
          <table:table-cell table:number-columns-repeated="1020"/>
        </table:table-row>
        <table:table-row table:style-name="ro2">
          <table:table-cell office:value-type="string">
            <text:p>B9AF</text:p>
          </table:table-cell>
          <table:table-cell office:value-type="string">
            <text:p>PERFORM FRAME MANAGEMENT FUNCTION PFMF</text:p>
          </table:table-cell>
          <table:table-cell office:value-type="string">
            <text:p>RRE</text:p>
          </table:table-cell>
          <table:table-cell office:value-type="string">
            <text:p>ED1</text:p>
          </table:table-cell>
          <table:table-cell table:number-columns-repeated="1020"/>
        </table:table-row>
        <table:table-row table:style-name="ro2">
          <table:table-cell office:value-type="string">
            <text:p>B9B0</text:p>
          </table:table-cell>
          <table:table-cell office:value-type="string">
            <text:p>CONVERT UTF-8 TO UTF-32 CU14</text:p>
          </table:table-cell>
          <table:table-cell office:value-type="string">
            <text:p>RRF-c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2">
          <table:table-cell office:value-type="string">
            <text:p>B9B1</text:p>
          </table:table-cell>
          <table:table-cell office:value-type="string">
            <text:p>CONVERT UTF-16 TO UTF-32 CU24</text:p>
          </table:table-cell>
          <table:table-cell office:value-type="string">
            <text:p>RRF-c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2">
          <table:table-cell office:value-type="string">
            <text:p>B9B2</text:p>
          </table:table-cell>
          <table:table-cell office:value-type="string">
            <text:p>CONVERT UTF-32 TO UTF-8 CU41</text:p>
          </table:table-cell>
          <table:table-cell office:value-type="string">
            <text:p>RRE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2">
          <table:table-cell office:value-type="string">
            <text:p>B9B3</text:p>
          </table:table-cell>
          <table:table-cell office:value-type="string">
            <text:p>CONVERT UTF-32 TO UTF-16 CU42</text:p>
          </table:table-cell>
          <table:table-cell office:value-type="string">
            <text:p>RRE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2">
          <table:table-cell office:value-type="string">
            <text:p>B9BE</text:p>
          </table:table-cell>
          <table:table-cell office:value-type="string">
            <text:p>SEARCH STRING UNICODE SRSTU</text:p>
          </table:table-cell>
          <table:table-cell office:value-type="string">
            <text:p>RRE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2">
          <table:table-cell office:value-type="string">
            <text:p>BA</text:p>
          </table:table-cell>
          <table:table-cell office:value-type="string">
            <text:p>COMPARE AND SWAP (32)</text:p>
          </table:table-cell>
          <table:table-cell office:value-type="string">
            <text:p>CS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BB</text:p>
          </table:table-cell>
          <table:table-cell office:value-type="string">
            <text:p>COMPARE DOUBLE AND SWAP (32)</text:p>
          </table:table-cell>
          <table:table-cell office:value-type="string">
            <text:p>CDS</text:p>
          </table:table-cell>
          <table:table-cell office:value-type="string">
            <text:p>RS-a</text:p>
          </table:table-cell>
          <table:table-cell table:number-columns-repeated="1020"/>
        </table:table-row>
        <table:table-row table:style-name="ro2">
          <table:table-cell office:value-type="string">
            <text:p>BD</text:p>
          </table:table-cell>
          <table:table-cell office:value-type="string">
            <text:p>COMPARE LOGICAL CHAR. UNDER MASK (low)</text:p>
          </table:table-cell>
          <table:table-cell office:value-type="string">
            <text:p>CLM</text:p>
          </table:table-cell>
          <table:table-cell office:value-type="string">
            <text:p>RS-b</text:p>
          </table:table-cell>
          <table:table-cell table:number-columns-repeated="1020"/>
        </table:table-row>
        <table:table-row table:style-name="ro2">
          <table:table-cell office:value-type="string">
            <text:p>BE</text:p>
          </table:table-cell>
          <table:table-cell office:value-type="string">
            <text:p>STORE CHARACTERS UNDER MASK (low)</text:p>
          </table:table-cell>
          <table:table-cell office:value-type="string">
            <text:p>STCM</text:p>
          </table:table-cell>
          <table:table-cell office:value-type="string">
            <text:p>RS-b</text:p>
          </table:table-cell>
          <table:table-cell table:number-columns-repeated="1020"/>
        </table:table-row>
        <table:table-row table:style-name="ro2">
          <table:table-cell office:value-type="string">
            <text:p>BF</text:p>
          </table:table-cell>
          <table:table-cell office:value-type="string">
            <text:p>INSERT CHARACTERS UNDER MASK (low)</text:p>
          </table:table-cell>
          <table:table-cell office:value-type="string">
            <text:p>ICM</text:p>
          </table:table-cell>
          <table:table-cell office:value-type="string">
            <text:p>RS-b</text:p>
          </table:table-cell>
          <table:table-cell table:number-columns-repeated="1020"/>
        </table:table-row>
        <table:table-row table:style-name="ro2">
          <table:table-cell office:value-type="string">
            <text:p>C01</text:p>
          </table:table-cell>
          <table:table-cell office:value-type="string">
            <text:p>LOAD IMMEDIATE (64?32) LG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6</text:p>
          </table:table-cell>
          <table:table-cell office:value-type="string">
            <text:p>EXCLUSIVE OR IMMEDIATE (high) XIH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7</text:p>
          </table:table-cell>
          <table:table-cell office:value-type="string">
            <text:p>EXCLUSIVE OR IMMEDIATE (low) XIL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8</text:p>
          </table:table-cell>
          <table:table-cell office:value-type="string">
            <text:p>INSERT IMMEDIATE (high) IIH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9</text:p>
          </table:table-cell>
          <table:table-cell office:value-type="string">
            <text:p>INSERT IMMEDIATE (low) IIL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A</text:p>
          </table:table-cell>
          <table:table-cell office:value-type="string">
            <text:p>AND IMMEDIATE (high) NIH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B</text:p>
          </table:table-cell>
          <table:table-cell office:value-type="string">
            <text:p>AND IMMEDIATE (low) NIL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C</text:p>
          </table:table-cell>
          <table:table-cell office:value-type="string">
            <text:p>OR IMMEDIATE (high) OIH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D</text:p>
          </table:table-cell>
          <table:table-cell office:value-type="string">
            <text:p>OR IMMEDIATE (low) OIL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E</text:p>
          </table:table-cell>
          <table:table-cell office:value-type="string">
            <text:p>LOAD LOGICAL IMMEDIATE (high) LLIH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0F</text:p>
          </table:table-cell>
          <table:table-cell office:value-type="string">
            <text:p>LOAD LOGICAL IMMEDIATE (low) LLILF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4</text:p>
          </table:table-cell>
          <table:table-cell office:value-type="string">
            <text:p>SUBTRACT LOGICAL IMMEDIATE (64?32) SLG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5</text:p>
          </table:table-cell>
          <table:table-cell office:value-type="string">
            <text:p>SUBTRACT LOGICAL IMMEDIATE (32) SL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8</text:p>
          </table:table-cell>
          <table:table-cell office:value-type="string">
            <text:p>ADD IMMEDIATE (64?32) AG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9</text:p>
          </table:table-cell>
          <table:table-cell office:value-type="string">
            <text:p>ADD IMMEDIATE (32) A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A</text:p>
          </table:table-cell>
          <table:table-cell office:value-type="string">
            <text:p>ADD LOGICAL IMMEDIATE (64?32) ALG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B</text:p>
          </table:table-cell>
          <table:table-cell office:value-type="string">
            <text:p>ADD LOGICAL IMMEDIATE (32) AL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C</text:p>
          </table:table-cell>
          <table:table-cell office:value-type="string">
            <text:p>COMPARE IMMEDIATE (64?32) CG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D</text:p>
          </table:table-cell>
          <table:table-cell office:value-type="string">
            <text:p>COMPARE IMMEDIATE (32) C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E</text:p>
          </table:table-cell>
          <table:table-cell office:value-type="string">
            <text:p>COMPARE LOGICAL IMMEDIATE (64?32) CLG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2F</text:p>
          </table:table-cell>
          <table:table-cell office:value-type="string">
            <text:p>COMPARE LOGICAL IMMEDIATE (32) CLFI</text:p>
          </table:table-cell>
          <table:table-cell office:value-type="string">
            <text:p>RIL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C5</text:p>
          </table:table-cell>
          <table:table-cell office:value-type="string">
            <text:p>BRANCH PREDICTION RELATIVE PRELOAD BPRP</text:p>
          </table:table-cell>
          <table:table-cell office:value-type="string">
            <text:p>MII</text:p>
          </table:table-cell>
          <table:table-cell office:value-type="string">
            <text:p>EH</text:p>
          </table:table-cell>
          <table:table-cell table:number-columns-repeated="1020"/>
        </table:table-row>
        <table:table-row table:style-name="ro2">
          <table:table-cell office:value-type="string">
            <text:p>C7</text:p>
          </table:table-cell>
          <table:table-cell office:value-type="string">
            <text:p>BRANCH PREDICTION PRELOAD BPP</text:p>
          </table:table-cell>
          <table:table-cell office:value-type="string">
            <text:p>SMI</text:p>
          </table:table-cell>
          <table:table-cell office:value-type="string">
            <text:p>EH</text:p>
          </table:table-cell>
          <table:table-cell table:number-columns-repeated="1020"/>
        </table:table-row>
        <table:table-row table:style-name="ro2">
          <table:table-cell office:value-type="string">
            <text:p>C81</text:p>
          </table:table-cell>
          <table:table-cell office:value-type="string">
            <text:p>EXTRACT CPU TIME ECTG</text:p>
          </table:table-cell>
          <table:table-cell office:value-type="string">
            <text:p>SSF</text:p>
          </table:table-cell>
          <table:table-cell office:value-type="string">
            <text:p>ET</text:p>
          </table:table-cell>
          <table:table-cell table:number-columns-repeated="1020"/>
        </table:table-row>
        <table:table-row table:style-name="ro2">
          <table:table-cell office:value-type="string">
            <text:p>C84</text:p>
          </table:table-cell>
          <table:table-cell office:value-type="string">
            <text:p>LOAD PAIR DISJOINT (32) LPD</text:p>
          </table:table-cell>
          <table:table-cell office:value-type="string">
            <text:p>SSF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C85</text:p>
          </table:table-cell>
          <table:table-cell office:value-type="string">
            <text:p>LOAD PAIR DISJOINT (64) LPDG</text:p>
          </table:table-cell>
          <table:table-cell office:value-type="string">
            <text:p>SSF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D0</text:p>
          </table:table-cell>
          <table:table-cell office:value-type="string">
            <text:p>TRANSLATE AND TEST REVERSE TRTR</text:p>
          </table:table-cell>
          <table:table-cell office:value-type="string">
            <text:p>SS-a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2">
          <table:table-cell office:value-type="string">
            <text:p>D1</text:p>
          </table:table-cell>
          <table:table-cell office:value-type="string">
            <text:p>MOVE NUMERICS</text:p>
          </table:table-cell>
          <table:table-cell office:value-type="string">
            <text:p>MVN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2</text:p>
          </table:table-cell>
          <table:table-cell office:value-type="string">
            <text:p>MOVE (character)</text:p>
          </table:table-cell>
          <table:table-cell office:value-type="string">
            <text:p>MVC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3</text:p>
          </table:table-cell>
          <table:table-cell office:value-type="string">
            <text:p>MOVE ZONES</text:p>
          </table:table-cell>
          <table:table-cell office:value-type="string">
            <text:p>MVZ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4</text:p>
          </table:table-cell>
          <table:table-cell office:value-type="string">
            <text:p>AND (character)</text:p>
          </table:table-cell>
          <table:table-cell office:value-type="string">
            <text:p>NC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5</text:p>
          </table:table-cell>
          <table:table-cell office:value-type="string">
            <text:p>COMPARE LOGICAL (character)</text:p>
          </table:table-cell>
          <table:table-cell office:value-type="string">
            <text:p>CLC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6</text:p>
          </table:table-cell>
          <table:table-cell office:value-type="string">
            <text:p>OR (character)</text:p>
          </table:table-cell>
          <table:table-cell office:value-type="string">
            <text:p>OC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7</text:p>
          </table:table-cell>
          <table:table-cell office:value-type="string">
            <text:p>EXCLUSIVE OR (character)</text:p>
          </table:table-cell>
          <table:table-cell office:value-type="string">
            <text:p>XC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9</text:p>
          </table:table-cell>
          <table:table-cell office:value-type="string">
            <text:p>MOVE WITH KEY</text:p>
          </table:table-cell>
          <table:table-cell office:value-type="string">
            <text:p>MVCK</text:p>
          </table:table-cell>
          <table:table-cell office:value-type="string">
            <text:p>SS-d</text:p>
          </table:table-cell>
          <table:table-cell table:number-columns-repeated="1020"/>
        </table:table-row>
        <table:table-row table:style-name="ro2">
          <table:table-cell office:value-type="string">
            <text:p>DA</text:p>
          </table:table-cell>
          <table:table-cell office:value-type="string">
            <text:p>MOVE TO PRIMARY</text:p>
          </table:table-cell>
          <table:table-cell office:value-type="string">
            <text:p>MVCP</text:p>
          </table:table-cell>
          <table:table-cell office:value-type="string">
            <text:p>SS-d</text:p>
          </table:table-cell>
          <table:table-cell table:number-columns-repeated="1020"/>
        </table:table-row>
        <table:table-row table:style-name="ro2">
          <table:table-cell office:value-type="string">
            <text:p>DB</text:p>
          </table:table-cell>
          <table:table-cell office:value-type="string">
            <text:p>MOVE TO SECONDARY</text:p>
          </table:table-cell>
          <table:table-cell office:value-type="string">
            <text:p>MVCS</text:p>
          </table:table-cell>
          <table:table-cell office:value-type="string">
            <text:p>SS-d</text:p>
          </table:table-cell>
          <table:table-cell table:number-columns-repeated="1020"/>
        </table:table-row>
        <table:table-row table:style-name="ro2">
          <table:table-cell office:value-type="string">
            <text:p>DC</text:p>
          </table:table-cell>
          <table:table-cell office:value-type="string">
            <text:p>TRANSLATE</text:p>
          </table:table-cell>
          <table:table-cell office:value-type="string">
            <text:p>TR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D</text:p>
          </table:table-cell>
          <table:table-cell office:value-type="string">
            <text:p>TRANSLATE AND TEST</text:p>
          </table:table-cell>
          <table:table-cell office:value-type="string">
            <text:p>TRT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E</text:p>
          </table:table-cell>
          <table:table-cell office:value-type="string">
            <text:p>EDIT</text:p>
          </table:table-cell>
          <table:table-cell office:value-type="string">
            <text:p>ED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DF</text:p>
          </table:table-cell>
          <table:table-cell office:value-type="string">
            <text:p>EDIT AND MARK</text:p>
          </table:table-cell>
          <table:table-cell office:value-type="string">
            <text:p>EDMK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E1</text:p>
          </table:table-cell>
          <table:table-cell office:value-type="string">
            <text:p>PACK UNICODE PKU</text:p>
          </table:table-cell>
          <table:table-cell office:value-type="string">
            <text:p>SS-f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E2</text:p>
          </table:table-cell>
          <table:table-cell office:value-type="string">
            <text:p>UNPACK UNICODE UNPKU</text:p>
          </table:table-cell>
          <table:table-cell office:value-type="string">
            <text:p>SS-a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E302</text:p>
          </table:table-cell>
          <table:table-cell office:value-type="string">
            <text:p>LOAD AND TEST (64) LTG</text:p>
          </table:table-cell>
          <table:table-cell office:value-type="string">
            <text:p>RXY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E312</text:p>
          </table:table-cell>
          <table:table-cell office:value-type="string">
            <text:p>LOAD AND TEST (32) LT</text:p>
          </table:table-cell>
          <table:table-cell office:value-type="string">
            <text:p>RXY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E394</text:p>
          </table:table-cell>
          <table:table-cell office:value-type="string">
            <text:p>LOAD LOGICAL CHARACTER (32?8) LLC</text:p>
          </table:table-cell>
          <table:table-cell office:value-type="string">
            <text:p>RXY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E395</text:p>
          </table:table-cell>
          <table:table-cell office:value-type="string">
            <text:p>LOAD LOGICAL HALFWORD (32?16) LLH</text:p>
          </table:table-cell>
          <table:table-cell office:value-type="string">
            <text:p>RXY-a</text:p>
          </table:table-cell>
          <table:table-cell office:value-type="string">
            <text:p>EI</text:p>
          </table:table-cell>
          <table:table-cell table:number-columns-repeated="1020"/>
        </table:table-row>
        <table:table-row table:style-name="ro2">
          <table:table-cell office:value-type="string">
            <text:p>E500</text:p>
          </table:table-cell>
          <table:table-cell office:value-type="string">
            <text:p>LOAD ADDRESS SPACE PARAMETERS</text:p>
          </table:table-cell>
          <table:table-cell office:value-type="string">
            <text:p>LASP</text:p>
          </table:table-cell>
          <table:table-cell office:value-type="string">
            <text:p>SSE</text:p>
          </table:table-cell>
          <table:table-cell table:number-columns-repeated="1020"/>
        </table:table-row>
        <table:table-row table:style-name="ro2">
          <table:table-cell office:value-type="string">
            <text:p>E501</text:p>
          </table:table-cell>
          <table:table-cell office:value-type="string">
            <text:p>TEST PROTECTION</text:p>
          </table:table-cell>
          <table:table-cell office:value-type="string">
            <text:p>TPROT</text:p>
          </table:table-cell>
          <table:table-cell office:value-type="string">
            <text:p>SSE</text:p>
          </table:table-cell>
          <table:table-cell table:number-columns-repeated="1020"/>
        </table:table-row>
        <table:table-row table:style-name="ro2">
          <table:table-cell office:value-type="string">
            <text:p>E50E</text:p>
          </table:table-cell>
          <table:table-cell office:value-type="string">
            <text:p>MOVE WITH SOURCE KEY</text:p>
          </table:table-cell>
          <table:table-cell office:value-type="string">
            <text:p>MVCSK</text:p>
          </table:table-cell>
          <table:table-cell office:value-type="string">
            <text:p>SSE</text:p>
          </table:table-cell>
          <table:table-cell table:number-columns-repeated="1020"/>
        </table:table-row>
        <table:table-row table:style-name="ro2">
          <table:table-cell office:value-type="string">
            <text:p>E50F</text:p>
          </table:table-cell>
          <table:table-cell office:value-type="string">
            <text:p>MOVE WITH DESTINATION KEY</text:p>
          </table:table-cell>
          <table:table-cell office:value-type="string">
            <text:p>MVCDK</text:p>
          </table:table-cell>
          <table:table-cell office:value-type="string">
            <text:p>SSE</text:p>
          </table:table-cell>
          <table:table-cell table:number-columns-repeated="1020"/>
        </table:table-row>
        <table:table-row table:style-name="ro2">
          <table:table-cell office:value-type="string">
            <text:p>E8</text:p>
          </table:table-cell>
          <table:table-cell office:value-type="string">
            <text:p>MOVE INVERSE</text:p>
          </table:table-cell>
          <table:table-cell office:value-type="string">
            <text:p>MVCIN</text:p>
          </table:table-cell>
          <table:table-cell office:value-type="string">
            <text:p>SS-a</text:p>
          </table:table-cell>
          <table:table-cell table:number-columns-repeated="1020"/>
        </table:table-row>
        <table:table-row table:style-name="ro2">
          <table:table-cell office:value-type="string">
            <text:p>E9</text:p>
          </table:table-cell>
          <table:table-cell office:value-type="string">
            <text:p>PACK ASCII PKA</text:p>
          </table:table-cell>
          <table:table-cell office:value-type="string">
            <text:p>SS-f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EA</text:p>
          </table:table-cell>
          <table:table-cell office:value-type="string">
            <text:p>UNPACK ASCII UNPKA</text:p>
          </table:table-cell>
          <table:table-cell office:value-type="string">
            <text:p>SS-a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EB8E</text:p>
          </table:table-cell>
          <table:table-cell office:value-type="string">
            <text:p>MOVE LONG UNICODE MVCLU</text:p>
          </table:table-cell>
          <table:table-cell office:value-type="string">
            <text:p>RSY-a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EB8F</text:p>
          </table:table-cell>
          <table:table-cell office:value-type="string">
            <text:p>COMPARE LOGICAL LONG UNICODE CLCLU</text:p>
          </table:table-cell>
          <table:table-cell office:value-type="string">
            <text:p>RSY-a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EBC0</text:p>
          </table:table-cell>
          <table:table-cell office:value-type="string">
            <text:p>TEST DECIMAL TP</text:p>
          </table:table-cell>
          <table:table-cell office:value-type="string">
            <text:p>RSL-a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2">
          <table:table-cell office:value-type="string">
            <text:p>EBE4</text:p>
          </table:table-cell>
          <table:table-cell office:value-type="string">
            <text:p>LOAD AND AND (64) LANG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E6</text:p>
          </table:table-cell>
          <table:table-cell office:value-type="string">
            <text:p>LOAD AND OR (64) LAOG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E7</text:p>
          </table:table-cell>
          <table:table-cell office:value-type="string">
            <text:p>LOAD AND EXCLUSIVE OR (64) LAXG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E8</text:p>
          </table:table-cell>
          <table:table-cell office:value-type="string">
            <text:p>LOAD AND ADD (64) LAAG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EA</text:p>
          </table:table-cell>
          <table:table-cell office:value-type="string">
            <text:p>LOAD AND ADD LOGICAL (64) LAALG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F4</text:p>
          </table:table-cell>
          <table:table-cell office:value-type="string">
            <text:p>LOAD AND AND (32) LAN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F6</text:p>
          </table:table-cell>
          <table:table-cell office:value-type="string">
            <text:p>LOAD AND OR (32) LAO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F7</text:p>
          </table:table-cell>
          <table:table-cell office:value-type="string">
            <text:p>LOAD AND EXCLUSIVE OR (32) LAX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F8</text:p>
          </table:table-cell>
          <table:table-cell office:value-type="string">
            <text:p>LOAD AND ADD (32) LAA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BFA</text:p>
          </table:table-cell>
          <table:table-cell office:value-type="string">
            <text:p>LOAD AND ADD LOGICAL (32) LAAL</text:p>
          </table:table-cell>
          <table:table-cell office:value-type="string">
            <text:p>RSY-a</text:p>
          </table:table-cell>
          <table:table-cell office:value-type="string">
            <text:p>IA</text:p>
          </table:table-cell>
          <table:table-cell table:number-columns-repeated="1020"/>
        </table:table-row>
        <table:table-row table:style-name="ro2">
          <table:table-cell office:value-type="string">
            <text:p>ED04</text:p>
          </table:table-cell>
          <table:table-cell office:value-type="string">
            <text:p>LOAD LENGTHENED (short to long BFP)</text:p>
          </table:table-cell>
          <table:table-cell office:value-type="string">
            <text:p>LD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5</text:p>
          </table:table-cell>
          <table:table-cell office:value-type="string">
            <text:p>LOAD LENGTHENED (long to extended BFP)</text:p>
          </table:table-cell>
          <table:table-cell office:value-type="string">
            <text:p>LX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6</text:p>
          </table:table-cell>
          <table:table-cell office:value-type="string">
            <text:p>LOAD LENGTHENED (short to extended BFP)</text:p>
          </table:table-cell>
          <table:table-cell office:value-type="string">
            <text:p>LX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7</text:p>
          </table:table-cell>
          <table:table-cell office:value-type="string">
            <text:p>MULTIPLY (long to extended BFP)</text:p>
          </table:table-cell>
          <table:table-cell office:value-type="string">
            <text:p>MX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8</text:p>
          </table:table-cell>
          <table:table-cell office:value-type="string">
            <text:p>COMPARE AND SIGNAL (short BFP)</text:p>
          </table:table-cell>
          <table:table-cell office:value-type="string">
            <text:p>K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9</text:p>
          </table:table-cell>
          <table:table-cell office:value-type="string">
            <text:p>COMPARE (short BFP)</text:p>
          </table:table-cell>
          <table:table-cell office:value-type="string">
            <text:p>C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A</text:p>
          </table:table-cell>
          <table:table-cell office:value-type="string">
            <text:p>ADD (short BFP)</text:p>
          </table:table-cell>
          <table:table-cell office:value-type="string">
            <text:p>A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B</text:p>
          </table:table-cell>
          <table:table-cell office:value-type="string">
            <text:p>SUBTRACT (short BFP)</text:p>
          </table:table-cell>
          <table:table-cell office:value-type="string">
            <text:p>S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C</text:p>
          </table:table-cell>
          <table:table-cell office:value-type="string">
            <text:p>MULTIPLY (short to long BFP)</text:p>
          </table:table-cell>
          <table:table-cell office:value-type="string">
            <text:p>MD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D</text:p>
          </table:table-cell>
          <table:table-cell office:value-type="string">
            <text:p>DIVIDE (short BFP)</text:p>
          </table:table-cell>
          <table:table-cell office:value-type="string">
            <text:p>D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0E</text:p>
          </table:table-cell>
          <table:table-cell office:value-type="string">
            <text:p>MULTIPLY AND ADD (short BFP)</text:p>
          </table:table-cell>
          <table:table-cell office:value-type="string">
            <text:p>MAEB</text:p>
          </table:table-cell>
          <table:table-cell office:value-type="string">
            <text:p>RXF</text:p>
          </table:table-cell>
          <table:table-cell table:number-columns-repeated="1020"/>
        </table:table-row>
        <table:table-row table:style-name="ro2">
          <table:table-cell office:value-type="string">
            <text:p>ED0F</text:p>
          </table:table-cell>
          <table:table-cell office:value-type="string">
            <text:p>MULTIPLY AND SUBTRACT (short BFP)</text:p>
          </table:table-cell>
          <table:table-cell office:value-type="string">
            <text:p>MSEB</text:p>
          </table:table-cell>
          <table:table-cell office:value-type="string">
            <text:p>RXF</text:p>
          </table:table-cell>
          <table:table-cell table:number-columns-repeated="1020"/>
        </table:table-row>
        <table:table-row table:style-name="ro2">
          <table:table-cell office:value-type="string">
            <text:p>ED10</text:p>
          </table:table-cell>
          <table:table-cell office:value-type="string">
            <text:p>TEST DATA CLASS (short BFP)</text:p>
          </table:table-cell>
          <table:table-cell office:value-type="string">
            <text:p>TC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1</text:p>
          </table:table-cell>
          <table:table-cell office:value-type="string">
            <text:p>TEST DATA CLASS (long BFP)</text:p>
          </table:table-cell>
          <table:table-cell office:value-type="string">
            <text:p>TC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2</text:p>
          </table:table-cell>
          <table:table-cell office:value-type="string">
            <text:p>TEST DATA CLASS (extended BFP)</text:p>
          </table:table-cell>
          <table:table-cell office:value-type="string">
            <text:p>TCX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4</text:p>
          </table:table-cell>
          <table:table-cell office:value-type="string">
            <text:p>SQUARE ROOT (short BFP)</text:p>
          </table:table-cell>
          <table:table-cell office:value-type="string">
            <text:p>SQ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5</text:p>
          </table:table-cell>
          <table:table-cell office:value-type="string">
            <text:p>SQUARE ROOT (long BFP)</text:p>
          </table:table-cell>
          <table:table-cell office:value-type="string">
            <text:p>SQ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7</text:p>
          </table:table-cell>
          <table:table-cell office:value-type="string">
            <text:p>MULTIPLY (short BFP)</text:p>
          </table:table-cell>
          <table:table-cell office:value-type="string">
            <text:p>MEE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8</text:p>
          </table:table-cell>
          <table:table-cell office:value-type="string">
            <text:p>COMPARE AND SIGNAL (long BFP)</text:p>
          </table:table-cell>
          <table:table-cell office:value-type="string">
            <text:p>K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9</text:p>
          </table:table-cell>
          <table:table-cell office:value-type="string">
            <text:p>COMPARE (long BFP)</text:p>
          </table:table-cell>
          <table:table-cell office:value-type="string">
            <text:p>C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A</text:p>
          </table:table-cell>
          <table:table-cell office:value-type="string">
            <text:p>ADD (long BFP)</text:p>
          </table:table-cell>
          <table:table-cell office:value-type="string">
            <text:p>A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B</text:p>
          </table:table-cell>
          <table:table-cell office:value-type="string">
            <text:p>SUBTRACT (long BFP)</text:p>
          </table:table-cell>
          <table:table-cell office:value-type="string">
            <text:p>S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C</text:p>
          </table:table-cell>
          <table:table-cell office:value-type="string">
            <text:p>MULTIPLY (long BFP)</text:p>
          </table:table-cell>
          <table:table-cell office:value-type="string">
            <text:p>M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D</text:p>
          </table:table-cell>
          <table:table-cell office:value-type="string">
            <text:p>DIVIDE (long BFP)</text:p>
          </table:table-cell>
          <table:table-cell office:value-type="string">
            <text:p>DDB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1E</text:p>
          </table:table-cell>
          <table:table-cell office:value-type="string">
            <text:p>MULTIPLY AND ADD (long BFP)</text:p>
          </table:table-cell>
          <table:table-cell office:value-type="string">
            <text:p>MADB</text:p>
          </table:table-cell>
          <table:table-cell office:value-type="string">
            <text:p>RXF</text:p>
          </table:table-cell>
          <table:table-cell table:number-columns-repeated="1020"/>
        </table:table-row>
        <table:table-row table:style-name="ro2">
          <table:table-cell office:value-type="string">
            <text:p>ED1F</text:p>
          </table:table-cell>
          <table:table-cell office:value-type="string">
            <text:p>MULTIPLY AND SUBTRACT (long BFP)</text:p>
          </table:table-cell>
          <table:table-cell office:value-type="string">
            <text:p>MSDB</text:p>
          </table:table-cell>
          <table:table-cell office:value-type="string">
            <text:p>RXF</text:p>
          </table:table-cell>
          <table:table-cell table:number-columns-repeated="1020"/>
        </table:table-row>
        <table:table-row table:style-name="ro2">
          <table:table-cell office:value-type="string">
            <text:p>ED24</text:p>
          </table:table-cell>
          <table:table-cell office:value-type="string">
            <text:p>LOAD LENGTHENED (short to long HFP)</text:p>
          </table:table-cell>
          <table:table-cell office:value-type="string">
            <text:p>LDE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25</text:p>
          </table:table-cell>
          <table:table-cell office:value-type="string">
            <text:p>LOAD LENGTHENED (long to extended HFP)</text:p>
          </table:table-cell>
          <table:table-cell office:value-type="string">
            <text:p>LXD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26</text:p>
          </table:table-cell>
          <table:table-cell office:value-type="string">
            <text:p>LOAD LENGTHENED (short to extended HFP)</text:p>
          </table:table-cell>
          <table:table-cell office:value-type="string">
            <text:p>LXE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34</text:p>
          </table:table-cell>
          <table:table-cell office:value-type="string">
            <text:p>SQUARE ROOT (short HFP)</text:p>
          </table:table-cell>
          <table:table-cell office:value-type="string">
            <text:p>SQE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35</text:p>
          </table:table-cell>
          <table:table-cell office:value-type="string">
            <text:p>SQUARE ROOT (long HFP)</text:p>
          </table:table-cell>
          <table:table-cell office:value-type="string">
            <text:p>SQD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D37</text:p>
          </table:table-cell>
          <table:table-cell office:value-type="string">
            <text:p>MULTIPLY (short HFP)</text:p>
          </table:table-cell>
          <table:table-cell office:value-type="string">
            <text:p>MEE</text:p>
          </table:table-cell>
          <table:table-cell office:value-type="string">
            <text:p>RXE</text:p>
          </table:table-cell>
          <table:table-cell table:number-columns-repeated="1020"/>
        </table:table-row>
        <table:table-row table:style-name="ro2">
          <table:table-cell office:value-type="string">
            <text:p>EE</text:p>
          </table:table-cell>
          <table:table-cell office:value-type="string">
            <text:p>PERFORM LOCKED OPERATION</text:p>
          </table:table-cell>
          <table:table-cell office:value-type="string">
            <text:p>PLO</text:p>
          </table:table-cell>
          <table:table-cell office:value-type="string">
            <text:p>SS-e</text:p>
          </table:table-cell>
          <table:table-cell table:number-columns-repeated="1020"/>
        </table:table-row>
        <table:table-row table:style-name="ro2">
          <table:table-cell office:value-type="string">
            <text:p>F0</text:p>
          </table:table-cell>
          <table:table-cell office:value-type="string">
            <text:p>SHIFT AND ROUND DECIMAL</text:p>
          </table:table-cell>
          <table:table-cell office:value-type="string">
            <text:p>SRP</text:p>
          </table:table-cell>
          <table:table-cell office:value-type="string">
            <text:p>SS-c</text:p>
          </table:table-cell>
          <table:table-cell table:number-columns-repeated="1020"/>
        </table:table-row>
        <table:table-row table:style-name="ro2">
          <table:table-cell office:value-type="string">
            <text:p>F1</text:p>
          </table:table-cell>
          <table:table-cell office:value-type="string">
            <text:p>MOVE WITH OFFSET</text:p>
          </table:table-cell>
          <table:table-cell office:value-type="string">
            <text:p>MVO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2">
          <table:table-cell office:value-type="string">
            <text:p>F2</text:p>
          </table:table-cell>
          <table:table-cell table:number-columns-repeated="2" office:value-type="string">
            <text:p>PACK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2">
          <table:table-cell office:value-type="string">
            <text:p>F3</text:p>
          </table:table-cell>
          <table:table-cell office:value-type="string">
            <text:p>UNPACK</text:p>
          </table:table-cell>
          <table:table-cell office:value-type="string">
            <text:p>UNPK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2">
          <table:table-cell office:value-type="string">
            <text:p>F8</text:p>
          </table:table-cell>
          <table:table-cell office:value-type="string">
            <text:p>ZERO AND ADD</text:p>
          </table:table-cell>
          <table:table-cell office:value-type="string">
            <text:p>ZAP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2">
          <table:table-cell office:value-type="string">
            <text:p>F9</text:p>
          </table:table-cell>
          <table:table-cell office:value-type="string">
            <text:p>COMPARE DECIMAL</text:p>
          </table:table-cell>
          <table:table-cell office:value-type="string">
            <text:p>CP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2">
          <table:table-cell office:value-type="string">
            <text:p>FA</text:p>
          </table:table-cell>
          <table:table-cell office:value-type="string">
            <text:p>ADD DECIMAL</text:p>
          </table:table-cell>
          <table:table-cell office:value-type="string">
            <text:p>AP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2">
          <table:table-cell office:value-type="string">
            <text:p>FB</text:p>
          </table:table-cell>
          <table:table-cell office:value-type="string">
            <text:p>SUBTRACT DECIMAL</text:p>
          </table:table-cell>
          <table:table-cell office:value-type="string">
            <text:p>SP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2">
          <table:table-cell office:value-type="string">
            <text:p>FC</text:p>
          </table:table-cell>
          <table:table-cell office:value-type="string">
            <text:p>MULTIPLY DECIMAL</text:p>
          </table:table-cell>
          <table:table-cell office:value-type="string">
            <text:p>MP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2">
          <table:table-cell office:value-type="string">
            <text:p>FD</text:p>
          </table:table-cell>
          <table:table-cell office:value-type="string">
            <text:p>DIVIDE DECIMAL</text:p>
          </table:table-cell>
          <table:table-cell office:value-type="string">
            <text:p>DP</text:p>
          </table:table-cell>
          <table:table-cell office:value-type="string">
            <text:p>SS-b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5" table:number-rows-spanned="1">
            <text:p>Z900 (2000)</text:p>
          </table:table-cell>
          <table:covered-table-cell table:number-columns-repeated="4" table:style-name="ce7"/>
          <table:table-cell table:style-name="ce9" table:number-columns-repeated="1019"/>
        </table:table-row>
        <table:table-row table:style-name="ro2">
          <table:table-cell office:value-type="string">
            <text:p>010B</text:p>
          </table:table-cell>
          <table:table-cell office:value-type="string">
            <text:p>TEST ADDRESSING MODE</text:p>
          </table:table-cell>
          <table:table-cell office:value-type="string">
            <text:p>TAM</text:p>
          </table:table-cell>
          <table:table-cell office:value-type="string">
            <text:p>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010C</text:p>
          </table:table-cell>
          <table:table-cell office:value-type="string">
            <text:p>SET ADDRESSING MODE (24)</text:p>
          </table:table-cell>
          <table:table-cell office:value-type="string">
            <text:p>SAM24</text:p>
          </table:table-cell>
          <table:table-cell office:value-type="string">
            <text:p>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010D</text:p>
          </table:table-cell>
          <table:table-cell office:value-type="string">
            <text:p>SET ADDRESSING MODE (31)</text:p>
          </table:table-cell>
          <table:table-cell office:value-type="string">
            <text:p>SAM31</text:p>
          </table:table-cell>
          <table:table-cell office:value-type="string">
            <text:p>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010E</text:p>
          </table:table-cell>
          <table:table-cell office:value-type="string">
            <text:p>SET ADDRESSING MODE (64)</text:p>
          </table:table-cell>
          <table:table-cell office:value-type="string">
            <text:p>SAM64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0</text:p>
          </table:table-cell>
          <table:table-cell office:value-type="string">
            <text:p>INSERT IMMEDIATE (high high)</text:p>
          </table:table-cell>
          <table:table-cell office:value-type="string">
            <text:p>IIH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1</text:p>
          </table:table-cell>
          <table:table-cell office:value-type="string">
            <text:p>INSERT IMMEDIATE (high low)</text:p>
          </table:table-cell>
          <table:table-cell office:value-type="string">
            <text:p>IIH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2</text:p>
          </table:table-cell>
          <table:table-cell office:value-type="string">
            <text:p>INSERT IMMEDIATE (low high)</text:p>
          </table:table-cell>
          <table:table-cell office:value-type="string">
            <text:p>IIL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3</text:p>
          </table:table-cell>
          <table:table-cell office:value-type="string">
            <text:p>INSERT IMMEDIATE (low low)</text:p>
          </table:table-cell>
          <table:table-cell office:value-type="string">
            <text:p>IIL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4</text:p>
          </table:table-cell>
          <table:table-cell office:value-type="string">
            <text:p>AND IMMEDIATE (high high)</text:p>
          </table:table-cell>
          <table:table-cell office:value-type="string">
            <text:p>NIH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5</text:p>
          </table:table-cell>
          <table:table-cell office:value-type="string">
            <text:p>AND IMMEDIATE (high low)</text:p>
          </table:table-cell>
          <table:table-cell office:value-type="string">
            <text:p>NIH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6</text:p>
          </table:table-cell>
          <table:table-cell office:value-type="string">
            <text:p>AND IMMEDIATE (low high)</text:p>
          </table:table-cell>
          <table:table-cell office:value-type="string">
            <text:p>NIL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7</text:p>
          </table:table-cell>
          <table:table-cell office:value-type="string">
            <text:p>AND IMMEDIATE (low low)</text:p>
          </table:table-cell>
          <table:table-cell office:value-type="string">
            <text:p>NIL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8</text:p>
          </table:table-cell>
          <table:table-cell office:value-type="string">
            <text:p>OR IMMEDIATE (high high)</text:p>
          </table:table-cell>
          <table:table-cell office:value-type="string">
            <text:p>OIH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9</text:p>
          </table:table-cell>
          <table:table-cell office:value-type="string">
            <text:p>OR IMMEDIATE (high low)</text:p>
          </table:table-cell>
          <table:table-cell office:value-type="string">
            <text:p>OIH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A</text:p>
          </table:table-cell>
          <table:table-cell office:value-type="string">
            <text:p>OR IMMEDIATE (low high)</text:p>
          </table:table-cell>
          <table:table-cell office:value-type="string">
            <text:p>OIL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B</text:p>
          </table:table-cell>
          <table:table-cell office:value-type="string">
            <text:p>OR IMMEDIATE (low low)</text:p>
          </table:table-cell>
          <table:table-cell office:value-type="string">
            <text:p>OIL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C</text:p>
          </table:table-cell>
          <table:table-cell office:value-type="string">
            <text:p>LOAD LOGICAL IMMEDIATE (high high)</text:p>
          </table:table-cell>
          <table:table-cell office:value-type="string">
            <text:p>LLIH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D</text:p>
          </table:table-cell>
          <table:table-cell office:value-type="string">
            <text:p>LOAD LOGICAL IMMEDIATE (high low)</text:p>
          </table:table-cell>
          <table:table-cell office:value-type="string">
            <text:p>LLIH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E</text:p>
          </table:table-cell>
          <table:table-cell office:value-type="string">
            <text:p>LOAD LOGICAL IMMEDIATE (low high)</text:p>
          </table:table-cell>
          <table:table-cell office:value-type="string">
            <text:p>LLIL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5F</text:p>
          </table:table-cell>
          <table:table-cell office:value-type="string">
            <text:p>LOAD LOGICAL IMMEDIATE (low low)</text:p>
          </table:table-cell>
          <table:table-cell office:value-type="string">
            <text:p>LLIL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0</text:p>
          </table:table-cell>
          <table:table-cell office:value-type="string">
            <text:p>TEST UNDER MASK (low high)</text:p>
          </table:table-cell>
          <table:table-cell office:value-type="string">
            <text:p>TML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1</text:p>
          </table:table-cell>
          <table:table-cell office:value-type="string">
            <text:p>TEST UNDER MASK (low low)</text:p>
          </table:table-cell>
          <table:table-cell office:value-type="string">
            <text:p>TML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2</text:p>
          </table:table-cell>
          <table:table-cell office:value-type="string">
            <text:p>TEST UNDER MASK (high high)</text:p>
          </table:table-cell>
          <table:table-cell office:value-type="string">
            <text:p>TMHH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3</text:p>
          </table:table-cell>
          <table:table-cell office:value-type="string">
            <text:p>TEST UNDER MASK (high low)</text:p>
          </table:table-cell>
          <table:table-cell office:value-type="string">
            <text:p>TMHL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7</text:p>
          </table:table-cell>
          <table:table-cell office:value-type="string">
            <text:p>BRANCH RELATIVE ON COUNT (64)</text:p>
          </table:table-cell>
          <table:table-cell office:value-type="string">
            <text:p>BRCTG</text:p>
          </table:table-cell>
          <table:table-cell office:value-type="string">
            <text:p>RI-b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9</text:p>
          </table:table-cell>
          <table:table-cell office:value-type="string">
            <text:p>LOAD HALFWORD IMMEDIATE (64?16)</text:p>
          </table:table-cell>
          <table:table-cell office:value-type="string">
            <text:p>LGHI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B</text:p>
          </table:table-cell>
          <table:table-cell office:value-type="string">
            <text:p>ADD HALFWORD IMMEDIATE (64?16)</text:p>
          </table:table-cell>
          <table:table-cell office:value-type="string">
            <text:p>AGHI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D</text:p>
          </table:table-cell>
          <table:table-cell office:value-type="string">
            <text:p>MULTIPLY HALFWORD IMMEDIATE (64?16)</text:p>
          </table:table-cell>
          <table:table-cell office:value-type="string">
            <text:p>MGHI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A7F</text:p>
          </table:table-cell>
          <table:table-cell office:value-type="string">
            <text:p>COMPARE HALFWORD IMMEDIATE (64?16)</text:p>
          </table:table-cell>
          <table:table-cell office:value-type="string">
            <text:p>CGHI</text:p>
          </table:table-cell>
          <table:table-cell office:value-type="string">
            <text:p>RI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2B1</text:p>
          </table:table-cell>
          <table:table-cell office:value-type="string">
            <text:p>STORE FACILITY LIST</text:p>
          </table:table-cell>
          <table:table-cell office:value-type="string">
            <text:p>STFL</text:p>
          </table:table-cell>
          <table:table-cell office:value-type="string">
            <text:p>S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B2B2</text:p>
          </table:table-cell>
          <table:table-cell office:value-type="string">
            <text:p>LOAD PSW EXTENDED</text:p>
          </table:table-cell>
          <table:table-cell office:value-type="string">
            <text:p>LPSWE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A4</text:p>
          </table:table-cell>
          <table:table-cell office:value-type="string">
            <text:p>CONVERT FROM FIXED (64 to short BFP)</text:p>
          </table:table-cell>
          <table:table-cell office:value-type="string">
            <text:p>CEGB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A5</text:p>
          </table:table-cell>
          <table:table-cell office:value-type="string">
            <text:p>CONVERT FROM FIXED (64 to long BFP)</text:p>
          </table:table-cell>
          <table:table-cell office:value-type="string">
            <text:p>CDGB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A6</text:p>
          </table:table-cell>
          <table:table-cell office:value-type="string">
            <text:p>CONVERT FROM FIXED (64 to extended BFP)</text:p>
          </table:table-cell>
          <table:table-cell office:value-type="string">
            <text:p>CXGB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A8</text:p>
          </table:table-cell>
          <table:table-cell office:value-type="string">
            <text:p>CONVERT TO FIXED (short BFP to 64)</text:p>
          </table:table-cell>
          <table:table-cell office:value-type="string">
            <text:p>CGEBR</text:p>
          </table:table-cell>
          <table:table-cell office:value-type="string">
            <text:p>RRF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A9</text:p>
          </table:table-cell>
          <table:table-cell office:value-type="string">
            <text:p>CONVERT TO FIXED (long BFP to 64)</text:p>
          </table:table-cell>
          <table:table-cell office:value-type="string">
            <text:p>CGDBR</text:p>
          </table:table-cell>
          <table:table-cell office:value-type="string">
            <text:p>RRF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AA</text:p>
          </table:table-cell>
          <table:table-cell office:value-type="string">
            <text:p>CONVERT TO FIXED (extended BFP to 64)</text:p>
          </table:table-cell>
          <table:table-cell office:value-type="string">
            <text:p>CGXBR</text:p>
          </table:table-cell>
          <table:table-cell office:value-type="string">
            <text:p>RRF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C4</text:p>
          </table:table-cell>
          <table:table-cell office:value-type="string">
            <text:p>CONVERT FROM FIXED (64 to short HFP)</text:p>
          </table:table-cell>
          <table:table-cell office:value-type="string">
            <text:p>CE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C5</text:p>
          </table:table-cell>
          <table:table-cell office:value-type="string">
            <text:p>CONVERT FROM FIXED (64 to long HFP)</text:p>
          </table:table-cell>
          <table:table-cell office:value-type="string">
            <text:p>CD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C6</text:p>
          </table:table-cell>
          <table:table-cell office:value-type="string">
            <text:p>CONVERT FROM FIXED (64 to extended HFP)</text:p>
          </table:table-cell>
          <table:table-cell office:value-type="string">
            <text:p>CX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C8</text:p>
          </table:table-cell>
          <table:table-cell office:value-type="string">
            <text:p>CONVERT TO FIXED (short HFP to 64)</text:p>
          </table:table-cell>
          <table:table-cell office:value-type="string">
            <text:p>CGER</text:p>
          </table:table-cell>
          <table:table-cell office:value-type="string">
            <text:p>RRF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C9</text:p>
          </table:table-cell>
          <table:table-cell office:value-type="string">
            <text:p>CONVERT TO FIXED (long HFP to 64)</text:p>
          </table:table-cell>
          <table:table-cell office:value-type="string">
            <text:p>CGDR</text:p>
          </table:table-cell>
          <table:table-cell office:value-type="string">
            <text:p>RRF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3CA</text:p>
          </table:table-cell>
          <table:table-cell office:value-type="string">
            <text:p>CONVERT TO FIXED (extended HFP to 64)</text:p>
          </table:table-cell>
          <table:table-cell office:value-type="string">
            <text:p>CGXR</text:p>
          </table:table-cell>
          <table:table-cell office:value-type="string">
            <text:p>RRF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0</text:p>
          </table:table-cell>
          <table:table-cell office:value-type="string">
            <text:p>LOAD POSITIVE (64)</text:p>
          </table:table-cell>
          <table:table-cell office:value-type="string">
            <text:p>LP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1</text:p>
          </table:table-cell>
          <table:table-cell office:value-type="string">
            <text:p>LOAD NEGATIVE (64)</text:p>
          </table:table-cell>
          <table:table-cell office:value-type="string">
            <text:p>LN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2</text:p>
          </table:table-cell>
          <table:table-cell office:value-type="string">
            <text:p>LOAD AND TEST (64)</text:p>
          </table:table-cell>
          <table:table-cell office:value-type="string">
            <text:p>LT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3</text:p>
          </table:table-cell>
          <table:table-cell office:value-type="string">
            <text:p>LOAD COMPLEMENT (64)</text:p>
          </table:table-cell>
          <table:table-cell office:value-type="string">
            <text:p>LC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4</text:p>
          </table:table-cell>
          <table:table-cell office:value-type="string">
            <text:p>LOAD (64)</text:p>
          </table:table-cell>
          <table:table-cell office:value-type="string">
            <text:p>L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5</text:p>
          </table:table-cell>
          <table:table-cell office:value-type="string">
            <text:p>LOAD USING REAL ADDRESS (64)</text:p>
          </table:table-cell>
          <table:table-cell office:value-type="string">
            <text:p>LURAG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8</text:p>
          </table:table-cell>
          <table:table-cell office:value-type="string">
            <text:p>ADD (64)</text:p>
          </table:table-cell>
          <table:table-cell office:value-type="string">
            <text:p>A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9</text:p>
          </table:table-cell>
          <table:table-cell office:value-type="string">
            <text:p>SUBTRACT (64)</text:p>
          </table:table-cell>
          <table:table-cell office:value-type="string">
            <text:p>S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A</text:p>
          </table:table-cell>
          <table:table-cell office:value-type="string">
            <text:p>ADD LOGICAL (64)</text:p>
          </table:table-cell>
          <table:table-cell office:value-type="string">
            <text:p>AL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B</text:p>
          </table:table-cell>
          <table:table-cell office:value-type="string">
            <text:p>SUBTRACT LOGICAL (64)</text:p>
          </table:table-cell>
          <table:table-cell office:value-type="string">
            <text:p>SL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C</text:p>
          </table:table-cell>
          <table:table-cell office:value-type="string">
            <text:p>MULTIPLY SINGLE (64)</text:p>
          </table:table-cell>
          <table:table-cell office:value-type="string">
            <text:p>MS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D</text:p>
          </table:table-cell>
          <table:table-cell office:value-type="string">
            <text:p>DIVIDE SINGLE (64)</text:p>
          </table:table-cell>
          <table:table-cell office:value-type="string">
            <text:p>DS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E</text:p>
          </table:table-cell>
          <table:table-cell office:value-type="string">
            <text:p>EXTRACT STACKED REGISTERS (64)</text:p>
          </table:table-cell>
          <table:table-cell office:value-type="string">
            <text:p>EREGG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0F</text:p>
          </table:table-cell>
          <table:table-cell office:value-type="string">
            <text:p>LOAD REVERSED (64)</text:p>
          </table:table-cell>
          <table:table-cell office:value-type="string">
            <text:p>LRV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0</text:p>
          </table:table-cell>
          <table:table-cell office:value-type="string">
            <text:p>LOAD POSITIVE (64?32)</text:p>
          </table:table-cell>
          <table:table-cell office:value-type="string">
            <text:p>LP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1</text:p>
          </table:table-cell>
          <table:table-cell office:value-type="string">
            <text:p>LOAD NEGATIVE (64?32)</text:p>
          </table:table-cell>
          <table:table-cell office:value-type="string">
            <text:p>LN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2</text:p>
          </table:table-cell>
          <table:table-cell office:value-type="string">
            <text:p>LOAD AND TEST (64?32)</text:p>
          </table:table-cell>
          <table:table-cell office:value-type="string">
            <text:p>LT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3</text:p>
          </table:table-cell>
          <table:table-cell office:value-type="string">
            <text:p>LOAD COMPLEMENT (64?32)</text:p>
          </table:table-cell>
          <table:table-cell office:value-type="string">
            <text:p>LC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4</text:p>
          </table:table-cell>
          <table:table-cell office:value-type="string">
            <text:p>LOAD (64?32)</text:p>
          </table:table-cell>
          <table:table-cell office:value-type="string">
            <text:p>L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6</text:p>
          </table:table-cell>
          <table:table-cell office:value-type="string">
            <text:p>LOAD LOGICAL (64?32)</text:p>
          </table:table-cell>
          <table:table-cell office:value-type="string">
            <text:p>LL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7</text:p>
          </table:table-cell>
          <table:table-cell office:value-type="string">
            <text:p>LOAD LOGICAL THIRTY ONE BITS (64?31)</text:p>
          </table:table-cell>
          <table:table-cell office:value-type="string">
            <text:p>LLGT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8</text:p>
          </table:table-cell>
          <table:table-cell office:value-type="string">
            <text:p>ADD (64?32)</text:p>
          </table:table-cell>
          <table:table-cell office:value-type="string">
            <text:p>A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9</text:p>
          </table:table-cell>
          <table:table-cell office:value-type="string">
            <text:p>SUBTRACT (64?32)</text:p>
          </table:table-cell>
          <table:table-cell office:value-type="string">
            <text:p>S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A</text:p>
          </table:table-cell>
          <table:table-cell office:value-type="string">
            <text:p>ADD LOGICAL (64?32)</text:p>
          </table:table-cell>
          <table:table-cell office:value-type="string">
            <text:p>AL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B</text:p>
          </table:table-cell>
          <table:table-cell office:value-type="string">
            <text:p>SUBTRACT LOGICAL (64?32)</text:p>
          </table:table-cell>
          <table:table-cell office:value-type="string">
            <text:p>SL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C</text:p>
          </table:table-cell>
          <table:table-cell office:value-type="string">
            <text:p>MULTIPLY SINGLE (64?32)</text:p>
          </table:table-cell>
          <table:table-cell office:value-type="string">
            <text:p>MS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D</text:p>
          </table:table-cell>
          <table:table-cell office:value-type="string">
            <text:p>DIVIDE SINGLE (64?32)</text:p>
          </table:table-cell>
          <table:table-cell office:value-type="string">
            <text:p>DS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1F</text:p>
          </table:table-cell>
          <table:table-cell office:value-type="string">
            <text:p>LOAD REVERSED (32)</text:p>
          </table:table-cell>
          <table:table-cell office:value-type="string">
            <text:p>LRVR</text:p>
          </table:table-cell>
          <table:table-cell office:value-type="string">
            <text:p>RR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B920</text:p>
          </table:table-cell>
          <table:table-cell office:value-type="string">
            <text:p>COMPARE (64)</text:p>
          </table:table-cell>
          <table:table-cell office:value-type="string">
            <text:p>C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21</text:p>
          </table:table-cell>
          <table:table-cell office:value-type="string">
            <text:p>COMPARE LOGICAL (64)</text:p>
          </table:table-cell>
          <table:table-cell office:value-type="string">
            <text:p>CL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25</text:p>
          </table:table-cell>
          <table:table-cell office:value-type="string">
            <text:p>STORE USING REAL ADDRESS (64)</text:p>
          </table:table-cell>
          <table:table-cell office:value-type="string">
            <text:p>STURG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30</text:p>
          </table:table-cell>
          <table:table-cell office:value-type="string">
            <text:p>COMPARE (64?32)</text:p>
          </table:table-cell>
          <table:table-cell office:value-type="string">
            <text:p>C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31</text:p>
          </table:table-cell>
          <table:table-cell office:value-type="string">
            <text:p>COMPARE LOGICAL (64?32)</text:p>
          </table:table-cell>
          <table:table-cell office:value-type="string">
            <text:p>CLGF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46</text:p>
          </table:table-cell>
          <table:table-cell office:value-type="string">
            <text:p>BRANCH ON COUNT (64)</text:p>
          </table:table-cell>
          <table:table-cell office:value-type="string">
            <text:p>BCT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80</text:p>
          </table:table-cell>
          <table:table-cell office:value-type="string">
            <text:p>AND (64)</text:p>
          </table:table-cell>
          <table:table-cell office:value-type="string">
            <text:p>N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81</text:p>
          </table:table-cell>
          <table:table-cell office:value-type="string">
            <text:p>OR (64)</text:p>
          </table:table-cell>
          <table:table-cell office:value-type="string">
            <text:p>O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82</text:p>
          </table:table-cell>
          <table:table-cell office:value-type="string">
            <text:p>EXCLUSIVE OR (64)</text:p>
          </table:table-cell>
          <table:table-cell office:value-type="string">
            <text:p>X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86</text:p>
          </table:table-cell>
          <table:table-cell office:value-type="string">
            <text:p>MULTIPLY LOGICAL (128?64)</text:p>
          </table:table-cell>
          <table:table-cell office:value-type="string">
            <text:p>ML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87</text:p>
          </table:table-cell>
          <table:table-cell office:value-type="string">
            <text:p>DIVIDE LOGICAL (64?128)</text:p>
          </table:table-cell>
          <table:table-cell office:value-type="string">
            <text:p>DL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88</text:p>
          </table:table-cell>
          <table:table-cell office:value-type="string">
            <text:p>ADD LOGICAL WITH CARRY (64)</text:p>
          </table:table-cell>
          <table:table-cell office:value-type="string">
            <text:p>ALC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89</text:p>
          </table:table-cell>
          <table:table-cell office:value-type="string">
            <text:p>SUBTRACT LOGICAL WITH BORROW (64)</text:p>
          </table:table-cell>
          <table:table-cell office:value-type="string">
            <text:p>SLBGR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98D</text:p>
          </table:table-cell>
          <table:table-cell office:value-type="string">
            <text:p>EXTRACT PSW</text:p>
          </table:table-cell>
          <table:table-cell office:value-type="string">
            <text:p>EPSW</text:p>
          </table:table-cell>
          <table:table-cell office:value-type="string">
            <text:p>RR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B996</text:p>
          </table:table-cell>
          <table:table-cell office:value-type="string">
            <text:p>MULTIPLY LOGICAL (64?32)</text:p>
          </table:table-cell>
          <table:table-cell office:value-type="string">
            <text:p>MLR</text:p>
          </table:table-cell>
          <table:table-cell office:value-type="string">
            <text:p>RR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B997</text:p>
          </table:table-cell>
          <table:table-cell office:value-type="string">
            <text:p>DIVIDE LOGICAL (32?64)</text:p>
          </table:table-cell>
          <table:table-cell office:value-type="string">
            <text:p>DLR</text:p>
          </table:table-cell>
          <table:table-cell office:value-type="string">
            <text:p>RR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B998</text:p>
          </table:table-cell>
          <table:table-cell office:value-type="string">
            <text:p>ADD LOGICAL WITH CARRY (32)</text:p>
          </table:table-cell>
          <table:table-cell office:value-type="string">
            <text:p>ALCR</text:p>
          </table:table-cell>
          <table:table-cell office:value-type="string">
            <text:p>RR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B999</text:p>
          </table:table-cell>
          <table:table-cell office:value-type="string">
            <text:p>SUBTRACT LOGICAL WITH BORROW (32)</text:p>
          </table:table-cell>
          <table:table-cell office:value-type="string">
            <text:p>SLBR</text:p>
          </table:table-cell>
          <table:table-cell office:value-type="string">
            <text:p>RRE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B99D</text:p>
          </table:table-cell>
          <table:table-cell office:value-type="string">
            <text:p>EXTRACT AND SET EXTENDED AUTHORITY</text:p>
          </table:table-cell>
          <table:table-cell office:value-type="string">
            <text:p>ESEA</text:p>
          </table:table-cell>
          <table:table-cell office:value-type="string">
            <text:p>R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C00</text:p>
          </table:table-cell>
          <table:table-cell office:value-type="string">
            <text:p>LOAD ADDRESS RELATIVE LONG</text:p>
          </table:table-cell>
          <table:table-cell office:value-type="string">
            <text:p>LARL</text:p>
          </table:table-cell>
          <table:table-cell office:value-type="string">
            <text:p>RIL-b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C04</text:p>
          </table:table-cell>
          <table:table-cell office:value-type="string">
            <text:p>BRANCH RELATIVE ON CONDITION LONG</text:p>
          </table:table-cell>
          <table:table-cell office:value-type="string">
            <text:p>BRCL</text:p>
          </table:table-cell>
          <table:table-cell office:value-type="string">
            <text:p>RIL-c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C05</text:p>
          </table:table-cell>
          <table:table-cell office:value-type="string">
            <text:p>BRANCH RELATIVE AND SAVE LONG</text:p>
          </table:table-cell>
          <table:table-cell office:value-type="string">
            <text:p>BRASL</text:p>
          </table:table-cell>
          <table:table-cell office:value-type="string">
            <text:p>RIL-b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303</text:p>
          </table:table-cell>
          <table:table-cell office:value-type="string">
            <text:p>LOAD REAL ADDRESS (64)</text:p>
          </table:table-cell>
          <table:table-cell office:value-type="string">
            <text:p>LRA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4</text:p>
          </table:table-cell>
          <table:table-cell office:value-type="string">
            <text:p>LOAD (64)</text:p>
          </table:table-cell>
          <table:table-cell office:value-type="string">
            <text:p>L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8</text:p>
          </table:table-cell>
          <table:table-cell office:value-type="string">
            <text:p>ADD (64)</text:p>
          </table:table-cell>
          <table:table-cell office:value-type="string">
            <text:p>A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9</text:p>
          </table:table-cell>
          <table:table-cell office:value-type="string">
            <text:p>SUBTRACT (64)</text:p>
          </table:table-cell>
          <table:table-cell office:value-type="string">
            <text:p>S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A</text:p>
          </table:table-cell>
          <table:table-cell office:value-type="string">
            <text:p>ADD LOGICAL (64)</text:p>
          </table:table-cell>
          <table:table-cell office:value-type="string">
            <text:p>AL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B</text:p>
          </table:table-cell>
          <table:table-cell office:value-type="string">
            <text:p>SUBTRACT LOGICAL (64)</text:p>
          </table:table-cell>
          <table:table-cell office:value-type="string">
            <text:p>SL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C</text:p>
          </table:table-cell>
          <table:table-cell office:value-type="string">
            <text:p>MULTIPLY SINGLE (64)</text:p>
          </table:table-cell>
          <table:table-cell office:value-type="string">
            <text:p>MS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D</text:p>
          </table:table-cell>
          <table:table-cell office:value-type="string">
            <text:p>DIVIDE SINGLE (64)</text:p>
          </table:table-cell>
          <table:table-cell office:value-type="string">
            <text:p>DS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E</text:p>
          </table:table-cell>
          <table:table-cell office:value-type="string">
            <text:p>CONVERT TO BINARY (64)</text:p>
          </table:table-cell>
          <table:table-cell office:value-type="string">
            <text:p>CVB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0F</text:p>
          </table:table-cell>
          <table:table-cell office:value-type="string">
            <text:p>LOAD REVERSED (64)</text:p>
          </table:table-cell>
          <table:table-cell office:value-type="string">
            <text:p>LRV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4</text:p>
          </table:table-cell>
          <table:table-cell office:value-type="string">
            <text:p>LOAD (64?32)</text:p>
          </table:table-cell>
          <table:table-cell office:value-type="string">
            <text:p>L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5</text:p>
          </table:table-cell>
          <table:table-cell office:value-type="string">
            <text:p>LOAD HALFWORD (64?16)</text:p>
          </table:table-cell>
          <table:table-cell office:value-type="string">
            <text:p>LGH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6</text:p>
          </table:table-cell>
          <table:table-cell office:value-type="string">
            <text:p>LOAD LOGICAL (64?32)</text:p>
          </table:table-cell>
          <table:table-cell office:value-type="string">
            <text:p>LL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7</text:p>
          </table:table-cell>
          <table:table-cell office:value-type="string">
            <text:p>LOAD LOGICAL THIRTY ONE BITS (64?31)</text:p>
          </table:table-cell>
          <table:table-cell office:value-type="string">
            <text:p>LLGT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8</text:p>
          </table:table-cell>
          <table:table-cell office:value-type="string">
            <text:p>ADD (64?32)</text:p>
          </table:table-cell>
          <table:table-cell office:value-type="string">
            <text:p>A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9</text:p>
          </table:table-cell>
          <table:table-cell office:value-type="string">
            <text:p>SUBTRACT (64?32)</text:p>
          </table:table-cell>
          <table:table-cell office:value-type="string">
            <text:p>S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A</text:p>
          </table:table-cell>
          <table:table-cell office:value-type="string">
            <text:p>ADD LOGICAL (64?32)</text:p>
          </table:table-cell>
          <table:table-cell office:value-type="string">
            <text:p>AL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B</text:p>
          </table:table-cell>
          <table:table-cell office:value-type="string">
            <text:p>SUBTRACT LOGICAL (64?32)</text:p>
          </table:table-cell>
          <table:table-cell office:value-type="string">
            <text:p>SL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C</text:p>
          </table:table-cell>
          <table:table-cell office:value-type="string">
            <text:p>MULTIPLY SINGLE (64?32)</text:p>
          </table:table-cell>
          <table:table-cell office:value-type="string">
            <text:p>MS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D</text:p>
          </table:table-cell>
          <table:table-cell office:value-type="string">
            <text:p>DIVIDE SINGLE (64?32)</text:p>
          </table:table-cell>
          <table:table-cell office:value-type="string">
            <text:p>DS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1E</text:p>
          </table:table-cell>
          <table:table-cell office:value-type="string">
            <text:p>LOAD REVERSED (32)</text:p>
          </table:table-cell>
          <table:table-cell office:value-type="string">
            <text:p>LRV</text:p>
          </table:table-cell>
          <table:table-cell office:value-type="string">
            <text:p>RX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31F</text:p>
          </table:table-cell>
          <table:table-cell office:value-type="string">
            <text:p>LOAD REVERSED (16)</text:p>
          </table:table-cell>
          <table:table-cell office:value-type="string">
            <text:p>LRVH</text:p>
          </table:table-cell>
          <table:table-cell office:value-type="string">
            <text:p>RX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320</text:p>
          </table:table-cell>
          <table:table-cell office:value-type="string">
            <text:p>COMPARE (64)</text:p>
          </table:table-cell>
          <table:table-cell office:value-type="string">
            <text:p>C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21</text:p>
          </table:table-cell>
          <table:table-cell office:value-type="string">
            <text:p>COMPARE LOGICAL (64)</text:p>
          </table:table-cell>
          <table:table-cell office:value-type="string">
            <text:p>CL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24</text:p>
          </table:table-cell>
          <table:table-cell office:value-type="string">
            <text:p>STORE (64)</text:p>
          </table:table-cell>
          <table:table-cell office:value-type="string">
            <text:p>ST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2E</text:p>
          </table:table-cell>
          <table:table-cell office:value-type="string">
            <text:p>CONVERT TO DECIMAL (64)</text:p>
          </table:table-cell>
          <table:table-cell office:value-type="string">
            <text:p>CVD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2F</text:p>
          </table:table-cell>
          <table:table-cell office:value-type="string">
            <text:p>STORE REVERSED (64)</text:p>
          </table:table-cell>
          <table:table-cell office:value-type="string">
            <text:p>STRV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30</text:p>
          </table:table-cell>
          <table:table-cell office:value-type="string">
            <text:p>COMPARE (64?32)</text:p>
          </table:table-cell>
          <table:table-cell office:value-type="string">
            <text:p>C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31</text:p>
          </table:table-cell>
          <table:table-cell office:value-type="string">
            <text:p>COMPARE LOGICAL (64?32)</text:p>
          </table:table-cell>
          <table:table-cell office:value-type="string">
            <text:p>CLGF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3E</text:p>
          </table:table-cell>
          <table:table-cell office:value-type="string">
            <text:p>STORE REVERSED (32)</text:p>
          </table:table-cell>
          <table:table-cell office:value-type="string">
            <text:p>STRV</text:p>
          </table:table-cell>
          <table:table-cell office:value-type="string">
            <text:p>RX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33F</text:p>
          </table:table-cell>
          <table:table-cell office:value-type="string">
            <text:p>STORE REVERSED (16)</text:p>
          </table:table-cell>
          <table:table-cell office:value-type="string">
            <text:p>STRVH</text:p>
          </table:table-cell>
          <table:table-cell office:value-type="string">
            <text:p>RX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346</text:p>
          </table:table-cell>
          <table:table-cell office:value-type="string">
            <text:p>BRANCH ON COUNT (64)</text:p>
          </table:table-cell>
          <table:table-cell office:value-type="string">
            <text:p>BCT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0</text:p>
          </table:table-cell>
          <table:table-cell office:value-type="string">
            <text:p>AND (64)</text:p>
          </table:table-cell>
          <table:table-cell office:value-type="string">
            <text:p>N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1</text:p>
          </table:table-cell>
          <table:table-cell office:value-type="string">
            <text:p>OR (64)</text:p>
          </table:table-cell>
          <table:table-cell office:value-type="string">
            <text:p>O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2</text:p>
          </table:table-cell>
          <table:table-cell office:value-type="string">
            <text:p>EXCLUSIVE OR (64)</text:p>
          </table:table-cell>
          <table:table-cell office:value-type="string">
            <text:p>X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6</text:p>
          </table:table-cell>
          <table:table-cell office:value-type="string">
            <text:p>MULTIPLY LOGICAL (128?64)</text:p>
          </table:table-cell>
          <table:table-cell office:value-type="string">
            <text:p>ML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7</text:p>
          </table:table-cell>
          <table:table-cell office:value-type="string">
            <text:p>DIVIDE LOGICAL (64?128)</text:p>
          </table:table-cell>
          <table:table-cell office:value-type="string">
            <text:p>DL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8</text:p>
          </table:table-cell>
          <table:table-cell office:value-type="string">
            <text:p>ADD LOGICAL WITH CARRY (64)</text:p>
          </table:table-cell>
          <table:table-cell office:value-type="string">
            <text:p>ALC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9</text:p>
          </table:table-cell>
          <table:table-cell office:value-type="string">
            <text:p>SUBTRACT LOGICAL WITH BORROW (64)</text:p>
          </table:table-cell>
          <table:table-cell office:value-type="string">
            <text:p>SLBG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E</text:p>
          </table:table-cell>
          <table:table-cell office:value-type="string">
            <text:p>STORE PAIR TO QUADWORD</text:p>
          </table:table-cell>
          <table:table-cell office:value-type="string">
            <text:p>STPQ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8F</text:p>
          </table:table-cell>
          <table:table-cell office:value-type="string">
            <text:p>LOAD PAIR FROM QUADWORD (64&amp;64?128)</text:p>
          </table:table-cell>
          <table:table-cell office:value-type="string">
            <text:p>LPQ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90</text:p>
          </table:table-cell>
          <table:table-cell office:value-type="string">
            <text:p>LOAD LOGICAL CHARACTER (64?8)</text:p>
          </table:table-cell>
          <table:table-cell office:value-type="string">
            <text:p>LLGC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91</text:p>
          </table:table-cell>
          <table:table-cell office:value-type="string">
            <text:p>LOAD LOGICAL HALFWORD (64?16)</text:p>
          </table:table-cell>
          <table:table-cell office:value-type="string">
            <text:p>LLGH</text:p>
          </table:table-cell>
          <table:table-cell office:value-type="string">
            <text:p>RX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396</text:p>
          </table:table-cell>
          <table:table-cell office:value-type="string">
            <text:p>MULTIPLY LOGICAL (64?32)</text:p>
          </table:table-cell>
          <table:table-cell office:value-type="string">
            <text:p>ML</text:p>
          </table:table-cell>
          <table:table-cell office:value-type="string">
            <text:p>RX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397</text:p>
          </table:table-cell>
          <table:table-cell office:value-type="string">
            <text:p>DIVIDE LOGICAL (32?64)</text:p>
          </table:table-cell>
          <table:table-cell office:value-type="string">
            <text:p>DL</text:p>
          </table:table-cell>
          <table:table-cell office:value-type="string">
            <text:p>RX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398</text:p>
          </table:table-cell>
          <table:table-cell office:value-type="string">
            <text:p>ADD LOGICAL WITH CARRY (32)</text:p>
          </table:table-cell>
          <table:table-cell office:value-type="string">
            <text:p>ALC</text:p>
          </table:table-cell>
          <table:table-cell office:value-type="string">
            <text:p>RX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399</text:p>
          </table:table-cell>
          <table:table-cell office:value-type="string">
            <text:p>SUBTRACT LOGICAL WITH BORROW (32)</text:p>
          </table:table-cell>
          <table:table-cell office:value-type="string">
            <text:p>SLB</text:p>
          </table:table-cell>
          <table:table-cell office:value-type="string">
            <text:p>RX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502</text:p>
          </table:table-cell>
          <table:table-cell office:value-type="string">
            <text:p>STORE REAL ADDRESS</text:p>
          </table:table-cell>
          <table:table-cell office:value-type="string">
            <text:p>STRAG</text:p>
          </table:table-cell>
          <table:table-cell office:value-type="string">
            <text:p>SS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04</text:p>
          </table:table-cell>
          <table:table-cell office:value-type="string">
            <text:p>LOAD MULTIPLE (64)</text:p>
          </table:table-cell>
          <table:table-cell office:value-type="string">
            <text:p>LM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0A</text:p>
          </table:table-cell>
          <table:table-cell office:value-type="string">
            <text:p>SHIFT RIGHT SINGLE (64)</text:p>
          </table:table-cell>
          <table:table-cell office:value-type="string">
            <text:p>SRA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0B</text:p>
          </table:table-cell>
          <table:table-cell office:value-type="string">
            <text:p>SHIFT LEFT SINGLE (64)</text:p>
          </table:table-cell>
          <table:table-cell office:value-type="string">
            <text:p>SLA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0C</text:p>
          </table:table-cell>
          <table:table-cell office:value-type="string">
            <text:p>SHIFT RIGHT SINGLE LOGICAL (64)</text:p>
          </table:table-cell>
          <table:table-cell office:value-type="string">
            <text:p>SRL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0D</text:p>
          </table:table-cell>
          <table:table-cell office:value-type="string">
            <text:p>SHIFT LEFT SINGLE LOGICAL (64)</text:p>
          </table:table-cell>
          <table:table-cell office:value-type="string">
            <text:p>SLL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0F</text:p>
          </table:table-cell>
          <table:table-cell office:value-type="string">
            <text:p>TRACE (64)</text:p>
          </table:table-cell>
          <table:table-cell office:value-type="string">
            <text:p>TRAC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1C</text:p>
          </table:table-cell>
          <table:table-cell office:value-type="string">
            <text:p>ROTATE LEFT SINGLE LOGICAL (64)</text:p>
          </table:table-cell>
          <table:table-cell office:value-type="string">
            <text:p>RLL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1D</text:p>
          </table:table-cell>
          <table:table-cell office:value-type="string">
            <text:p>ROTATE LEFT SINGLE LOGICAL (32)</text:p>
          </table:table-cell>
          <table:table-cell office:value-type="string">
            <text:p>RLL</text:p>
          </table:table-cell>
          <table:table-cell office:value-type="string">
            <text:p>RSY-a</text:p>
          </table:table-cell>
          <table:table-cell office:value-type="string">
            <text:p>N3</text:p>
          </table:table-cell>
          <table:table-cell table:number-columns-repeated="1019"/>
        </table:table-row>
        <table:table-row table:style-name="ro2">
          <table:table-cell office:value-type="string">
            <text:p>EB20</text:p>
          </table:table-cell>
          <table:table-cell office:value-type="string">
            <text:p>COMPARE LOGICAL CHAR. UNDER MASK (high)</text:p>
          </table:table-cell>
          <table:table-cell office:value-type="string">
            <text:p>CLMH</text:p>
          </table:table-cell>
          <table:table-cell office:value-type="string">
            <text:p>RSY-b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24</text:p>
          </table:table-cell>
          <table:table-cell office:value-type="string">
            <text:p>STORE MULTIPLE (64)</text:p>
          </table:table-cell>
          <table:table-cell office:value-type="string">
            <text:p>STM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25</text:p>
          </table:table-cell>
          <table:table-cell office:value-type="string">
            <text:p>STORE CONTROL (64)</text:p>
          </table:table-cell>
          <table:table-cell office:value-type="string">
            <text:p>STCT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26</text:p>
          </table:table-cell>
          <table:table-cell office:value-type="string">
            <text:p>STORE MULTIPLE HIGH (32)</text:p>
          </table:table-cell>
          <table:table-cell office:value-type="string">
            <text:p>STMH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2C</text:p>
          </table:table-cell>
          <table:table-cell office:value-type="string">
            <text:p>STORE CHARACTERS UNDER MASK (high)</text:p>
          </table:table-cell>
          <table:table-cell office:value-type="string">
            <text:p>STCMH</text:p>
          </table:table-cell>
          <table:table-cell office:value-type="string">
            <text:p>RSY-b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2F</text:p>
          </table:table-cell>
          <table:table-cell office:value-type="string">
            <text:p>LOAD CONTROL (64)</text:p>
          </table:table-cell>
          <table:table-cell office:value-type="string">
            <text:p>LCTL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30</text:p>
          </table:table-cell>
          <table:table-cell office:value-type="string">
            <text:p>COMPARE AND SWAP (64)</text:p>
          </table:table-cell>
          <table:table-cell office:value-type="string">
            <text:p>CS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3E</text:p>
          </table:table-cell>
          <table:table-cell office:value-type="string">
            <text:p>COMPARE DOUBLE AND SWAP (64)</text:p>
          </table:table-cell>
          <table:table-cell office:value-type="string">
            <text:p>CDS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44</text:p>
          </table:table-cell>
          <table:table-cell office:value-type="string">
            <text:p>BRANCH ON INDEX HIGH (64)</text:p>
          </table:table-cell>
          <table:table-cell office:value-type="string">
            <text:p>BXH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45</text:p>
          </table:table-cell>
          <table:table-cell office:value-type="string">
            <text:p>BRANCH ON INDEX LOW OR EQUAL (64)</text:p>
          </table:table-cell>
          <table:table-cell office:value-type="string">
            <text:p>BXLEG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80</text:p>
          </table:table-cell>
          <table:table-cell office:value-type="string">
            <text:p>INSERT CHARACTERS UNDER MASK (high)</text:p>
          </table:table-cell>
          <table:table-cell office:value-type="string">
            <text:p>ICMH</text:p>
          </table:table-cell>
          <table:table-cell office:value-type="string">
            <text:p>RSY-b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B96</text:p>
          </table:table-cell>
          <table:table-cell office:value-type="string">
            <text:p>LOAD MULTIPLE HIGH (32)</text:p>
          </table:table-cell>
          <table:table-cell office:value-type="string">
            <text:p>LMH</text:p>
          </table:table-cell>
          <table:table-cell office:value-type="string">
            <text:p>RSY-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C44</text:p>
          </table:table-cell>
          <table:table-cell office:value-type="string">
            <text:p>BRANCH RELATIVE ON INDEX HIGH (64)</text:p>
          </table:table-cell>
          <table:table-cell office:value-type="string">
            <text:p>BRXHG</text:p>
          </table:table-cell>
          <table:table-cell office:value-type="string">
            <text:p>RIE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C45</text:p>
          </table:table-cell>
          <table:table-cell office:value-type="string">
            <text:p>BRANCH RELATIVE ON INDEX LOW OR EQ. (64)</text:p>
          </table:table-cell>
          <table:table-cell office:value-type="string">
            <text:p>BRXLG</text:p>
          </table:table-cell>
          <table:table-cell office:value-type="string">
            <text:p>RIE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EF</text:p>
          </table:table-cell>
          <table:table-cell office:value-type="string">
            <text:p>LOAD MULTIPLE DISJOINT (64?32&amp;32)</text:p>
          </table:table-cell>
          <table:table-cell office:value-type="string">
            <text:p>LMD</text:p>
          </table:table-cell>
          <table:table-cell office:value-type="string">
            <text:p>SS-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990 (2003)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office:value-type="string">
            <text:p>B32E</text:p>
          </table:table-cell>
          <table:table-cell office:value-type="string">
            <text:p>MULTIPLY AND ADD (short HFP)</text:p>
          </table:table-cell>
          <table:table-cell office:value-type="string">
            <text:p>MAER</text:p>
          </table:table-cell>
          <table:table-cell office:value-type="string">
            <text:p>RRD</text:p>
          </table:table-cell>
          <table:table-cell office:value-type="string">
            <text:p>HM</text:p>
          </table:table-cell>
          <table:table-cell table:number-columns-repeated="1019"/>
        </table:table-row>
        <table:table-row table:style-name="ro2">
          <table:table-cell office:value-type="string">
            <text:p>B32F</text:p>
          </table:table-cell>
          <table:table-cell office:value-type="string">
            <text:p>MULTIPLY AND SUBTRACT (short HFP)</text:p>
          </table:table-cell>
          <table:table-cell office:value-type="string">
            <text:p>MSER</text:p>
          </table:table-cell>
          <table:table-cell office:value-type="string">
            <text:p>RRD</text:p>
          </table:table-cell>
          <table:table-cell office:value-type="string">
            <text:p>HM</text:p>
          </table:table-cell>
          <table:table-cell table:number-columns-repeated="1019"/>
        </table:table-row>
        <table:table-row table:style-name="ro2">
          <table:table-cell office:value-type="string">
            <text:p>B33E</text:p>
          </table:table-cell>
          <table:table-cell office:value-type="string">
            <text:p>MULTIPLY AND ADD (long HFP)</text:p>
          </table:table-cell>
          <table:table-cell office:value-type="string">
            <text:p>MADR</text:p>
          </table:table-cell>
          <table:table-cell office:value-type="string">
            <text:p>RRD</text:p>
          </table:table-cell>
          <table:table-cell office:value-type="string">
            <text:p>HM</text:p>
          </table:table-cell>
          <table:table-cell table:number-columns-repeated="1019"/>
        </table:table-row>
        <table:table-row table:style-name="ro2">
          <table:table-cell office:value-type="string">
            <text:p>B33F</text:p>
          </table:table-cell>
          <table:table-cell office:value-type="string">
            <text:p>MULTIPLY AND SUBTRACT (long HFP)</text:p>
          </table:table-cell>
          <table:table-cell office:value-type="string">
            <text:p>MSDR</text:p>
          </table:table-cell>
          <table:table-cell office:value-type="string">
            <text:p>RRD</text:p>
          </table:table-cell>
          <table:table-cell office:value-type="string">
            <text:p>HM</text:p>
          </table:table-cell>
          <table:table-cell table:number-columns-repeated="1019"/>
        </table:table-row>
        <table:table-row table:style-name="ro2">
          <table:table-cell office:value-type="string">
            <text:p>B91E</text:p>
          </table:table-cell>
          <table:table-cell office:value-type="string">
            <text:p>COMPUTE MESSAGE AUTHENTICATION CODE</text:p>
          </table:table-cell>
          <table:table-cell office:value-type="string">
            <text:p>KMAC</text:p>
          </table:table-cell>
          <table:table-cell office:value-type="string">
            <text:p>RRE</text:p>
          </table:table-cell>
          <table:table-cell office:value-type="string">
            <text:p>MS</text:p>
          </table:table-cell>
          <table:table-cell table:number-columns-repeated="1019"/>
        </table:table-row>
        <table:table-row table:style-name="ro2">
          <table:table-cell office:value-type="string">
            <text:p>B92E</text:p>
          </table:table-cell>
          <table:table-cell office:value-type="string">
            <text:p>CIPHER MESSAGE</text:p>
          </table:table-cell>
          <table:table-cell office:value-type="string">
            <text:p>KM</text:p>
          </table:table-cell>
          <table:table-cell office:value-type="string">
            <text:p>RRE</text:p>
          </table:table-cell>
          <table:table-cell office:value-type="string">
            <text:p>MS</text:p>
          </table:table-cell>
          <table:table-cell table:number-columns-repeated="1019"/>
        </table:table-row>
        <table:table-row table:style-name="ro2">
          <table:table-cell office:value-type="string">
            <text:p>B92F</text:p>
          </table:table-cell>
          <table:table-cell office:value-type="string">
            <text:p>CIPHER MESSAGE WITH CHAINING</text:p>
          </table:table-cell>
          <table:table-cell office:value-type="string">
            <text:p>KMC</text:p>
          </table:table-cell>
          <table:table-cell office:value-type="string">
            <text:p>RRE</text:p>
          </table:table-cell>
          <table:table-cell office:value-type="string">
            <text:p>MS</text:p>
          </table:table-cell>
          <table:table-cell table:number-columns-repeated="1019"/>
        </table:table-row>
        <table:table-row table:style-name="ro2">
          <table:table-cell office:value-type="string">
            <text:p>B93E</text:p>
          </table:table-cell>
          <table:table-cell office:value-type="string">
            <text:p>COMPUTE INTERMEDIATE MESSAGE DIGEST</text:p>
          </table:table-cell>
          <table:table-cell office:value-type="string">
            <text:p>KIMD</text:p>
          </table:table-cell>
          <table:table-cell office:value-type="string">
            <text:p>RRE</text:p>
          </table:table-cell>
          <table:table-cell office:value-type="string">
            <text:p>MS</text:p>
          </table:table-cell>
          <table:table-cell table:number-columns-repeated="1019"/>
        </table:table-row>
        <table:table-row table:style-name="ro2">
          <table:table-cell office:value-type="string">
            <text:p>B93F</text:p>
          </table:table-cell>
          <table:table-cell office:value-type="string">
            <text:p>COMPUTE LAST MESSAGE DIGEST</text:p>
          </table:table-cell>
          <table:table-cell office:value-type="string">
            <text:p>KLMD</text:p>
          </table:table-cell>
          <table:table-cell office:value-type="string">
            <text:p>RRE</text:p>
          </table:table-cell>
          <table:table-cell office:value-type="string">
            <text:p>MS</text:p>
          </table:table-cell>
          <table:table-cell table:number-columns-repeated="1019"/>
        </table:table-row>
        <table:table-row table:style-name="ro2">
          <table:table-cell office:value-type="string">
            <text:p>B98A</text:p>
          </table:table-cell>
          <table:table-cell office:value-type="string">
            <text:p>COMPARE AND SWAP AND PURGE (64)</text:p>
          </table:table-cell>
          <table:table-cell office:value-type="string">
            <text:p>CSPG</text:p>
          </table:table-cell>
          <table:table-cell office:value-type="string">
            <text:p>RRE</text:p>
          </table:table-cell>
          <table:table-cell office:value-type="string">
            <text:p>DE</text:p>
          </table:table-cell>
          <table:table-cell table:number-columns-repeated="1019"/>
        </table:table-row>
        <table:table-row table:style-name="ro2">
          <table:table-cell office:value-type="string">
            <text:p>B98E</text:p>
          </table:table-cell>
          <table:table-cell office:value-type="string">
            <text:p>INVALIDATE DAT TABLE ENTRY</text:p>
          </table:table-cell>
          <table:table-cell office:value-type="string">
            <text:p>IDTE</text:p>
          </table:table-cell>
          <table:table-cell office:value-type="string">
            <text:p>RRF-b</text:p>
          </table:table-cell>
          <table:table-cell office:value-type="string">
            <text:p>DE</text:p>
          </table:table-cell>
          <table:table-cell table:number-columns-repeated="1019"/>
        </table:table-row>
        <table:table-row table:style-name="ro2">
          <table:table-cell office:value-type="string">
            <text:p>E306</text:p>
          </table:table-cell>
          <table:table-cell office:value-type="string">
            <text:p>CONVERT TO BINARY (32)</text:p>
          </table:table-cell>
          <table:table-cell office:value-type="string">
            <text:p>CVB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13</text:p>
          </table:table-cell>
          <table:table-cell office:value-type="string">
            <text:p>LOAD REAL ADDRESS (32)</text:p>
          </table:table-cell>
          <table:table-cell office:value-type="string">
            <text:p>LRA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26</text:p>
          </table:table-cell>
          <table:table-cell office:value-type="string">
            <text:p>CONVERT TO DECIMAL (32)</text:p>
          </table:table-cell>
          <table:table-cell office:value-type="string">
            <text:p>CVD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0</text:p>
          </table:table-cell>
          <table:table-cell office:value-type="string">
            <text:p>STORE (32)</text:p>
          </table:table-cell>
          <table:table-cell office:value-type="string">
            <text:p>ST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1</text:p>
          </table:table-cell>
          <table:table-cell office:value-type="string">
            <text:p>MULTIPLY SINGLE (32)</text:p>
          </table:table-cell>
          <table:table-cell office:value-type="string">
            <text:p>MS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4</text:p>
          </table:table-cell>
          <table:table-cell office:value-type="string">
            <text:p>AND (32)</text:p>
          </table:table-cell>
          <table:table-cell office:value-type="string">
            <text:p>N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5</text:p>
          </table:table-cell>
          <table:table-cell office:value-type="string">
            <text:p>COMPARE LOGICAL (32)</text:p>
          </table:table-cell>
          <table:table-cell office:value-type="string">
            <text:p>CL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6</text:p>
          </table:table-cell>
          <table:table-cell office:value-type="string">
            <text:p>OR (32)</text:p>
          </table:table-cell>
          <table:table-cell office:value-type="string">
            <text:p>O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7</text:p>
          </table:table-cell>
          <table:table-cell office:value-type="string">
            <text:p>EXCLUSIVE OR (32)</text:p>
          </table:table-cell>
          <table:table-cell office:value-type="string">
            <text:p>X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8</text:p>
          </table:table-cell>
          <table:table-cell office:value-type="string">
            <text:p>LOAD (32)</text:p>
          </table:table-cell>
          <table:table-cell office:value-type="string">
            <text:p>L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9</text:p>
          </table:table-cell>
          <table:table-cell office:value-type="string">
            <text:p>COMPARE (32)</text:p>
          </table:table-cell>
          <table:table-cell office:value-type="string">
            <text:p>C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A</text:p>
          </table:table-cell>
          <table:table-cell office:value-type="string">
            <text:p>ADD (32)</text:p>
          </table:table-cell>
          <table:table-cell office:value-type="string">
            <text:p>A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B</text:p>
          </table:table-cell>
          <table:table-cell office:value-type="string">
            <text:p>SUBTRACT (32)</text:p>
          </table:table-cell>
          <table:table-cell office:value-type="string">
            <text:p>S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E</text:p>
          </table:table-cell>
          <table:table-cell office:value-type="string">
            <text:p>ADD LOGICAL (32)</text:p>
          </table:table-cell>
          <table:table-cell office:value-type="string">
            <text:p>AL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5F</text:p>
          </table:table-cell>
          <table:table-cell office:value-type="string">
            <text:p>SUBTRACT LOGICAL (32)</text:p>
          </table:table-cell>
          <table:table-cell office:value-type="string">
            <text:p>SL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0</text:p>
          </table:table-cell>
          <table:table-cell office:value-type="string">
            <text:p>STORE HALFWORD (16)</text:p>
          </table:table-cell>
          <table:table-cell office:value-type="string">
            <text:p>STH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1</text:p>
          </table:table-cell>
          <table:table-cell office:value-type="string">
            <text:p>LOAD ADDRESS</text:p>
          </table:table-cell>
          <table:table-cell office:value-type="string">
            <text:p>LA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2</text:p>
          </table:table-cell>
          <table:table-cell office:value-type="string">
            <text:p>STORE CHARACTER</text:p>
          </table:table-cell>
          <table:table-cell office:value-type="string">
            <text:p>STC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3</text:p>
          </table:table-cell>
          <table:table-cell office:value-type="string">
            <text:p>INSERT CHARACTER</text:p>
          </table:table-cell>
          <table:table-cell office:value-type="string">
            <text:p>IC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6</text:p>
          </table:table-cell>
          <table:table-cell office:value-type="string">
            <text:p>LOAD BYTE (32?8)</text:p>
          </table:table-cell>
          <table:table-cell office:value-type="string">
            <text:p>LB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7</text:p>
          </table:table-cell>
          <table:table-cell office:value-type="string">
            <text:p>LOAD BYTE (64?8)</text:p>
          </table:table-cell>
          <table:table-cell office:value-type="string">
            <text:p>LGB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8</text:p>
          </table:table-cell>
          <table:table-cell office:value-type="string">
            <text:p>LOAD HALFWORD (32?16)</text:p>
          </table:table-cell>
          <table:table-cell office:value-type="string">
            <text:p>LH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9</text:p>
          </table:table-cell>
          <table:table-cell office:value-type="string">
            <text:p>COMPARE HALFWORD (32?16)</text:p>
          </table:table-cell>
          <table:table-cell office:value-type="string">
            <text:p>CH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A</text:p>
          </table:table-cell>
          <table:table-cell office:value-type="string">
            <text:p>ADD HALFWORD (32?16)</text:p>
          </table:table-cell>
          <table:table-cell office:value-type="string">
            <text:p>AH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37B</text:p>
          </table:table-cell>
          <table:table-cell office:value-type="string">
            <text:p>SUBTRACT HALFWORD (32?16)</text:p>
          </table:table-cell>
          <table:table-cell office:value-type="string">
            <text:p>SH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14</text:p>
          </table:table-cell>
          <table:table-cell office:value-type="string">
            <text:p>COMPARE AND SWAP (32)</text:p>
          </table:table-cell>
          <table:table-cell office:value-type="string">
            <text:p>CSY</text:p>
          </table:table-cell>
          <table:table-cell office:value-type="string">
            <text:p>RS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21</text:p>
          </table:table-cell>
          <table:table-cell office:value-type="string">
            <text:p>COMPARE LOGICAL CHAR. UNDER MASK (low)</text:p>
          </table:table-cell>
          <table:table-cell office:value-type="string">
            <text:p>CLMY</text:p>
          </table:table-cell>
          <table:table-cell office:value-type="string">
            <text:p>RSY-b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2D</text:p>
          </table:table-cell>
          <table:table-cell office:value-type="string">
            <text:p>STORE CHARACTERS UNDER MASK (low)</text:p>
          </table:table-cell>
          <table:table-cell office:value-type="string">
            <text:p>STCMY</text:p>
          </table:table-cell>
          <table:table-cell office:value-type="string">
            <text:p>RSY-b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31</text:p>
          </table:table-cell>
          <table:table-cell office:value-type="string">
            <text:p>COMPARE DOUBLE AND SWAP (32)</text:p>
          </table:table-cell>
          <table:table-cell office:value-type="string">
            <text:p>CDSY</text:p>
          </table:table-cell>
          <table:table-cell office:value-type="string">
            <text:p>RS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51</text:p>
          </table:table-cell>
          <table:table-cell office:value-type="string">
            <text:p>TEST UNDER MASK</text:p>
          </table:table-cell>
          <table:table-cell office:value-type="string">
            <text:p>TMY</text:p>
          </table:table-cell>
          <table:table-cell office:value-type="string">
            <text:p>SIY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52</text:p>
          </table:table-cell>
          <table:table-cell office:value-type="string">
            <text:p>MOVE (immediate)</text:p>
          </table:table-cell>
          <table:table-cell office:value-type="string">
            <text:p>MVIY</text:p>
          </table:table-cell>
          <table:table-cell office:value-type="string">
            <text:p>SIY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54</text:p>
          </table:table-cell>
          <table:table-cell office:value-type="string">
            <text:p>AND (immediate)</text:p>
          </table:table-cell>
          <table:table-cell office:value-type="string">
            <text:p>NIY</text:p>
          </table:table-cell>
          <table:table-cell office:value-type="string">
            <text:p>SIY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55</text:p>
          </table:table-cell>
          <table:table-cell office:value-type="string">
            <text:p>COMPARE LOGICAL (immediate)</text:p>
          </table:table-cell>
          <table:table-cell office:value-type="string">
            <text:p>CLIY</text:p>
          </table:table-cell>
          <table:table-cell office:value-type="string">
            <text:p>SIY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56</text:p>
          </table:table-cell>
          <table:table-cell office:value-type="string">
            <text:p>OR (immediate)</text:p>
          </table:table-cell>
          <table:table-cell office:value-type="string">
            <text:p>OIY</text:p>
          </table:table-cell>
          <table:table-cell office:value-type="string">
            <text:p>SIY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57</text:p>
          </table:table-cell>
          <table:table-cell office:value-type="string">
            <text:p>EXCLUSIVE OR (immediate)</text:p>
          </table:table-cell>
          <table:table-cell office:value-type="string">
            <text:p>XIY</text:p>
          </table:table-cell>
          <table:table-cell office:value-type="string">
            <text:p>SIY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81</text:p>
          </table:table-cell>
          <table:table-cell office:value-type="string">
            <text:p>INSERT CHARACTERS UNDER MASK (low)</text:p>
          </table:table-cell>
          <table:table-cell office:value-type="string">
            <text:p>ICMY</text:p>
          </table:table-cell>
          <table:table-cell office:value-type="string">
            <text:p>RSY-b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90</text:p>
          </table:table-cell>
          <table:table-cell office:value-type="string">
            <text:p>STORE MULTIPLE (32)</text:p>
          </table:table-cell>
          <table:table-cell office:value-type="string">
            <text:p>STMY</text:p>
          </table:table-cell>
          <table:table-cell office:value-type="string">
            <text:p>RS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98</text:p>
          </table:table-cell>
          <table:table-cell office:value-type="string">
            <text:p>LOAD MULTIPLE (32)</text:p>
          </table:table-cell>
          <table:table-cell office:value-type="string">
            <text:p>LMY</text:p>
          </table:table-cell>
          <table:table-cell office:value-type="string">
            <text:p>RS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9A</text:p>
          </table:table-cell>
          <table:table-cell office:value-type="string">
            <text:p>LOAD ACCESS MULTIPLE</text:p>
          </table:table-cell>
          <table:table-cell office:value-type="string">
            <text:p>LAMY</text:p>
          </table:table-cell>
          <table:table-cell office:value-type="string">
            <text:p>RS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B9B</text:p>
          </table:table-cell>
          <table:table-cell office:value-type="string">
            <text:p>STORE ACCESS MULTIPLE</text:p>
          </table:table-cell>
          <table:table-cell office:value-type="string">
            <text:p>STAMY</text:p>
          </table:table-cell>
          <table:table-cell office:value-type="string">
            <text:p>RS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D2E</text:p>
          </table:table-cell>
          <table:table-cell office:value-type="string">
            <text:p>MULTIPLY AND ADD (short HFP)</text:p>
          </table:table-cell>
          <table:table-cell office:value-type="string">
            <text:p>MAE</text:p>
          </table:table-cell>
          <table:table-cell office:value-type="string">
            <text:p>RXF</text:p>
          </table:table-cell>
          <table:table-cell office:value-type="string">
            <text:p>HM</text:p>
          </table:table-cell>
          <table:table-cell table:number-columns-repeated="1019"/>
        </table:table-row>
        <table:table-row table:style-name="ro2">
          <table:table-cell office:value-type="string">
            <text:p>ED2F</text:p>
          </table:table-cell>
          <table:table-cell office:value-type="string">
            <text:p>MULTIPLY AND SUBTRACT (short HFP)</text:p>
          </table:table-cell>
          <table:table-cell office:value-type="string">
            <text:p>MSE</text:p>
          </table:table-cell>
          <table:table-cell office:value-type="string">
            <text:p>RXF</text:p>
          </table:table-cell>
          <table:table-cell office:value-type="string">
            <text:p>HM</text:p>
          </table:table-cell>
          <table:table-cell table:number-columns-repeated="1019"/>
        </table:table-row>
        <table:table-row table:style-name="ro2">
          <table:table-cell office:value-type="string">
            <text:p>ED3E</text:p>
          </table:table-cell>
          <table:table-cell office:value-type="string">
            <text:p>MULTIPLY AND ADD (long HFP)</text:p>
          </table:table-cell>
          <table:table-cell office:value-type="string">
            <text:p>MAD</text:p>
          </table:table-cell>
          <table:table-cell office:value-type="string">
            <text:p>RXF</text:p>
          </table:table-cell>
          <table:table-cell office:value-type="string">
            <text:p>HM</text:p>
          </table:table-cell>
          <table:table-cell table:number-columns-repeated="1019"/>
        </table:table-row>
        <table:table-row table:style-name="ro2">
          <table:table-cell office:value-type="string">
            <text:p>ED3F</text:p>
          </table:table-cell>
          <table:table-cell office:value-type="string">
            <text:p>MULTIPLY AND SUBTRACT (long HFP)</text:p>
          </table:table-cell>
          <table:table-cell office:value-type="string">
            <text:p>MSD</text:p>
          </table:table-cell>
          <table:table-cell office:value-type="string">
            <text:p>RXF</text:p>
          </table:table-cell>
          <table:table-cell office:value-type="string">
            <text:p>HM</text:p>
          </table:table-cell>
          <table:table-cell table:number-columns-repeated="1019"/>
        </table:table-row>
        <table:table-row table:style-name="ro2">
          <table:table-cell office:value-type="string">
            <text:p>ED64</text:p>
          </table:table-cell>
          <table:table-cell office:value-type="string">
            <text:p>LOAD (short)</text:p>
          </table:table-cell>
          <table:table-cell office:value-type="string">
            <text:p>LE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D65</text:p>
          </table:table-cell>
          <table:table-cell office:value-type="string">
            <text:p>LOAD (long)</text:p>
          </table:table-cell>
          <table:table-cell office:value-type="string">
            <text:p>LD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D66</text:p>
          </table:table-cell>
          <table:table-cell office:value-type="string">
            <text:p>STORE (short)</text:p>
          </table:table-cell>
          <table:table-cell office:value-type="string">
            <text:p>STE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2">
          <table:table-cell office:value-type="string">
            <text:p>ED67</text:p>
          </table:table-cell>
          <table:table-cell office:value-type="string">
            <text:p>STORE (long)</text:p>
          </table:table-cell>
          <table:table-cell office:value-type="string">
            <text:p>STDY</text:p>
          </table:table-cell>
          <table:table-cell office:value-type="string">
            <text:p>RXY-a</text:p>
          </table:table-cell>
          <table:table-cell office:value-type="string">
            <text:p>LD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890 (2004)</text:p>
          </table:table-cell>
          <table:covered-table-cell table:number-columns-repeated="4" table:style-name="ce7"/>
          <table:table-cell table:style-name="ce9" table:number-columns-repeated="1019"/>
        </table:table-row>
        <table:table-row table:style-name="ro2">
          <table:table-cell table:style-name="ce4" office:value-type="string">
            <text:p>B99A</text:p>
          </table:table-cell>
          <table:table-cell office:value-type="string">
            <text:p>EXTRACT PRIMARY ASN AND INSTANCE</text:p>
          </table:table-cell>
          <table:table-cell office:value-type="string">
            <text:p>EPAIR</text:p>
          </table:table-cell>
          <table:table-cell office:value-type="string">
            <text:p>RRE</text:p>
          </table:table-cell>
          <table:table-cell office:value-type="string">
            <text:p>RA</text:p>
          </table:table-cell>
          <table:table-cell table:number-columns-repeated="1019"/>
        </table:table-row>
        <table:table-row table:style-name="ro2">
          <table:table-cell office:value-type="string">
            <text:p>B99B</text:p>
          </table:table-cell>
          <table:table-cell office:value-type="string">
            <text:p>EXTRACT SECONDARY ASN AND INSTANCE</text:p>
          </table:table-cell>
          <table:table-cell office:value-type="string">
            <text:p>ESAIR</text:p>
          </table:table-cell>
          <table:table-cell office:value-type="string">
            <text:p>RRE</text:p>
          </table:table-cell>
          <table:table-cell office:value-type="string">
            <text:p>RA</text:p>
          </table:table-cell>
          <table:table-cell table:number-columns-repeated="1019"/>
        </table:table-row>
        <table:table-row table:style-name="ro2">
          <table:table-cell office:value-type="string">
            <text:p>B99E</text:p>
          </table:table-cell>
          <table:table-cell office:value-type="string">
            <text:p>PROGRAM TRANSFER WITH INSTANCE</text:p>
          </table:table-cell>
          <table:table-cell office:value-type="string">
            <text:p>PTI</text:p>
          </table:table-cell>
          <table:table-cell office:value-type="string">
            <text:p>RRE</text:p>
          </table:table-cell>
          <table:table-cell office:value-type="string">
            <text:p>RA</text:p>
          </table:table-cell>
          <table:table-cell table:number-columns-repeated="1019"/>
        </table:table-row>
        <table:table-row table:style-name="ro2">
          <table:table-cell office:value-type="string">
            <text:p>B99F</text:p>
          </table:table-cell>
          <table:table-cell office:value-type="string">
            <text:p>SET SECONDARY ASN WITH INSTANCE</text:p>
          </table:table-cell>
          <table:table-cell office:value-type="string">
            <text:p>SSAIR</text:p>
          </table:table-cell>
          <table:table-cell office:value-type="string">
            <text:p>RRE</text:p>
          </table:table-cell>
          <table:table-cell office:value-type="string">
            <text:p>RA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9 Enterprise Class (2005)</text:p>
          </table:table-cell>
          <table:covered-table-cell table:number-columns-repeated="4" table:style-name="ce7"/>
          <table:table-cell table:style-name="ce9" table:number-columns-repeated="1019"/>
        </table:table-row>
        <table:table-row table:style-name="ro2">
          <table:table-cell office:value-type="string">
            <text:p>0104</text:p>
          </table:table-cell>
          <table:table-cell office:value-type="string">
            <text:p>PERFORM TIMING FACILITY FUNCTION</text:p>
          </table:table-cell>
          <table:table-cell office:value-type="string">
            <text:p>PTFF</text:p>
          </table:table-cell>
          <table:table-cell office:value-type="string">
            <text:p>E</text:p>
          </table:table-cell>
          <table:table-cell office:value-type="string">
            <text:p>TS</text:p>
          </table:table-cell>
          <table:table-cell table:number-columns-repeated="1019"/>
        </table:table-row>
        <table:table-row table:style-name="ro2">
          <table:table-cell office:value-type="string">
            <text:p>B2B0</text:p>
          </table:table-cell>
          <table:table-cell office:value-type="string">
            <text:p>STORE FACILITY LIST EXTENDED</text:p>
          </table:table-cell>
          <table:table-cell office:value-type="string">
            <text:p>STFLE</text:p>
          </table:table-cell>
          <table:table-cell office:value-type="string">
            <text:p>S</text:p>
          </table:table-cell>
          <table:table-cell office:value-type="string">
            <text:p>FL</text:p>
          </table:table-cell>
          <table:table-cell table:number-columns-repeated="1019"/>
        </table:table-row>
        <table:table-row table:style-name="ro2">
          <table:table-cell office:value-type="string">
            <text:p>B338</text:p>
          </table:table-cell>
          <table:table-cell office:value-type="string">
            <text:p>MULTIPLY AND ADD UNNRM. (long to ext. low HFP)</text:p>
          </table:table-cell>
          <table:table-cell office:value-type="string">
            <text:p>MAYLR</text:p>
          </table:table-cell>
          <table:table-cell office:value-type="string">
            <text:p>RRD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B339</text:p>
          </table:table-cell>
          <table:table-cell office:value-type="string">
            <text:p>MULTIPLY UNNORM. (long to ext. low HFP)</text:p>
          </table:table-cell>
          <table:table-cell office:value-type="string">
            <text:p>MYLR</text:p>
          </table:table-cell>
          <table:table-cell office:value-type="string">
            <text:p>RRD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B33A</text:p>
          </table:table-cell>
          <table:table-cell office:value-type="string">
            <text:p>MULTIPLY &amp; ADD UNNORMALIZED (long to ext. HFP)</text:p>
          </table:table-cell>
          <table:table-cell office:value-type="string">
            <text:p>MAYR</text:p>
          </table:table-cell>
          <table:table-cell office:value-type="string">
            <text:p>RRD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B33B</text:p>
          </table:table-cell>
          <table:table-cell office:value-type="string">
            <text:p>MULTIPLY UNNORMALIZED (long to ext. HFP)</text:p>
          </table:table-cell>
          <table:table-cell office:value-type="string">
            <text:p>MYR</text:p>
          </table:table-cell>
          <table:table-cell office:value-type="string">
            <text:p>RRD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B33C</text:p>
          </table:table-cell>
          <table:table-cell office:value-type="string">
            <text:p>MULTIPLY AND ADD UNNRM. (long to ext. high HFP)</text:p>
          </table:table-cell>
          <table:table-cell office:value-type="string">
            <text:p>MAYHR</text:p>
          </table:table-cell>
          <table:table-cell office:value-type="string">
            <text:p>RRD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B33D</text:p>
          </table:table-cell>
          <table:table-cell office:value-type="string">
            <text:p>MULTIPLY UNNORM. (long to ext. high HFP)</text:p>
          </table:table-cell>
          <table:table-cell office:value-type="string">
            <text:p>MYHR</text:p>
          </table:table-cell>
          <table:table-cell office:value-type="string">
            <text:p>RRD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B370</text:p>
          </table:table-cell>
          <table:table-cell office:value-type="string">
            <text:p>LOAD POSITIVE (long)</text:p>
          </table:table-cell>
          <table:table-cell office:value-type="string">
            <text:p>LPDFR</text:p>
          </table:table-cell>
          <table:table-cell office:value-type="string">
            <text:p>RRE</text:p>
          </table:table-cell>
          <table:table-cell office:value-type="string">
            <text:p>FS</text:p>
          </table:table-cell>
          <table:table-cell table:number-columns-repeated="1019"/>
        </table:table-row>
        <table:table-row table:style-name="ro2">
          <table:table-cell office:value-type="string">
            <text:p>B371</text:p>
          </table:table-cell>
          <table:table-cell office:value-type="string">
            <text:p>LOAD NEGATIVE (long)</text:p>
          </table:table-cell>
          <table:table-cell office:value-type="string">
            <text:p>LNDFR</text:p>
          </table:table-cell>
          <table:table-cell office:value-type="string">
            <text:p>RRE</text:p>
          </table:table-cell>
          <table:table-cell office:value-type="string">
            <text:p>FS</text:p>
          </table:table-cell>
          <table:table-cell table:number-columns-repeated="1019"/>
        </table:table-row>
        <table:table-row table:style-name="ro2">
          <table:table-cell office:value-type="string">
            <text:p>B372</text:p>
          </table:table-cell>
          <table:table-cell office:value-type="string">
            <text:p>COPY SIGN (long)</text:p>
          </table:table-cell>
          <table:table-cell office:value-type="string">
            <text:p>CPSDR</text:p>
          </table:table-cell>
          <table:table-cell office:value-type="string">
            <text:p>RRF-b</text:p>
          </table:table-cell>
          <table:table-cell office:value-type="string">
            <text:p>FS</text:p>
          </table:table-cell>
          <table:table-cell table:number-columns-repeated="1019"/>
        </table:table-row>
        <table:table-row table:style-name="ro2">
          <table:table-cell office:value-type="string">
            <text:p>B373</text:p>
          </table:table-cell>
          <table:table-cell office:value-type="string">
            <text:p>LOAD COMPLEMENT (long)</text:p>
          </table:table-cell>
          <table:table-cell office:value-type="string">
            <text:p>LCDFR</text:p>
          </table:table-cell>
          <table:table-cell office:value-type="string">
            <text:p>RRE</text:p>
          </table:table-cell>
          <table:table-cell office:value-type="string">
            <text:p>FS</text:p>
          </table:table-cell>
          <table:table-cell table:number-columns-repeated="1019"/>
        </table:table-row>
        <table:table-row table:style-name="ro2">
          <table:table-cell office:value-type="string">
            <text:p>B9AA</text:p>
          </table:table-cell>
          <table:table-cell office:value-type="string">
            <text:p>LOAD PAGE TABLE ENTRY ADDRESS</text:p>
          </table:table-cell>
          <table:table-cell office:value-type="string">
            <text:p>LPTEA</text:p>
          </table:table-cell>
          <table:table-cell office:value-type="string">
            <text:p>RRF-b</text:p>
          </table:table-cell>
          <table:table-cell office:value-type="string">
            <text:p>D2</text:p>
          </table:table-cell>
          <table:table-cell table:number-columns-repeated="1019"/>
        </table:table-row>
        <table:table-row table:style-name="ro2">
          <table:table-cell office:value-type="string">
            <text:p>ED38</text:p>
          </table:table-cell>
          <table:table-cell office:value-type="string">
            <text:p>MULTIPLY AND ADD UNNRM. (long to ext. low HFP)</text:p>
          </table:table-cell>
          <table:table-cell office:value-type="string">
            <text:p>MAYL</text:p>
          </table:table-cell>
          <table:table-cell office:value-type="string">
            <text:p>RXF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ED39</text:p>
          </table:table-cell>
          <table:table-cell office:value-type="string">
            <text:p>MULTIPLY UNNORM. (long to ext. low HFP)</text:p>
          </table:table-cell>
          <table:table-cell office:value-type="string">
            <text:p>MYL</text:p>
          </table:table-cell>
          <table:table-cell office:value-type="string">
            <text:p>RXF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ED3A</text:p>
          </table:table-cell>
          <table:table-cell office:value-type="string">
            <text:p>MULTIPLY &amp; ADD UNNORMALIZED (long to ext. HFP)</text:p>
          </table:table-cell>
          <table:table-cell office:value-type="string">
            <text:p>MAY</text:p>
          </table:table-cell>
          <table:table-cell office:value-type="string">
            <text:p>RXF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ED3B</text:p>
          </table:table-cell>
          <table:table-cell office:value-type="string">
            <text:p>MULTIPLY UNNORMALIZED (long to ext. HFP)</text:p>
          </table:table-cell>
          <table:table-cell office:value-type="string">
            <text:p>MY</text:p>
          </table:table-cell>
          <table:table-cell office:value-type="string">
            <text:p>RXF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ED3C</text:p>
          </table:table-cell>
          <table:table-cell office:value-type="string">
            <text:p>MULTIPLY AND ADD UNNRM. (long to ext. high HFP)</text:p>
          </table:table-cell>
          <table:table-cell office:value-type="string">
            <text:p>MAYH</text:p>
          </table:table-cell>
          <table:table-cell office:value-type="string">
            <text:p>RXF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2">
          <table:table-cell office:value-type="string">
            <text:p>ED3D</text:p>
          </table:table-cell>
          <table:table-cell office:value-type="string">
            <text:p>MULTIPLY UNNORM. (long to ext. high HFP)</text:p>
          </table:table-cell>
          <table:table-cell office:value-type="string">
            <text:p>MYH</text:p>
          </table:table-cell>
          <table:table-cell office:value-type="string">
            <text:p>RXF</text:p>
          </table:table-cell>
          <table:table-cell office:value-type="string">
            <text:p>UE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10 Enterprise Class (2008)</text:p>
          </table:table-cell>
          <table:covered-table-cell table:number-columns-repeated="4" table:style-name="ce7"/>
          <table:table-cell table:style-name="ce10" table:number-columns-repeated="1019"/>
        </table:table-row>
        <table:table-row table:style-name="ro2">
          <table:table-cell office:value-type="string">
            <text:p>010A</text:p>
          </table:table-cell>
          <table:table-cell office:value-type="string">
            <text:p>PERFORM FLOATING-POINT OPERATION</text:p>
          </table:table-cell>
          <table:table-cell office:value-type="string">
            <text:p>PFPO</text:p>
          </table:table-cell>
          <table:table-cell office:value-type="string">
            <text:p>E</text:p>
          </table:table-cell>
          <table:table-cell office:value-type="string">
            <text:p>PF</text:p>
          </table:table-cell>
          <table:table-cell table:number-columns-repeated="1019"/>
        </table:table-row>
        <table:table-row table:style-name="ro2">
          <table:table-cell office:value-type="string">
            <text:p>B2B9</text:p>
          </table:table-cell>
          <table:table-cell office:value-type="string">
            <text:p>SET DFP ROUNDING MODE</text:p>
          </table:table-cell>
          <table:table-cell office:value-type="string">
            <text:p>SRNMT</text:p>
          </table:table-cell>
          <table:table-cell office:value-type="string">
            <text:p>S</text:p>
          </table:table-cell>
          <table:table-cell office:value-type="string">
            <text:p>TR</text:p>
          </table:table-cell>
          <table:table-cell table:number-columns-repeated="1019"/>
        </table:table-row>
        <table:table-row table:style-name="ro2">
          <table:table-cell office:value-type="string">
            <text:p>B2BD</text:p>
          </table:table-cell>
          <table:table-cell office:value-type="string">
            <text:p>LOAD FPC AND SIGNAL</text:p>
          </table:table-cell>
          <table:table-cell office:value-type="string">
            <text:p>LFAS</text:p>
          </table:table-cell>
          <table:table-cell office:value-type="string">
            <text:p>S</text:p>
          </table:table-cell>
          <table:table-cell office:value-type="string">
            <text:p>XF</text:p>
          </table:table-cell>
          <table:table-cell table:number-columns-repeated="1019"/>
        </table:table-row>
        <table:table-row table:style-name="ro2">
          <table:table-cell office:value-type="string">
            <text:p>B385</text:p>
          </table:table-cell>
          <table:table-cell office:value-type="string">
            <text:p>SET FPC AND SIGNAL</text:p>
          </table:table-cell>
          <table:table-cell office:value-type="string">
            <text:p>SFASR</text:p>
          </table:table-cell>
          <table:table-cell office:value-type="string">
            <text:p>RRE</text:p>
          </table:table-cell>
          <table:table-cell office:value-type="string">
            <text:p>XF</text:p>
          </table:table-cell>
          <table:table-cell table:number-columns-repeated="1019"/>
        </table:table-row>
        <table:table-row table:style-name="ro2">
          <table:table-cell office:value-type="string">
            <text:p>B3C1</text:p>
          </table:table-cell>
          <table:table-cell office:value-type="string">
            <text:p>LOAD FPR FROM GR (64 to long)</text:p>
          </table:table-cell>
          <table:table-cell office:value-type="string">
            <text:p>LDGR</text:p>
          </table:table-cell>
          <table:table-cell office:value-type="string">
            <text:p>RRE</text:p>
          </table:table-cell>
          <table:table-cell office:value-type="string">
            <text:p>FG</text:p>
          </table:table-cell>
          <table:table-cell table:number-columns-repeated="1019"/>
        </table:table-row>
        <table:table-row table:style-name="ro2">
          <table:table-cell office:value-type="string">
            <text:p>B3CD</text:p>
          </table:table-cell>
          <table:table-cell office:value-type="string">
            <text:p>LOAD GR FROM FPR (long to 64)</text:p>
          </table:table-cell>
          <table:table-cell office:value-type="string">
            <text:p>LGDR</text:p>
          </table:table-cell>
          <table:table-cell office:value-type="string">
            <text:p>RRE</text:p>
          </table:table-cell>
          <table:table-cell office:value-type="string">
            <text:p>FG</text:p>
          </table:table-cell>
          <table:table-cell table:number-columns-repeated="1019"/>
        </table:table-row>
        <table:table-row table:style-name="ro2">
          <table:table-cell office:value-type="string">
            <text:p>B3D0</text:p>
          </table:table-cell>
          <table:table-cell office:value-type="string">
            <text:p>MULTIPLY (long DFP)</text:p>
          </table:table-cell>
          <table:table-cell office:value-type="string">
            <text:p>MDTR</text:p>
          </table:table-cell>
          <table:table-cell office:value-type="string">
            <text:p>RRF-a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1</text:p>
          </table:table-cell>
          <table:table-cell office:value-type="string">
            <text:p>DIVIDE (long DFP)</text:p>
          </table:table-cell>
          <table:table-cell office:value-type="string">
            <text:p>DDTR</text:p>
          </table:table-cell>
          <table:table-cell office:value-type="string">
            <text:p>RRF-a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2</text:p>
          </table:table-cell>
          <table:table-cell office:value-type="string">
            <text:p>ADD (long DFP)</text:p>
          </table:table-cell>
          <table:table-cell office:value-type="string">
            <text:p>ADTR</text:p>
          </table:table-cell>
          <table:table-cell office:value-type="string">
            <text:p>RRF-a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3</text:p>
          </table:table-cell>
          <table:table-cell office:value-type="string">
            <text:p>SUBTRACT (long DFP)</text:p>
          </table:table-cell>
          <table:table-cell office:value-type="string">
            <text:p>SDTR</text:p>
          </table:table-cell>
          <table:table-cell office:value-type="string">
            <text:p>RRF-a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4</text:p>
          </table:table-cell>
          <table:table-cell office:value-type="string">
            <text:p>LOAD LENGTHENED (short to long DFP)</text:p>
          </table:table-cell>
          <table:table-cell office:value-type="string">
            <text:p>LDETR</text:p>
          </table:table-cell>
          <table:table-cell office:value-type="string">
            <text:p>RRF-d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5</text:p>
          </table:table-cell>
          <table:table-cell office:value-type="string">
            <text:p>LOAD ROUNDED (long to short DFP)</text:p>
          </table:table-cell>
          <table:table-cell office:value-type="string">
            <text:p>LEDTR</text:p>
          </table:table-cell>
          <table:table-cell office:value-type="string">
            <text:p>RRF-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6</text:p>
          </table:table-cell>
          <table:table-cell office:value-type="string">
            <text:p>LOAD AND TEST (long DFP)</text:p>
          </table:table-cell>
          <table:table-cell office:value-type="string">
            <text:p>LTD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7</text:p>
          </table:table-cell>
          <table:table-cell office:value-type="string">
            <text:p>LOAD FP INTEGER (long DFP)</text:p>
          </table:table-cell>
          <table:table-cell office:value-type="string">
            <text:p>FIDTR</text:p>
          </table:table-cell>
          <table:table-cell office:value-type="string">
            <text:p>RRF-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8</text:p>
          </table:table-cell>
          <table:table-cell office:value-type="string">
            <text:p>MULTIPLY (extended DFP)</text:p>
          </table:table-cell>
          <table:table-cell office:value-type="string">
            <text:p>MXTR</text:p>
          </table:table-cell>
          <table:table-cell office:value-type="string">
            <text:p>RRF-a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9</text:p>
          </table:table-cell>
          <table:table-cell office:value-type="string">
            <text:p>DIVIDE (extended DFP)</text:p>
          </table:table-cell>
          <table:table-cell office:value-type="string">
            <text:p>DXTR</text:p>
          </table:table-cell>
          <table:table-cell office:value-type="string">
            <text:p>RRF-a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A</text:p>
          </table:table-cell>
          <table:table-cell office:value-type="string">
            <text:p>ADD (extended DFP)</text:p>
          </table:table-cell>
          <table:table-cell office:value-type="string">
            <text:p>AXTR</text:p>
          </table:table-cell>
          <table:table-cell office:value-type="string">
            <text:p>RRF-a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B</text:p>
          </table:table-cell>
          <table:table-cell office:value-type="string">
            <text:p>SUBTRACT (extended DFP)</text:p>
          </table:table-cell>
          <table:table-cell office:value-type="string">
            <text:p>SXTR</text:p>
          </table:table-cell>
          <table:table-cell office:value-type="string">
            <text:p>RRF-a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C</text:p>
          </table:table-cell>
          <table:table-cell office:value-type="string">
            <text:p>LOAD LENGTHENED (long to extended DFP)</text:p>
          </table:table-cell>
          <table:table-cell office:value-type="string">
            <text:p>LXDTR</text:p>
          </table:table-cell>
          <table:table-cell office:value-type="string">
            <text:p>RRF-d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D</text:p>
          </table:table-cell>
          <table:table-cell office:value-type="string">
            <text:p>LOAD ROUNDED (extended to long DFP)</text:p>
          </table:table-cell>
          <table:table-cell office:value-type="string">
            <text:p>LDXTR</text:p>
          </table:table-cell>
          <table:table-cell office:value-type="string">
            <text:p>RRF-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E</text:p>
          </table:table-cell>
          <table:table-cell office:value-type="string">
            <text:p>LOAD AND TEST (extended DFP)</text:p>
          </table:table-cell>
          <table:table-cell office:value-type="string">
            <text:p>LTX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DF</text:p>
          </table:table-cell>
          <table:table-cell office:value-type="string">
            <text:p>LOAD FP INTEGER (extended DFP)</text:p>
          </table:table-cell>
          <table:table-cell office:value-type="string">
            <text:p>FIXTR</text:p>
          </table:table-cell>
          <table:table-cell office:value-type="string">
            <text:p>RRF-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0</text:p>
          </table:table-cell>
          <table:table-cell office:value-type="string">
            <text:p>COMPARE AND SIGNAL (long DFP)</text:p>
          </table:table-cell>
          <table:table-cell office:value-type="string">
            <text:p>KD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1</text:p>
          </table:table-cell>
          <table:table-cell office:value-type="string">
            <text:p>CONVERT TO FIXED (long DFP to 64)</text:p>
          </table:table-cell>
          <table:table-cell office:value-type="string">
            <text:p>CGDTR</text:p>
          </table:table-cell>
          <table:table-cell office:value-type="string">
            <text:p>RRF-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2</text:p>
          </table:table-cell>
          <table:table-cell office:value-type="string">
            <text:p>CONVERT TO UNSIGNED PACKED (long DFP to 64)</text:p>
          </table:table-cell>
          <table:table-cell office:value-type="string">
            <text:p>CUD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3</text:p>
          </table:table-cell>
          <table:table-cell office:value-type="string">
            <text:p>CONVERT TO SIGNED PACKED (long DFP to 64)</text:p>
          </table:table-cell>
          <table:table-cell office:value-type="string">
            <text:p>CSDTR</text:p>
          </table:table-cell>
          <table:table-cell office:value-type="string">
            <text:p>RRF-d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4</text:p>
          </table:table-cell>
          <table:table-cell office:value-type="string">
            <text:p>COMPARE (long DFP)</text:p>
          </table:table-cell>
          <table:table-cell office:value-type="string">
            <text:p>CD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5</text:p>
          </table:table-cell>
          <table:table-cell office:value-type="string">
            <text:p>EXTRACT BIASED EXPONENT (long DFP to 64)</text:p>
          </table:table-cell>
          <table:table-cell office:value-type="string">
            <text:p>EED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7</text:p>
          </table:table-cell>
          <table:table-cell office:value-type="string">
            <text:p>EXTRACT SIGNIFICANCE (long DFP to 64)</text:p>
          </table:table-cell>
          <table:table-cell office:value-type="string">
            <text:p>ESD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8</text:p>
          </table:table-cell>
          <table:table-cell office:value-type="string">
            <text:p>COMPARE AND SIGNAL (extended DFP)</text:p>
          </table:table-cell>
          <table:table-cell office:value-type="string">
            <text:p>KX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9</text:p>
          </table:table-cell>
          <table:table-cell office:value-type="string">
            <text:p>CONVERT TO FIXED (extended DFP to 64)</text:p>
          </table:table-cell>
          <table:table-cell office:value-type="string">
            <text:p>CGXTR</text:p>
          </table:table-cell>
          <table:table-cell office:value-type="string">
            <text:p>RRF-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A</text:p>
          </table:table-cell>
          <table:table-cell office:value-type="string">
            <text:p>CONVERT TO UNSIGNED PACKED (extended DFP to 128)</text:p>
          </table:table-cell>
          <table:table-cell office:value-type="string">
            <text:p>CUX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B</text:p>
          </table:table-cell>
          <table:table-cell office:value-type="string">
            <text:p>CONVERT TO SIGNED PACKED (extended DFP to 128)</text:p>
          </table:table-cell>
          <table:table-cell office:value-type="string">
            <text:p>CSXTR</text:p>
          </table:table-cell>
          <table:table-cell office:value-type="string">
            <text:p>RRF-d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C</text:p>
          </table:table-cell>
          <table:table-cell office:value-type="string">
            <text:p>COMPARE (extended DFP)</text:p>
          </table:table-cell>
          <table:table-cell office:value-type="string">
            <text:p>CX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D</text:p>
          </table:table-cell>
          <table:table-cell office:value-type="string">
            <text:p>EXTRACT BIASED EXPONENT (extended DFP to 64)</text:p>
          </table:table-cell>
          <table:table-cell office:value-type="string">
            <text:p>EEX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EF</text:p>
          </table:table-cell>
          <table:table-cell office:value-type="string">
            <text:p>EXTRACT SIGNIFICANCE (extended DFP to 64)</text:p>
          </table:table-cell>
          <table:table-cell office:value-type="string">
            <text:p>ESX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1</text:p>
          </table:table-cell>
          <table:table-cell office:value-type="string">
            <text:p>CONVERT FROM FIXED (64 to long DFP)</text:p>
          </table:table-cell>
          <table:table-cell office:value-type="string">
            <text:p>CDG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2</text:p>
          </table:table-cell>
          <table:table-cell office:value-type="string">
            <text:p>CONVERT FROM UNSIGNED PACKED (64 to long DFP)</text:p>
          </table:table-cell>
          <table:table-cell office:value-type="string">
            <text:p>CDU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3</text:p>
          </table:table-cell>
          <table:table-cell office:value-type="string">
            <text:p>CONVERT FROM SIGNED PACKED (64 to long DFP)</text:p>
          </table:table-cell>
          <table:table-cell office:value-type="string">
            <text:p>CDS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4</text:p>
          </table:table-cell>
          <table:table-cell office:value-type="string">
            <text:p>COMPARE BIASED EXPONENT (long DFP)</text:p>
          </table:table-cell>
          <table:table-cell office:value-type="string">
            <text:p>CED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5</text:p>
          </table:table-cell>
          <table:table-cell office:value-type="string">
            <text:p>QUANTIZE (long DFP)</text:p>
          </table:table-cell>
          <table:table-cell office:value-type="string">
            <text:p>QADTR</text:p>
          </table:table-cell>
          <table:table-cell office:value-type="string">
            <text:p>RRF-b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6</text:p>
          </table:table-cell>
          <table:table-cell office:value-type="string">
            <text:p>INSERT BIASED EXPONENT (64 to long DFP)</text:p>
          </table:table-cell>
          <table:table-cell office:value-type="string">
            <text:p>IEDTR</text:p>
          </table:table-cell>
          <table:table-cell office:value-type="string">
            <text:p>RRF-b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7</text:p>
          </table:table-cell>
          <table:table-cell office:value-type="string">
            <text:p>REROUND (long DFP)</text:p>
          </table:table-cell>
          <table:table-cell office:value-type="string">
            <text:p>RRDTR</text:p>
          </table:table-cell>
          <table:table-cell office:value-type="string">
            <text:p>RRF-b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9</text:p>
          </table:table-cell>
          <table:table-cell office:value-type="string">
            <text:p>CONVERT FROM FIXED (64 to extended DFP)</text:p>
          </table:table-cell>
          <table:table-cell office:value-type="string">
            <text:p>CXG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A</text:p>
          </table:table-cell>
          <table:table-cell office:value-type="string">
            <text:p>CONVERT FROM UNSIGNED PACKED (128 to ext. DFP)</text:p>
          </table:table-cell>
          <table:table-cell office:value-type="string">
            <text:p>CXU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B</text:p>
          </table:table-cell>
          <table:table-cell office:value-type="string">
            <text:p>CONVERT FROM SIGNED PACKED (128 to extended DFP)</text:p>
          </table:table-cell>
          <table:table-cell office:value-type="string">
            <text:p>CXS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C</text:p>
          </table:table-cell>
          <table:table-cell office:value-type="string">
            <text:p>COMPARE BIASED EXPONENT (extended DFP)</text:p>
          </table:table-cell>
          <table:table-cell office:value-type="string">
            <text:p>CEXTR</text:p>
          </table:table-cell>
          <table:table-cell office:value-type="string">
            <text:p>RR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D</text:p>
          </table:table-cell>
          <table:table-cell office:value-type="string">
            <text:p>QUANTIZE (extended DFP)</text:p>
          </table:table-cell>
          <table:table-cell office:value-type="string">
            <text:p>QAXTR</text:p>
          </table:table-cell>
          <table:table-cell office:value-type="string">
            <text:p>RRF-b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E</text:p>
          </table:table-cell>
          <table:table-cell office:value-type="string">
            <text:p>INSERT BIASED EXPONENT (64 to extended DFP)</text:p>
          </table:table-cell>
          <table:table-cell office:value-type="string">
            <text:p>IEXTR</text:p>
          </table:table-cell>
          <table:table-cell office:value-type="string">
            <text:p>RRF-b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3FF</text:p>
          </table:table-cell>
          <table:table-cell office:value-type="string">
            <text:p>REROUND (extended DFP)</text:p>
          </table:table-cell>
          <table:table-cell office:value-type="string">
            <text:p>RRXTR</text:p>
          </table:table-cell>
          <table:table-cell office:value-type="string">
            <text:p>RRF-b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B960</text:p>
          </table:table-cell>
          <table:table-cell office:value-type="string">
            <text:p>COMPARE AND TRAP (64)</text:p>
          </table:table-cell>
          <table:table-cell office:value-type="string">
            <text:p>CGRT</text:p>
          </table:table-cell>
          <table:table-cell office:value-type="string">
            <text:p>RRF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B961</text:p>
          </table:table-cell>
          <table:table-cell office:value-type="string">
            <text:p>COMPARE LOGICAL AND TRAP (64)</text:p>
          </table:table-cell>
          <table:table-cell office:value-type="string">
            <text:p>CLGRT</text:p>
          </table:table-cell>
          <table:table-cell office:value-type="string">
            <text:p>RRF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B972</text:p>
          </table:table-cell>
          <table:table-cell office:value-type="string">
            <text:p>COMPARE AND TRAP (32)</text:p>
          </table:table-cell>
          <table:table-cell office:value-type="string">
            <text:p>CRT</text:p>
          </table:table-cell>
          <table:table-cell office:value-type="string">
            <text:p>RRF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B973</text:p>
          </table:table-cell>
          <table:table-cell office:value-type="string">
            <text:p>COMPARE LOGICAL AND TRAP (32)</text:p>
          </table:table-cell>
          <table:table-cell office:value-type="string">
            <text:p>CLRT</text:p>
          </table:table-cell>
          <table:table-cell office:value-type="string">
            <text:p>RRF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B9A2</text:p>
          </table:table-cell>
          <table:table-cell office:value-type="string">
            <text:p>PERFORM TOPOLOGY FUNCTION</text:p>
          </table:table-cell>
          <table:table-cell office:value-type="string">
            <text:p>PTF</text:p>
          </table:table-cell>
          <table:table-cell office:value-type="string">
            <text:p>RRE</text:p>
          </table:table-cell>
          <table:table-cell office:value-type="string">
            <text:p>CT</text:p>
          </table:table-cell>
          <table:table-cell table:number-columns-repeated="1019"/>
        </table:table-row>
        <table:table-row table:style-name="ro2">
          <table:table-cell office:value-type="string">
            <text:p>B9BD</text:p>
          </table:table-cell>
          <table:table-cell office:value-type="string">
            <text:p>TRANSLATE AND TEST REVERSE EXTENDED</text:p>
          </table:table-cell>
          <table:table-cell office:value-type="string">
            <text:p>TRTRE</text:p>
          </table:table-cell>
          <table:table-cell office:value-type="string">
            <text:p>RRF-c</text:p>
          </table:table-cell>
          <table:table-cell office:value-type="string">
            <text:p>PE</text:p>
          </table:table-cell>
          <table:table-cell table:number-columns-repeated="1019"/>
        </table:table-row>
        <table:table-row table:style-name="ro2">
          <table:table-cell office:value-type="string">
            <text:p>B9BF</text:p>
          </table:table-cell>
          <table:table-cell office:value-type="string">
            <text:p>TRANSLATE AND TEST EXTENDED</text:p>
          </table:table-cell>
          <table:table-cell office:value-type="string">
            <text:p>TRTE</text:p>
          </table:table-cell>
          <table:table-cell office:value-type="string">
            <text:p>RRF-c</text:p>
          </table:table-cell>
          <table:table-cell office:value-type="string">
            <text:p>PE</text:p>
          </table:table-cell>
          <table:table-cell table:number-columns-repeated="1019"/>
        </table:table-row>
        <table:table-row table:style-name="ro2">
          <table:table-cell office:value-type="string">
            <text:p>C20</text:p>
          </table:table-cell>
          <table:table-cell office:value-type="string">
            <text:p>MULTIPLY SINGLE IMMEDIATE (64?32)</text:p>
          </table:table-cell>
          <table:table-cell office:value-type="string">
            <text:p>MSGFI</text:p>
          </table:table-cell>
          <table:table-cell office:value-type="string">
            <text:p>RIL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21</text:p>
          </table:table-cell>
          <table:table-cell office:value-type="string">
            <text:p>MULTIPLY SINGLE IMMEDIATE (32)</text:p>
          </table:table-cell>
          <table:table-cell office:value-type="string">
            <text:p>MSFI</text:p>
          </table:table-cell>
          <table:table-cell office:value-type="string">
            <text:p>RIL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2</text:p>
          </table:table-cell>
          <table:table-cell office:value-type="string">
            <text:p>LOAD LOGICAL HALFWORD RELATIVE LONG (32?16)</text:p>
          </table:table-cell>
          <table:table-cell office:value-type="string">
            <text:p>LL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4</text:p>
          </table:table-cell>
          <table:table-cell office:value-type="string">
            <text:p>LOAD HALFWORD RELATIVE LONG (64?16)</text:p>
          </table:table-cell>
          <table:table-cell office:value-type="string">
            <text:p>LG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5</text:p>
          </table:table-cell>
          <table:table-cell office:value-type="string">
            <text:p>LOAD HALFWORD RELATIVE LONG (32?16)</text:p>
          </table:table-cell>
          <table:table-cell office:value-type="string">
            <text:p>L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6</text:p>
          </table:table-cell>
          <table:table-cell office:value-type="string">
            <text:p>LOAD LOGICAL HALFWORD RELATIVE LONG (64?16)</text:p>
          </table:table-cell>
          <table:table-cell office:value-type="string">
            <text:p>LLG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7</text:p>
          </table:table-cell>
          <table:table-cell office:value-type="string">
            <text:p>STORE HALFWORD RELATIVE LONG (16)</text:p>
          </table:table-cell>
          <table:table-cell office:value-type="string">
            <text:p>ST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8</text:p>
          </table:table-cell>
          <table:table-cell office:value-type="string">
            <text:p>LOAD RELATIVE LONG (64)</text:p>
          </table:table-cell>
          <table:table-cell office:value-type="string">
            <text:p>LG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B</text:p>
          </table:table-cell>
          <table:table-cell office:value-type="string">
            <text:p>STORE RELATIVE LONG (64)</text:p>
          </table:table-cell>
          <table:table-cell office:value-type="string">
            <text:p>STG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C</text:p>
          </table:table-cell>
          <table:table-cell office:value-type="string">
            <text:p>LOAD RELATIVE LONG (64?32)</text:p>
          </table:table-cell>
          <table:table-cell office:value-type="string">
            <text:p>LGF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D</text:p>
          </table:table-cell>
          <table:table-cell office:value-type="string">
            <text:p>LOAD RELATIVE LONG (32)</text:p>
          </table:table-cell>
          <table:table-cell office:value-type="string">
            <text:p>L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E</text:p>
          </table:table-cell>
          <table:table-cell office:value-type="string">
            <text:p>LOAD LOGICAL RELATIVE LONG (64?32)</text:p>
          </table:table-cell>
          <table:table-cell office:value-type="string">
            <text:p>LLGF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4F</text:p>
          </table:table-cell>
          <table:table-cell office:value-type="string">
            <text:p>STORE RELATIVE LONG (32)</text:p>
          </table:table-cell>
          <table:table-cell office:value-type="string">
            <text:p>ST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0</text:p>
          </table:table-cell>
          <table:table-cell office:value-type="string">
            <text:p>EXECUTE RELATIVE LONG</text:p>
          </table:table-cell>
          <table:table-cell office:value-type="string">
            <text:p>EXRL</text:p>
          </table:table-cell>
          <table:table-cell office:value-type="string">
            <text:p>RIL-b</text:p>
          </table:table-cell>
          <table:table-cell office:value-type="string">
            <text:p>XX</text:p>
          </table:table-cell>
          <table:table-cell table:number-columns-repeated="1019"/>
        </table:table-row>
        <table:table-row table:style-name="ro2">
          <table:table-cell office:value-type="string">
            <text:p>C62</text:p>
          </table:table-cell>
          <table:table-cell office:value-type="string">
            <text:p>PREFETCH DATA RELATIVE LONG</text:p>
          </table:table-cell>
          <table:table-cell office:value-type="string">
            <text:p>PFDRL</text:p>
          </table:table-cell>
          <table:table-cell office:value-type="string">
            <text:p>RIL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4</text:p>
          </table:table-cell>
          <table:table-cell office:value-type="string">
            <text:p>COMPARE HALFWORD RELATIVE LONG (64?16)</text:p>
          </table:table-cell>
          <table:table-cell office:value-type="string">
            <text:p>CG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5</text:p>
          </table:table-cell>
          <table:table-cell office:value-type="string">
            <text:p>COMPARE HALFWORD RELATIVE LONG (32?16)</text:p>
          </table:table-cell>
          <table:table-cell office:value-type="string">
            <text:p>C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6</text:p>
          </table:table-cell>
          <table:table-cell office:value-type="string">
            <text:p>COMPARE LOGICAL RELATIVE LONG (64?16)</text:p>
          </table:table-cell>
          <table:table-cell office:value-type="string">
            <text:p>CLG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7</text:p>
          </table:table-cell>
          <table:table-cell office:value-type="string">
            <text:p>COMPARE LOGICAL RELATIVE LONG (32?16)</text:p>
          </table:table-cell>
          <table:table-cell office:value-type="string">
            <text:p>CLH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8</text:p>
          </table:table-cell>
          <table:table-cell office:value-type="string">
            <text:p>COMPARE RELATIVE LONG (64)</text:p>
          </table:table-cell>
          <table:table-cell office:value-type="string">
            <text:p>CG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A</text:p>
          </table:table-cell>
          <table:table-cell office:value-type="string">
            <text:p>COMPARE LOGICAL RELATIVE LONG (64)</text:p>
          </table:table-cell>
          <table:table-cell office:value-type="string">
            <text:p>CLG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C</text:p>
          </table:table-cell>
          <table:table-cell office:value-type="string">
            <text:p>COMPARE RELATIVE LONG (64?32)</text:p>
          </table:table-cell>
          <table:table-cell office:value-type="string">
            <text:p>CGF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D</text:p>
          </table:table-cell>
          <table:table-cell office:value-type="string">
            <text:p>COMPARE RELATIVE LONG (32)</text:p>
          </table:table-cell>
          <table:table-cell office:value-type="string">
            <text:p>C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E</text:p>
          </table:table-cell>
          <table:table-cell office:value-type="string">
            <text:p>COMPARE LOGICAL RELATIVE LONG (64?32)</text:p>
          </table:table-cell>
          <table:table-cell office:value-type="string">
            <text:p>CLGF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6F</text:p>
          </table:table-cell>
          <table:table-cell office:value-type="string">
            <text:p>COMPARE LOGICAL RELATIVE LONG (32)</text:p>
          </table:table-cell>
          <table:table-cell office:value-type="string">
            <text:p>CLRL</text:p>
          </table:table-cell>
          <table:table-cell office:value-type="string">
            <text:p>RIL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C80</text:p>
          </table:table-cell>
          <table:table-cell office:value-type="string">
            <text:p>MOVE WITH OPTIONAL SPECIFICATIONS</text:p>
          </table:table-cell>
          <table:table-cell office:value-type="string">
            <text:p>MVCOS</text:p>
          </table:table-cell>
          <table:table-cell office:value-type="string">
            <text:p>SSF</text:p>
          </table:table-cell>
          <table:table-cell office:value-type="string">
            <text:p>MO</text:p>
          </table:table-cell>
          <table:table-cell table:number-columns-repeated="1019"/>
        </table:table-row>
        <table:table-row table:style-name="ro2">
          <table:table-cell office:value-type="string">
            <text:p>C82</text:p>
          </table:table-cell>
          <table:table-cell office:value-type="string">
            <text:p>COMPARE AND SWAP AND STORE</text:p>
          </table:table-cell>
          <table:table-cell office:value-type="string">
            <text:p>CSST</text:p>
          </table:table-cell>
          <table:table-cell office:value-type="string">
            <text:p>SSF</text:p>
          </table:table-cell>
          <table:table-cell office:value-type="string">
            <text:p>CS</text:p>
          </table:table-cell>
          <table:table-cell table:number-columns-repeated="1019"/>
        </table:table-row>
        <table:table-row table:style-name="ro2">
          <table:table-cell office:value-type="string">
            <text:p>E332</text:p>
          </table:table-cell>
          <table:table-cell office:value-type="string">
            <text:p>LOAD AND TEST (64?32)</text:p>
          </table:table-cell>
          <table:table-cell office:value-type="string">
            <text:p>LTGF</text:p>
          </table:table-cell>
          <table:table-cell office:value-type="string">
            <text:p>RXY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334</text:p>
          </table:table-cell>
          <table:table-cell office:value-type="string">
            <text:p>COMPARE HALFWORD (64?16)</text:p>
          </table:table-cell>
          <table:table-cell office:value-type="string">
            <text:p>CGH</text:p>
          </table:table-cell>
          <table:table-cell office:value-type="string">
            <text:p>RXY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336</text:p>
          </table:table-cell>
          <table:table-cell office:value-type="string">
            <text:p>PREFETCH DATA</text:p>
          </table:table-cell>
          <table:table-cell office:value-type="string">
            <text:p>PFD</text:p>
          </table:table-cell>
          <table:table-cell office:value-type="string">
            <text:p>RXY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35C</text:p>
          </table:table-cell>
          <table:table-cell office:value-type="string">
            <text:p>MULTIPLY (64?32)</text:p>
          </table:table-cell>
          <table:table-cell office:value-type="string">
            <text:p>MFY</text:p>
          </table:table-cell>
          <table:table-cell office:value-type="string">
            <text:p>RXY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375</text:p>
          </table:table-cell>
          <table:table-cell office:value-type="string">
            <text:p>LOAD ADDRESS EXTENDED</text:p>
          </table:table-cell>
          <table:table-cell office:value-type="string">
            <text:p>LAEY</text:p>
          </table:table-cell>
          <table:table-cell office:value-type="string">
            <text:p>RXY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37C</text:p>
          </table:table-cell>
          <table:table-cell office:value-type="string">
            <text:p>MULTIPLY HALFWORD (32?16)</text:p>
          </table:table-cell>
          <table:table-cell office:value-type="string">
            <text:p>MHY</text:p>
          </table:table-cell>
          <table:table-cell office:value-type="string">
            <text:p>RXY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44</text:p>
          </table:table-cell>
          <table:table-cell office:value-type="string">
            <text:p>MOVE (16?16)</text:p>
          </table:table-cell>
          <table:table-cell office:value-type="string">
            <text:p>MVHH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48</text:p>
          </table:table-cell>
          <table:table-cell office:value-type="string">
            <text:p>MOVE (64?16)</text:p>
          </table:table-cell>
          <table:table-cell office:value-type="string">
            <text:p>MVGH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4C</text:p>
          </table:table-cell>
          <table:table-cell office:value-type="string">
            <text:p>MOVE (32?16)</text:p>
          </table:table-cell>
          <table:table-cell office:value-type="string">
            <text:p>MVH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54</text:p>
          </table:table-cell>
          <table:table-cell office:value-type="string">
            <text:p>COMPARE HALFWORD IMMEDIATE (16?16)</text:p>
          </table:table-cell>
          <table:table-cell office:value-type="string">
            <text:p>CHHS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55</text:p>
          </table:table-cell>
          <table:table-cell office:value-type="string">
            <text:p>COMPARE LOGICAL IMMEDIATE (16?16)</text:p>
          </table:table-cell>
          <table:table-cell office:value-type="string">
            <text:p>CLHHS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58</text:p>
          </table:table-cell>
          <table:table-cell office:value-type="string">
            <text:p>COMPARE HALFWORD IMMEDIATE (64?16)</text:p>
          </table:table-cell>
          <table:table-cell office:value-type="string">
            <text:p>CGHS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59</text:p>
          </table:table-cell>
          <table:table-cell office:value-type="string">
            <text:p>COMPARE LOGICAL IMMEDIATE (64?16)</text:p>
          </table:table-cell>
          <table:table-cell office:value-type="string">
            <text:p>CLGHS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5C</text:p>
          </table:table-cell>
          <table:table-cell office:value-type="string">
            <text:p>COMPARE HALFWORD IMMEDIATE (32?16)</text:p>
          </table:table-cell>
          <table:table-cell office:value-type="string">
            <text:p>CHS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55D</text:p>
          </table:table-cell>
          <table:table-cell office:value-type="string">
            <text:p>COMPARE LOGICAL IMMEDIATE (32?16)</text:p>
          </table:table-cell>
          <table:table-cell office:value-type="string">
            <text:p>CLFHSI</text:p>
          </table:table-cell>
          <table:table-cell office:value-type="string">
            <text:p>SIL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B4C</text:p>
          </table:table-cell>
          <table:table-cell office:value-type="string">
            <text:p>EXTRACT CPU ATTRIBUTE</text:p>
          </table:table-cell>
          <table:table-cell office:value-type="string">
            <text:p>ECAG</text:p>
          </table:table-cell>
          <table:table-cell office:value-type="string">
            <text:p>RSY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B6A</text:p>
          </table:table-cell>
          <table:table-cell office:value-type="string">
            <text:p>ADD IMMEDIATE (32?8)</text:p>
          </table:table-cell>
          <table:table-cell office:value-type="string">
            <text:p>ASI</text:p>
          </table:table-cell>
          <table:table-cell office:value-type="string">
            <text:p>SIY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B6E</text:p>
          </table:table-cell>
          <table:table-cell office:value-type="string">
            <text:p>ADD LOGICAL WITH SIGNED IMMEDIATE (32?8)</text:p>
          </table:table-cell>
          <table:table-cell office:value-type="string">
            <text:p>ALSI</text:p>
          </table:table-cell>
          <table:table-cell office:value-type="string">
            <text:p>SIY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B7A</text:p>
          </table:table-cell>
          <table:table-cell office:value-type="string">
            <text:p>ADD IMMEDIATE (64?8)</text:p>
          </table:table-cell>
          <table:table-cell office:value-type="string">
            <text:p>AGSI</text:p>
          </table:table-cell>
          <table:table-cell office:value-type="string">
            <text:p>SIY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B7E</text:p>
          </table:table-cell>
          <table:table-cell office:value-type="string">
            <text:p>ADD LOGICAL WITH SIGNED IMMEDIATE (64?8)</text:p>
          </table:table-cell>
          <table:table-cell office:value-type="string">
            <text:p>ALGSI</text:p>
          </table:table-cell>
          <table:table-cell office:value-type="string">
            <text:p>SIY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54</text:p>
          </table:table-cell>
          <table:table-cell office:value-type="string">
            <text:p>ROTATE THEN AND SELECTED BITS (64)</text:p>
          </table:table-cell>
          <table:table-cell office:value-type="string">
            <text:p>RNSBG</text:p>
          </table:table-cell>
          <table:table-cell office:value-type="string">
            <text:p>RIE-f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55</text:p>
          </table:table-cell>
          <table:table-cell office:value-type="string">
            <text:p>ROTATE THEN INSERT SELECTED BITS (64)</text:p>
          </table:table-cell>
          <table:table-cell office:value-type="string">
            <text:p>RISBG</text:p>
          </table:table-cell>
          <table:table-cell office:value-type="string">
            <text:p>RIE-f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56</text:p>
          </table:table-cell>
          <table:table-cell office:value-type="string">
            <text:p>ROTATE THEN OR SELECTED BITS (64)</text:p>
          </table:table-cell>
          <table:table-cell office:value-type="string">
            <text:p>ROSBG</text:p>
          </table:table-cell>
          <table:table-cell office:value-type="string">
            <text:p>RIE-f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57</text:p>
          </table:table-cell>
          <table:table-cell office:value-type="string">
            <text:p>ROTATE THEN EXCLUSIVE OR SELECT. BITS (64)</text:p>
          </table:table-cell>
          <table:table-cell office:value-type="string">
            <text:p>RXSBG</text:p>
          </table:table-cell>
          <table:table-cell office:value-type="string">
            <text:p>RIE-f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64</text:p>
          </table:table-cell>
          <table:table-cell office:value-type="string">
            <text:p>COMPARE AND BRANCH RELATIVE (64)</text:p>
          </table:table-cell>
          <table:table-cell office:value-type="string">
            <text:p>CGRJ</text:p>
          </table:table-cell>
          <table:table-cell office:value-type="string">
            <text:p>RIE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65</text:p>
          </table:table-cell>
          <table:table-cell office:value-type="string">
            <text:p>COMPARE LOGICAL AND BRANCH RELATIVE (64)</text:p>
          </table:table-cell>
          <table:table-cell office:value-type="string">
            <text:p>CLGRJ</text:p>
          </table:table-cell>
          <table:table-cell office:value-type="string">
            <text:p>RIE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0</text:p>
          </table:table-cell>
          <table:table-cell office:value-type="string">
            <text:p>COMPARE IMMEDIATE AND TRAP (64?16)</text:p>
          </table:table-cell>
          <table:table-cell office:value-type="string">
            <text:p>CGIT</text:p>
          </table:table-cell>
          <table:table-cell office:value-type="string">
            <text:p>RIE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1</text:p>
          </table:table-cell>
          <table:table-cell office:value-type="string">
            <text:p>COMPARE LOGICAL IMMEDIATE AND TRAP (64?16)</text:p>
          </table:table-cell>
          <table:table-cell office:value-type="string">
            <text:p>CLGIT</text:p>
          </table:table-cell>
          <table:table-cell office:value-type="string">
            <text:p>RIE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2</text:p>
          </table:table-cell>
          <table:table-cell office:value-type="string">
            <text:p>COMPARE IMMEDIATE AND TRAP (32?16)</text:p>
          </table:table-cell>
          <table:table-cell office:value-type="string">
            <text:p>CIT</text:p>
          </table:table-cell>
          <table:table-cell office:value-type="string">
            <text:p>RIE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3</text:p>
          </table:table-cell>
          <table:table-cell office:value-type="string">
            <text:p>COMPARE LOGICAL IMMEDIATE AND TRAP (32?16)</text:p>
          </table:table-cell>
          <table:table-cell office:value-type="string">
            <text:p>CLFIT</text:p>
          </table:table-cell>
          <table:table-cell office:value-type="string">
            <text:p>RIE-a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6</text:p>
          </table:table-cell>
          <table:table-cell office:value-type="string">
            <text:p>COMPARE AND BRANCH RELATIVE (32)</text:p>
          </table:table-cell>
          <table:table-cell office:value-type="string">
            <text:p>CRJ</text:p>
          </table:table-cell>
          <table:table-cell office:value-type="string">
            <text:p>RIE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7</text:p>
          </table:table-cell>
          <table:table-cell office:value-type="string">
            <text:p>COMPARE LOGICAL AND BRANCH RELATIVE (32)</text:p>
          </table:table-cell>
          <table:table-cell office:value-type="string">
            <text:p>CLRJ</text:p>
          </table:table-cell>
          <table:table-cell office:value-type="string">
            <text:p>RIE-b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C</text:p>
          </table:table-cell>
          <table:table-cell office:value-type="string">
            <text:p>COMPARE IMMEDIATE AND BRANCH RELATIVE (64?8)</text:p>
          </table:table-cell>
          <table:table-cell office:value-type="string">
            <text:p>CGIJ</text:p>
          </table:table-cell>
          <table:table-cell office:value-type="string">
            <text:p>RIE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D</text:p>
          </table:table-cell>
          <table:table-cell office:value-type="string">
            <text:p>COMPARE LOGICAL IMMEDIATE AND BRANCH RELATIVE (64?8)</text:p>
          </table:table-cell>
          <table:table-cell office:value-type="string">
            <text:p>CLGIJ</text:p>
          </table:table-cell>
          <table:table-cell office:value-type="string">
            <text:p>RIE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E</text:p>
          </table:table-cell>
          <table:table-cell office:value-type="string">
            <text:p>COMPARE IMMEDIATE AND BRANCH RELATIVE (32?8)</text:p>
          </table:table-cell>
          <table:table-cell office:value-type="string">
            <text:p>CIJ</text:p>
          </table:table-cell>
          <table:table-cell office:value-type="string">
            <text:p>RIE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7F</text:p>
          </table:table-cell>
          <table:table-cell office:value-type="string">
            <text:p>COMPARE LOGICAL IMMEDIATE AND BRANCH RELATIVE (32?8)</text:p>
          </table:table-cell>
          <table:table-cell office:value-type="string">
            <text:p>CLIJ</text:p>
          </table:table-cell>
          <table:table-cell office:value-type="string">
            <text:p>RIE-c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E4</text:p>
          </table:table-cell>
          <table:table-cell office:value-type="string">
            <text:p>COMPARE AND BRANCH (64)</text:p>
          </table:table-cell>
          <table:table-cell office:value-type="string">
            <text:p>CGRB</text:p>
          </table:table-cell>
          <table:table-cell office:value-type="string">
            <text:p>RRS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E5</text:p>
          </table:table-cell>
          <table:table-cell office:value-type="string">
            <text:p>COMPARE LOGICAL AND BRANCH (64)</text:p>
          </table:table-cell>
          <table:table-cell office:value-type="string">
            <text:p>CLGRB</text:p>
          </table:table-cell>
          <table:table-cell office:value-type="string">
            <text:p>RRS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F6</text:p>
          </table:table-cell>
          <table:table-cell office:value-type="string">
            <text:p>COMPARE AND BRANCH (32)</text:p>
          </table:table-cell>
          <table:table-cell office:value-type="string">
            <text:p>CRB</text:p>
          </table:table-cell>
          <table:table-cell office:value-type="string">
            <text:p>RRS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F7</text:p>
          </table:table-cell>
          <table:table-cell office:value-type="string">
            <text:p>COMPARE LOGICAL AND BRANCH (32)</text:p>
          </table:table-cell>
          <table:table-cell office:value-type="string">
            <text:p>CLRB</text:p>
          </table:table-cell>
          <table:table-cell office:value-type="string">
            <text:p>RRS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FC</text:p>
          </table:table-cell>
          <table:table-cell office:value-type="string">
            <text:p>COMPARE IMMEDIATE AND BRANCH (64?8)</text:p>
          </table:table-cell>
          <table:table-cell office:value-type="string">
            <text:p>CGIB</text:p>
          </table:table-cell>
          <table:table-cell office:value-type="string">
            <text:p>RIS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FD</text:p>
          </table:table-cell>
          <table:table-cell office:value-type="string">
            <text:p>COMPARE LOGICAL IMMEDIATE AND BRANCH (64?8)</text:p>
          </table:table-cell>
          <table:table-cell office:value-type="string">
            <text:p>CLGIB</text:p>
          </table:table-cell>
          <table:table-cell office:value-type="string">
            <text:p>RIS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FE</text:p>
          </table:table-cell>
          <table:table-cell office:value-type="string">
            <text:p>COMPARE IMMEDIATE AND BRANCH (32?8)</text:p>
          </table:table-cell>
          <table:table-cell office:value-type="string">
            <text:p>CIB</text:p>
          </table:table-cell>
          <table:table-cell office:value-type="string">
            <text:p>RIS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CFF</text:p>
          </table:table-cell>
          <table:table-cell office:value-type="string">
            <text:p>COMPARE LOGICAL IMMEDIATE AND BRANCH (32?8)</text:p>
          </table:table-cell>
          <table:table-cell office:value-type="string">
            <text:p>CLIB</text:p>
          </table:table-cell>
          <table:table-cell office:value-type="string">
            <text:p>RIS</text:p>
          </table:table-cell>
          <table:table-cell office:value-type="string">
            <text:p>GE</text:p>
          </table:table-cell>
          <table:table-cell table:number-columns-repeated="1019"/>
        </table:table-row>
        <table:table-row table:style-name="ro2">
          <table:table-cell office:value-type="string">
            <text:p>ED40</text:p>
          </table:table-cell>
          <table:table-cell office:value-type="string">
            <text:p>SHIFT SIGNIFICAND LEFT (long DFP)</text:p>
          </table:table-cell>
          <table:table-cell office:value-type="string">
            <text:p>SLDT</text:p>
          </table:table-cell>
          <table:table-cell office:value-type="string">
            <text:p>RXF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41</text:p>
          </table:table-cell>
          <table:table-cell office:value-type="string">
            <text:p>SHIFT SIGNIFICAND RIGHT (long DFP)</text:p>
          </table:table-cell>
          <table:table-cell office:value-type="string">
            <text:p>SRDT</text:p>
          </table:table-cell>
          <table:table-cell office:value-type="string">
            <text:p>RXF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48</text:p>
          </table:table-cell>
          <table:table-cell office:value-type="string">
            <text:p>SHIFT SIGNIFICAND LEFT (extended DFP)</text:p>
          </table:table-cell>
          <table:table-cell office:value-type="string">
            <text:p>SLXT</text:p>
          </table:table-cell>
          <table:table-cell office:value-type="string">
            <text:p>RXF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49</text:p>
          </table:table-cell>
          <table:table-cell office:value-type="string">
            <text:p>SHIFT SIGNIFICAND RIGHT (extended DFP)</text:p>
          </table:table-cell>
          <table:table-cell office:value-type="string">
            <text:p>SRXT</text:p>
          </table:table-cell>
          <table:table-cell office:value-type="string">
            <text:p>RXF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50</text:p>
          </table:table-cell>
          <table:table-cell office:value-type="string">
            <text:p>TEST DATA CLASS (short DFP)</text:p>
          </table:table-cell>
          <table:table-cell office:value-type="string">
            <text:p>TDCET</text:p>
          </table:table-cell>
          <table:table-cell office:value-type="string">
            <text:p>RX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51</text:p>
          </table:table-cell>
          <table:table-cell office:value-type="string">
            <text:p>TEST DATA GROUP (short DFP)</text:p>
          </table:table-cell>
          <table:table-cell office:value-type="string">
            <text:p>TDGET</text:p>
          </table:table-cell>
          <table:table-cell office:value-type="string">
            <text:p>RX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54</text:p>
          </table:table-cell>
          <table:table-cell office:value-type="string">
            <text:p>TEST DATA CLASS (long DFP)</text:p>
          </table:table-cell>
          <table:table-cell office:value-type="string">
            <text:p>TDCDT</text:p>
          </table:table-cell>
          <table:table-cell office:value-type="string">
            <text:p>RX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55</text:p>
          </table:table-cell>
          <table:table-cell office:value-type="string">
            <text:p>TEST DATA GROUP (long DFP)</text:p>
          </table:table-cell>
          <table:table-cell office:value-type="string">
            <text:p>TDGDT</text:p>
          </table:table-cell>
          <table:table-cell office:value-type="string">
            <text:p>RX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58</text:p>
          </table:table-cell>
          <table:table-cell office:value-type="string">
            <text:p>TEST DATA CLASS (extended DFP)</text:p>
          </table:table-cell>
          <table:table-cell office:value-type="string">
            <text:p>TDCXT</text:p>
          </table:table-cell>
          <table:table-cell office:value-type="string">
            <text:p>RX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2">
          <table:table-cell office:value-type="string">
            <text:p>ED59</text:p>
          </table:table-cell>
          <table:table-cell office:value-type="string">
            <text:p>TEST DATA GROUP (extended DFP)</text:p>
          </table:table-cell>
          <table:table-cell office:value-type="string">
            <text:p>TDGXT</text:p>
          </table:table-cell>
          <table:table-cell office:value-type="string">
            <text:p>RXE</text:p>
          </table:table-cell>
          <table:table-cell office:value-type="string">
            <text:p>TF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196 (2010)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office:value-type="string">
            <text:p>B2B8</text:p>
          </table:table-cell>
          <table:table-cell office:value-type="string">
            <text:p>SET BFP ROUNDING MODE (3 bit)</text:p>
          </table:table-cell>
          <table:table-cell office:value-type="string">
            <text:p>SRNMB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44</text:p>
          </table:table-cell>
          <table:table-cell office:value-type="string">
            <text:p>LOAD ROUNDED (long to short BFP)</text:p>
          </table:table-cell>
          <table:table-cell office:value-type="string">
            <text:p>LED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45</text:p>
          </table:table-cell>
          <table:table-cell office:value-type="string">
            <text:p>LOAD ROUNDED (extended to long BFP)</text:p>
          </table:table-cell>
          <table:table-cell office:value-type="string">
            <text:p>LDX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46</text:p>
          </table:table-cell>
          <table:table-cell office:value-type="string">
            <text:p>LOAD ROUNDED (extended to short BFP)</text:p>
          </table:table-cell>
          <table:table-cell office:value-type="string">
            <text:p>LEX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47</text:p>
          </table:table-cell>
          <table:table-cell office:value-type="string">
            <text:p>LOAD FP INTEGER (extended BFP)</text:p>
          </table:table-cell>
          <table:table-cell office:value-type="string">
            <text:p>FIX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57</text:p>
          </table:table-cell>
          <table:table-cell office:value-type="string">
            <text:p>LOAD FP INTEGER (short BFP)</text:p>
          </table:table-cell>
          <table:table-cell office:value-type="string">
            <text:p>FIE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5F</text:p>
          </table:table-cell>
          <table:table-cell office:value-type="string">
            <text:p>LOAD FP INTEGER (long BFP)</text:p>
          </table:table-cell>
          <table:table-cell office:value-type="string">
            <text:p>FID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0</text:p>
          </table:table-cell>
          <table:table-cell office:value-type="string">
            <text:p>CONVERT FROM LOGICAL (32 to short BFP)</text:p>
          </table:table-cell>
          <table:table-cell office:value-type="string">
            <text:p>CELF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1</text:p>
          </table:table-cell>
          <table:table-cell office:value-type="string">
            <text:p>CONVERT FROM LOGICAL (32 to long BFP)</text:p>
          </table:table-cell>
          <table:table-cell office:value-type="string">
            <text:p>CDLF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2</text:p>
          </table:table-cell>
          <table:table-cell office:value-type="string">
            <text:p>CONVERT FROM LOGICAL (32 to extended BFP)</text:p>
          </table:table-cell>
          <table:table-cell office:value-type="string">
            <text:p>CXLF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4</text:p>
          </table:table-cell>
          <table:table-cell office:value-type="string">
            <text:p>CONVERT FROM FIXED (32 to short BFP)</text:p>
          </table:table-cell>
          <table:table-cell office:value-type="string">
            <text:p>CEF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5</text:p>
          </table:table-cell>
          <table:table-cell office:value-type="string">
            <text:p>CONVERT FROM FIXED (32 to long BFP)</text:p>
          </table:table-cell>
          <table:table-cell office:value-type="string">
            <text:p>CDF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6</text:p>
          </table:table-cell>
          <table:table-cell office:value-type="string">
            <text:p>CONVERT FROM FIXED (32 to extended BFP)</text:p>
          </table:table-cell>
          <table:table-cell office:value-type="string">
            <text:p>CXF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8</text:p>
          </table:table-cell>
          <table:table-cell office:value-type="string">
            <text:p>CONVERT TO FIXED (short BFP to 32)</text:p>
          </table:table-cell>
          <table:table-cell office:value-type="string">
            <text:p>CFE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9</text:p>
          </table:table-cell>
          <table:table-cell office:value-type="string">
            <text:p>CONVERT TO FIXED (long BFP to 32)</text:p>
          </table:table-cell>
          <table:table-cell office:value-type="string">
            <text:p>CFD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A</text:p>
          </table:table-cell>
          <table:table-cell office:value-type="string">
            <text:p>CONVERT TO FIXED (extended BFP to 32)</text:p>
          </table:table-cell>
          <table:table-cell office:value-type="string">
            <text:p>CFX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C</text:p>
          </table:table-cell>
          <table:table-cell office:value-type="string">
            <text:p>CONVERT TO LOGICAL (short BFP to 32)</text:p>
          </table:table-cell>
          <table:table-cell office:value-type="string">
            <text:p>CLFE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D</text:p>
          </table:table-cell>
          <table:table-cell office:value-type="string">
            <text:p>CONVERT TO LOGICAL (long BFP to 32)</text:p>
          </table:table-cell>
          <table:table-cell office:value-type="string">
            <text:p>CLFD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9E</text:p>
          </table:table-cell>
          <table:table-cell office:value-type="string">
            <text:p>CONVERT TO LOGICAL (extended BFP to 32)</text:p>
          </table:table-cell>
          <table:table-cell office:value-type="string">
            <text:p>CLFX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0</text:p>
          </table:table-cell>
          <table:table-cell office:value-type="string">
            <text:p>CONVERT FROM LOGICAL (64 to short BFP)</text:p>
          </table:table-cell>
          <table:table-cell office:value-type="string">
            <text:p>CELG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1</text:p>
          </table:table-cell>
          <table:table-cell office:value-type="string">
            <text:p>CONVERT FROM LOGICAL (64 to long BFP)</text:p>
          </table:table-cell>
          <table:table-cell office:value-type="string">
            <text:p>CDLG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2</text:p>
          </table:table-cell>
          <table:table-cell office:value-type="string">
            <text:p>CONVERT FROM LOGICAL (64 to extended BFP)</text:p>
          </table:table-cell>
          <table:table-cell office:value-type="string">
            <text:p>CXLG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4</text:p>
          </table:table-cell>
          <table:table-cell office:value-type="string">
            <text:p>CONVERT FROM FIXED (64 to short BFP)</text:p>
          </table:table-cell>
          <table:table-cell office:value-type="string">
            <text:p>CEG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5</text:p>
          </table:table-cell>
          <table:table-cell office:value-type="string">
            <text:p>CONVERT FROM FIXED (64 to long BFP)</text:p>
          </table:table-cell>
          <table:table-cell office:value-type="string">
            <text:p>CDG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6</text:p>
          </table:table-cell>
          <table:table-cell office:value-type="string">
            <text:p>CONVERT FROM FIXED (64 to extended BFP)</text:p>
          </table:table-cell>
          <table:table-cell office:value-type="string">
            <text:p>CXG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8</text:p>
          </table:table-cell>
          <table:table-cell office:value-type="string">
            <text:p>CONVERT TO FIXED (short BFP to 64)</text:p>
          </table:table-cell>
          <table:table-cell office:value-type="string">
            <text:p>CGE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9</text:p>
          </table:table-cell>
          <table:table-cell office:value-type="string">
            <text:p>CONVERT TO FIXED (long BFP to 64)</text:p>
          </table:table-cell>
          <table:table-cell office:value-type="string">
            <text:p>CGD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A</text:p>
          </table:table-cell>
          <table:table-cell office:value-type="string">
            <text:p>CONVERT TO FIXED (extended BFP to 64)</text:p>
          </table:table-cell>
          <table:table-cell office:value-type="string">
            <text:p>CGXB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C</text:p>
          </table:table-cell>
          <table:table-cell office:value-type="string">
            <text:p>CONVERT TO LOGICAL (short BFP to 64)</text:p>
          </table:table-cell>
          <table:table-cell office:value-type="string">
            <text:p>CLGE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D</text:p>
          </table:table-cell>
          <table:table-cell office:value-type="string">
            <text:p>CONVERT TO LOGICAL (long BFP to 64)</text:p>
          </table:table-cell>
          <table:table-cell office:value-type="string">
            <text:p>CLGD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AE</text:p>
          </table:table-cell>
          <table:table-cell office:value-type="string">
            <text:p>CONVERT TO LOGICAL (extended BFP to 64)</text:p>
          </table:table-cell>
          <table:table-cell office:value-type="string">
            <text:p>CLGXB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D0</text:p>
          </table:table-cell>
          <table:table-cell office:value-type="string">
            <text:p>MULTIPLY (long DFP)</text:p>
          </table:table-cell>
          <table:table-cell office:value-type="string">
            <text:p>MDTRA</text:p>
          </table:table-cell>
          <table:table-cell office:value-type="string">
            <text:p>RRF-a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D1</text:p>
          </table:table-cell>
          <table:table-cell office:value-type="string">
            <text:p>DIVIDE (long DFP)</text:p>
          </table:table-cell>
          <table:table-cell office:value-type="string">
            <text:p>DDTRA</text:p>
          </table:table-cell>
          <table:table-cell office:value-type="string">
            <text:p>RRF-a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D2</text:p>
          </table:table-cell>
          <table:table-cell office:value-type="string">
            <text:p>ADD (long DFP)</text:p>
          </table:table-cell>
          <table:table-cell office:value-type="string">
            <text:p>ADTRA</text:p>
          </table:table-cell>
          <table:table-cell office:value-type="string">
            <text:p>RRF-a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D3</text:p>
          </table:table-cell>
          <table:table-cell office:value-type="string">
            <text:p>SUBTRACT (long DFP)</text:p>
          </table:table-cell>
          <table:table-cell office:value-type="string">
            <text:p>SDTRA</text:p>
          </table:table-cell>
          <table:table-cell office:value-type="string">
            <text:p>RRF-a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D8</text:p>
          </table:table-cell>
          <table:table-cell office:value-type="string">
            <text:p>MULTIPLY (extended DFP)</text:p>
          </table:table-cell>
          <table:table-cell office:value-type="string">
            <text:p>MXTRA</text:p>
          </table:table-cell>
          <table:table-cell office:value-type="string">
            <text:p>RRF-a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D9</text:p>
          </table:table-cell>
          <table:table-cell office:value-type="string">
            <text:p>DIVIDE (extended DFP)</text:p>
          </table:table-cell>
          <table:table-cell office:value-type="string">
            <text:p>DXTRA</text:p>
          </table:table-cell>
          <table:table-cell office:value-type="string">
            <text:p>RRF-a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DA</text:p>
          </table:table-cell>
          <table:table-cell office:value-type="string">
            <text:p>ADD (extended DFP)</text:p>
          </table:table-cell>
          <table:table-cell office:value-type="string">
            <text:p>AXTRA</text:p>
          </table:table-cell>
          <table:table-cell office:value-type="string">
            <text:p>RRF-a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DB</text:p>
          </table:table-cell>
          <table:table-cell office:value-type="string">
            <text:p>SUBTRACT (extended DFP)</text:p>
          </table:table-cell>
          <table:table-cell office:value-type="string">
            <text:p>SXTRA</text:p>
          </table:table-cell>
          <table:table-cell office:value-type="string">
            <text:p>RRF-a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E1</text:p>
          </table:table-cell>
          <table:table-cell office:value-type="string">
            <text:p>CONVERT TO FIXED (long DFP to 64)</text:p>
          </table:table-cell>
          <table:table-cell office:value-type="string">
            <text:p>CGDT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E9</text:p>
          </table:table-cell>
          <table:table-cell office:value-type="string">
            <text:p>CONVERT TO FIXED (extended DFP to 64)</text:p>
          </table:table-cell>
          <table:table-cell office:value-type="string">
            <text:p>CGXT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F1</text:p>
          </table:table-cell>
          <table:table-cell office:value-type="string">
            <text:p>CONVERT FROM FIXED (64 to long DFP)</text:p>
          </table:table-cell>
          <table:table-cell office:value-type="string">
            <text:p>CDGT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3F9</text:p>
          </table:table-cell>
          <table:table-cell office:value-type="string">
            <text:p>CONVERT FROM FIXED (64 to extended DFP)</text:p>
          </table:table-cell>
          <table:table-cell office:value-type="string">
            <text:p>CXGTRA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28</text:p>
          </table:table-cell>
          <table:table-cell office:value-type="string">
            <text:p>PERFORM CRYPTOGRAPHIC KEY MGMT. OPERATIONS</text:p>
          </table:table-cell>
          <table:table-cell office:value-type="string">
            <text:p>PCKMO</text:p>
          </table:table-cell>
          <table:table-cell office:value-type="string">
            <text:p>RRE</text:p>
          </table:table-cell>
          <table:table-cell office:value-type="string">
            <text:p>M3</text:p>
          </table:table-cell>
          <table:table-cell table:number-columns-repeated="1019"/>
        </table:table-row>
        <table:table-row table:style-name="ro2">
          <table:table-cell office:value-type="string">
            <text:p>B92A</text:p>
          </table:table-cell>
          <table:table-cell office:value-type="string">
            <text:p>CIPHER MESSAGE WITH CIPHER FEEDBACK</text:p>
          </table:table-cell>
          <table:table-cell office:value-type="string">
            <text:p>KMF</text:p>
          </table:table-cell>
          <table:table-cell office:value-type="string">
            <text:p>RRE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2">
          <table:table-cell office:value-type="string">
            <text:p>B92B</text:p>
          </table:table-cell>
          <table:table-cell office:value-type="string">
            <text:p>CIPHER MESSAGE WITH OUTPUT FEEDBACK</text:p>
          </table:table-cell>
          <table:table-cell office:value-type="string">
            <text:p>KMO</text:p>
          </table:table-cell>
          <table:table-cell office:value-type="string">
            <text:p>RRE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2">
          <table:table-cell office:value-type="string">
            <text:p>B92C</text:p>
          </table:table-cell>
          <table:table-cell office:value-type="string">
            <text:p>PERFORM CRYPTOGRAPHIC COMPUTATION</text:p>
          </table:table-cell>
          <table:table-cell office:value-type="string">
            <text:p>PCC</text:p>
          </table:table-cell>
          <table:table-cell office:value-type="string">
            <text:p>RRE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2">
          <table:table-cell office:value-type="string">
            <text:p>B92D</text:p>
          </table:table-cell>
          <table:table-cell office:value-type="string">
            <text:p>CIPHER MESSAGE WITH COUNTER</text:p>
          </table:table-cell>
          <table:table-cell office:value-type="string">
            <text:p>KMCTR</text:p>
          </table:table-cell>
          <table:table-cell office:value-type="string">
            <text:p>RRF-b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2">
          <table:table-cell office:value-type="string">
            <text:p>B941</text:p>
          </table:table-cell>
          <table:table-cell office:value-type="string">
            <text:p>CONVERT TO FIXED (long DFP to 32)</text:p>
          </table:table-cell>
          <table:table-cell office:value-type="string">
            <text:p>CFD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42</text:p>
          </table:table-cell>
          <table:table-cell office:value-type="string">
            <text:p>CONVERT TO LOGICAL (long DFP to 64)</text:p>
          </table:table-cell>
          <table:table-cell office:value-type="string">
            <text:p>CLGD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43</text:p>
          </table:table-cell>
          <table:table-cell office:value-type="string">
            <text:p>CONVERT TO LOGICAL (long DFP to 32)</text:p>
          </table:table-cell>
          <table:table-cell office:value-type="string">
            <text:p>CLFD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49</text:p>
          </table:table-cell>
          <table:table-cell office:value-type="string">
            <text:p>CONVERT TO FIXED (extended DFP to 32)</text:p>
          </table:table-cell>
          <table:table-cell office:value-type="string">
            <text:p>CFX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4A</text:p>
          </table:table-cell>
          <table:table-cell office:value-type="string">
            <text:p>CONVERT TO LOGICAL (extended DFP to 64)</text:p>
          </table:table-cell>
          <table:table-cell office:value-type="string">
            <text:p>CLGX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4B</text:p>
          </table:table-cell>
          <table:table-cell office:value-type="string">
            <text:p>CONVERT TO LOGICAL (extended DFP to 32)</text:p>
          </table:table-cell>
          <table:table-cell office:value-type="string">
            <text:p>CLFX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51</text:p>
          </table:table-cell>
          <table:table-cell office:value-type="string">
            <text:p>CONVERT FROM FIXED (32 to long DFP)</text:p>
          </table:table-cell>
          <table:table-cell office:value-type="string">
            <text:p>CDF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52</text:p>
          </table:table-cell>
          <table:table-cell office:value-type="string">
            <text:p>CONVERT FROM LOGICAL (64 to long DFP)</text:p>
          </table:table-cell>
          <table:table-cell office:value-type="string">
            <text:p>CDLG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53</text:p>
          </table:table-cell>
          <table:table-cell office:value-type="string">
            <text:p>CONVERT FROM LOGICAL (32 to long DFP)</text:p>
          </table:table-cell>
          <table:table-cell office:value-type="string">
            <text:p>CDLF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59</text:p>
          </table:table-cell>
          <table:table-cell office:value-type="string">
            <text:p>CONVERT FROM FIXED (32 to extended DFP)</text:p>
          </table:table-cell>
          <table:table-cell office:value-type="string">
            <text:p>CXF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5A</text:p>
          </table:table-cell>
          <table:table-cell office:value-type="string">
            <text:p>CONVERT FROM LOGICAL (64 to extended DFP)</text:p>
          </table:table-cell>
          <table:table-cell office:value-type="string">
            <text:p>CXLG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5B</text:p>
          </table:table-cell>
          <table:table-cell office:value-type="string">
            <text:p>CONVERT FROM LOGICAL (32 to extended DFP)</text:p>
          </table:table-cell>
          <table:table-cell office:value-type="string">
            <text:p>CXLFTR</text:p>
          </table:table-cell>
          <table:table-cell office:value-type="string">
            <text:p>RRF-e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2">
          <table:table-cell office:value-type="string">
            <text:p>B9AE</text:p>
          </table:table-cell>
          <table:table-cell office:value-type="string">
            <text:p>RESET REFERENCE BITS MULTIPLE</text:p>
          </table:table-cell>
          <table:table-cell office:value-type="string">
            <text:p>RRBM</text:p>
          </table:table-cell>
          <table:table-cell office:value-type="string">
            <text:p>RRE</text:p>
          </table:table-cell>
          <table:table-cell office:value-type="string">
            <text:p>RB</text:p>
          </table:table-cell>
          <table:table-cell table:number-columns-repeated="1019"/>
        </table:table-row>
        <table:table-row table:style-name="ro2">
          <table:table-cell office:value-type="string">
            <text:p>B9C8</text:p>
          </table:table-cell>
          <table:table-cell office:value-type="string">
            <text:p>ADD HIGH (32)</text:p>
          </table:table-cell>
          <table:table-cell office:value-type="string">
            <text:p>AHHHR</text:p>
          </table:table-cell>
          <table:table-cell office:value-type="string">
            <text:p>RRF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C9</text:p>
          </table:table-cell>
          <table:table-cell office:value-type="string">
            <text:p>SUBTRACT HIGH (32)</text:p>
          </table:table-cell>
          <table:table-cell office:value-type="string">
            <text:p>SHHHR</text:p>
          </table:table-cell>
          <table:table-cell office:value-type="string">
            <text:p>RRF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CA</text:p>
          </table:table-cell>
          <table:table-cell office:value-type="string">
            <text:p>ADD LOGICAL HIGH (32)</text:p>
          </table:table-cell>
          <table:table-cell office:value-type="string">
            <text:p>ALHHHR</text:p>
          </table:table-cell>
          <table:table-cell office:value-type="string">
            <text:p>RRF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CB</text:p>
          </table:table-cell>
          <table:table-cell office:value-type="string">
            <text:p>SUBTRACT LOGICAL HIGH (32)</text:p>
          </table:table-cell>
          <table:table-cell office:value-type="string">
            <text:p>SLHHHR</text:p>
          </table:table-cell>
          <table:table-cell office:value-type="string">
            <text:p>RRF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CD</text:p>
          </table:table-cell>
          <table:table-cell office:value-type="string">
            <text:p>COMPARE HIGH (32)</text:p>
          </table:table-cell>
          <table:table-cell office:value-type="string">
            <text:p>CHHR</text:p>
          </table:table-cell>
          <table:table-cell office:value-type="string">
            <text:p>RRE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CF</text:p>
          </table:table-cell>
          <table:table-cell office:value-type="string">
            <text:p>COMPARE LOGICAL HIGH (32)</text:p>
          </table:table-cell>
          <table:table-cell office:value-type="string">
            <text:p>CLHHR</text:p>
          </table:table-cell>
          <table:table-cell office:value-type="string">
            <text:p>RRE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D8</text:p>
          </table:table-cell>
          <table:table-cell office:value-type="string">
            <text:p>ADD HIGH (32)</text:p>
          </table:table-cell>
          <table:table-cell office:value-type="string">
            <text:p>AHHLR</text:p>
          </table:table-cell>
          <table:table-cell office:value-type="string">
            <text:p>RRF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D9</text:p>
          </table:table-cell>
          <table:table-cell office:value-type="string">
            <text:p>SUBTRACT HIGH (32)</text:p>
          </table:table-cell>
          <table:table-cell office:value-type="string">
            <text:p>SHHLR</text:p>
          </table:table-cell>
          <table:table-cell office:value-type="string">
            <text:p>RRF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DA</text:p>
          </table:table-cell>
          <table:table-cell office:value-type="string">
            <text:p>ADD LOGICAL HIGH (32)</text:p>
          </table:table-cell>
          <table:table-cell office:value-type="string">
            <text:p>ALHHLR</text:p>
          </table:table-cell>
          <table:table-cell office:value-type="string">
            <text:p>RRF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DB</text:p>
          </table:table-cell>
          <table:table-cell office:value-type="string">
            <text:p>SUBTRACT LOGICAL HIGH (32)</text:p>
          </table:table-cell>
          <table:table-cell office:value-type="string">
            <text:p>SLHHLR</text:p>
          </table:table-cell>
          <table:table-cell office:value-type="string">
            <text:p>RRF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DD</text:p>
          </table:table-cell>
          <table:table-cell office:value-type="string">
            <text:p>COMPARE HIGH (32)</text:p>
          </table:table-cell>
          <table:table-cell office:value-type="string">
            <text:p>CHLR</text:p>
          </table:table-cell>
          <table:table-cell office:value-type="string">
            <text:p>RRE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DF</text:p>
          </table:table-cell>
          <table:table-cell office:value-type="string">
            <text:p>COMPARE LOGICAL HIGH (32)</text:p>
          </table:table-cell>
          <table:table-cell office:value-type="string">
            <text:p>CLHLR</text:p>
          </table:table-cell>
          <table:table-cell office:value-type="string">
            <text:p>RRE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B9E1</text:p>
          </table:table-cell>
          <table:table-cell office:value-type="string">
            <text:p>POPULATION COUNT</text:p>
          </table:table-cell>
          <table:table-cell office:value-type="string">
            <text:p>POPCNT</text:p>
          </table:table-cell>
          <table:table-cell office:value-type="string">
            <text:p>RRF-c</text:p>
          </table:table-cell>
          <table:table-cell office:value-type="string">
            <text:p>PK</text:p>
          </table:table-cell>
          <table:table-cell table:number-columns-repeated="1019"/>
        </table:table-row>
        <table:table-row table:style-name="ro2">
          <table:table-cell office:value-type="string">
            <text:p>B9E2</text:p>
          </table:table-cell>
          <table:table-cell office:value-type="string">
            <text:p>LOAD ON CONDITION (64)</text:p>
          </table:table-cell>
          <table:table-cell office:value-type="string">
            <text:p>LOCGR</text:p>
          </table:table-cell>
          <table:table-cell office:value-type="string">
            <text:p>RRF-c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2">
          <table:table-cell office:value-type="string">
            <text:p>B9E4</text:p>
          </table:table-cell>
          <table:table-cell office:value-type="string">
            <text:p>AND (64)</text:p>
          </table:table-cell>
          <table:table-cell office:value-type="string">
            <text:p>NG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E6</text:p>
          </table:table-cell>
          <table:table-cell office:value-type="string">
            <text:p>OR (64)</text:p>
          </table:table-cell>
          <table:table-cell office:value-type="string">
            <text:p>OG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E7</text:p>
          </table:table-cell>
          <table:table-cell office:value-type="string">
            <text:p>EXCLUSIVE OR (64)</text:p>
          </table:table-cell>
          <table:table-cell office:value-type="string">
            <text:p>XG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E8</text:p>
          </table:table-cell>
          <table:table-cell office:value-type="string">
            <text:p>ADD (64)</text:p>
          </table:table-cell>
          <table:table-cell office:value-type="string">
            <text:p>AG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E9</text:p>
          </table:table-cell>
          <table:table-cell office:value-type="string">
            <text:p>SUBTRACT (64)</text:p>
          </table:table-cell>
          <table:table-cell office:value-type="string">
            <text:p>SG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EA</text:p>
          </table:table-cell>
          <table:table-cell office:value-type="string">
            <text:p>ADD LOGICAL (64)</text:p>
          </table:table-cell>
          <table:table-cell office:value-type="string">
            <text:p>ALG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EB</text:p>
          </table:table-cell>
          <table:table-cell office:value-type="string">
            <text:p>SUBTRACT LOGICAL (64)</text:p>
          </table:table-cell>
          <table:table-cell office:value-type="string">
            <text:p>SLG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F2</text:p>
          </table:table-cell>
          <table:table-cell office:value-type="string">
            <text:p>LOAD ON CONDITION (32)</text:p>
          </table:table-cell>
          <table:table-cell office:value-type="string">
            <text:p>LOCR</text:p>
          </table:table-cell>
          <table:table-cell office:value-type="string">
            <text:p>RRF-c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2">
          <table:table-cell office:value-type="string">
            <text:p>B9F4</text:p>
          </table:table-cell>
          <table:table-cell office:value-type="string">
            <text:p>AND (32)</text:p>
          </table:table-cell>
          <table:table-cell office:value-type="string">
            <text:p>N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F6</text:p>
          </table:table-cell>
          <table:table-cell office:value-type="string">
            <text:p>OR (32)</text:p>
          </table:table-cell>
          <table:table-cell office:value-type="string">
            <text:p>O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F7</text:p>
          </table:table-cell>
          <table:table-cell office:value-type="string">
            <text:p>EXCLUSIVE OR (32)</text:p>
          </table:table-cell>
          <table:table-cell office:value-type="string">
            <text:p>X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F8</text:p>
          </table:table-cell>
          <table:table-cell office:value-type="string">
            <text:p>ADD (32)</text:p>
          </table:table-cell>
          <table:table-cell office:value-type="string">
            <text:p>A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F9</text:p>
          </table:table-cell>
          <table:table-cell office:value-type="string">
            <text:p>SUBTRACT (32)</text:p>
          </table:table-cell>
          <table:table-cell office:value-type="string">
            <text:p>S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FA</text:p>
          </table:table-cell>
          <table:table-cell office:value-type="string">
            <text:p>ADD LOGICAL (32)</text:p>
          </table:table-cell>
          <table:table-cell office:value-type="string">
            <text:p>AL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B9FB</text:p>
          </table:table-cell>
          <table:table-cell office:value-type="string">
            <text:p>SUBTRACT LOGICAL (32)</text:p>
          </table:table-cell>
          <table:table-cell office:value-type="string">
            <text:p>SLRK</text:p>
          </table:table-cell>
          <table:table-cell office:value-type="string">
            <text:p>RRF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CC6</text:p>
          </table:table-cell>
          <table:table-cell office:value-type="string">
            <text:p>BRANCH RELATIVE ON COUNT HIGH (32)</text:p>
          </table:table-cell>
          <table:table-cell office:value-type="string">
            <text:p>BRCTH</text:p>
          </table:table-cell>
          <table:table-cell office:value-type="string">
            <text:p>RIL-b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CC8</text:p>
          </table:table-cell>
          <table:table-cell office:value-type="string">
            <text:p>ADD IMMEDIATE HIGH (32)</text:p>
          </table:table-cell>
          <table:table-cell office:value-type="string">
            <text:p>AIH</text:p>
          </table:table-cell>
          <table:table-cell office:value-type="string">
            <text:p>RIL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CCA</text:p>
          </table:table-cell>
          <table:table-cell office:value-type="string">
            <text:p>ADD LOGICAL WITH SIGNED IMMEDIATE HIGH (32)</text:p>
          </table:table-cell>
          <table:table-cell office:value-type="string">
            <text:p>ALSIH</text:p>
          </table:table-cell>
          <table:table-cell office:value-type="string">
            <text:p>RIL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CCB</text:p>
          </table:table-cell>
          <table:table-cell office:value-type="string">
            <text:p>ADD LOGICAL WITH SIGNED IMMEDIATE HIGH (32)</text:p>
          </table:table-cell>
          <table:table-cell office:value-type="string">
            <text:p>ALSIHN</text:p>
          </table:table-cell>
          <table:table-cell office:value-type="string">
            <text:p>RIL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CCD</text:p>
          </table:table-cell>
          <table:table-cell office:value-type="string">
            <text:p>COMPARE IMMEDIATE HIGH (32)</text:p>
          </table:table-cell>
          <table:table-cell office:value-type="string">
            <text:p>CIH</text:p>
          </table:table-cell>
          <table:table-cell office:value-type="string">
            <text:p>RIL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CCF</text:p>
          </table:table-cell>
          <table:table-cell office:value-type="string">
            <text:p>COMPARE LOGICAL IMMEDIATE HIGH (32)</text:p>
          </table:table-cell>
          <table:table-cell office:value-type="string">
            <text:p>CLIH</text:p>
          </table:table-cell>
          <table:table-cell office:value-type="string">
            <text:p>RIL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0</text:p>
          </table:table-cell>
          <table:table-cell office:value-type="string">
            <text:p>LOAD BYTE HIGH (32?8)</text:p>
          </table:table-cell>
          <table:table-cell office:value-type="string">
            <text:p>LBH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2</text:p>
          </table:table-cell>
          <table:table-cell office:value-type="string">
            <text:p>LOAD LOGICAL CHARACTER HIGH (32?8)</text:p>
          </table:table-cell>
          <table:table-cell office:value-type="string">
            <text:p>LLCH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3</text:p>
          </table:table-cell>
          <table:table-cell office:value-type="string">
            <text:p>STORE CHARACTER HIGH (8)</text:p>
          </table:table-cell>
          <table:table-cell office:value-type="string">
            <text:p>STCH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4</text:p>
          </table:table-cell>
          <table:table-cell office:value-type="string">
            <text:p>LOAD HALFWORD HIGH (32?16)</text:p>
          </table:table-cell>
          <table:table-cell office:value-type="string">
            <text:p>LHH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6</text:p>
          </table:table-cell>
          <table:table-cell office:value-type="string">
            <text:p>LOAD LOGICAL HALFWORD HIGH (32?16)</text:p>
          </table:table-cell>
          <table:table-cell office:value-type="string">
            <text:p>LLHH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7</text:p>
          </table:table-cell>
          <table:table-cell office:value-type="string">
            <text:p>STORE HALFWORD HIGH (16)</text:p>
          </table:table-cell>
          <table:table-cell office:value-type="string">
            <text:p>STHH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A</text:p>
          </table:table-cell>
          <table:table-cell office:value-type="string">
            <text:p>LOAD HIGH (32)</text:p>
          </table:table-cell>
          <table:table-cell office:value-type="string">
            <text:p>LFH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B</text:p>
          </table:table-cell>
          <table:table-cell office:value-type="string">
            <text:p>STORE HIGH (32)</text:p>
          </table:table-cell>
          <table:table-cell office:value-type="string">
            <text:p>STFH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D</text:p>
          </table:table-cell>
          <table:table-cell office:value-type="string">
            <text:p>COMPARE HIGH (32)</text:p>
          </table:table-cell>
          <table:table-cell office:value-type="string">
            <text:p>CHF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3CF</text:p>
          </table:table-cell>
          <table:table-cell office:value-type="string">
            <text:p>COMPARE LOGICAL HIGH (32)</text:p>
          </table:table-cell>
          <table:table-cell office:value-type="string">
            <text:p>CLHF</text:p>
          </table:table-cell>
          <table:table-cell office:value-type="string">
            <text:p>RXY-a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BDC</text:p>
          </table:table-cell>
          <table:table-cell office:value-type="string">
            <text:p>SHIFT RIGHT SINGLE (32)</text:p>
          </table:table-cell>
          <table:table-cell office:value-type="string">
            <text:p>SRAK</text:p>
          </table:table-cell>
          <table:table-cell office:value-type="string">
            <text:p>RSY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EBDD</text:p>
          </table:table-cell>
          <table:table-cell office:value-type="string">
            <text:p>SHIFT LEFT SINGLE (32)</text:p>
          </table:table-cell>
          <table:table-cell office:value-type="string">
            <text:p>SLAK</text:p>
          </table:table-cell>
          <table:table-cell office:value-type="string">
            <text:p>RSY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EBDE</text:p>
          </table:table-cell>
          <table:table-cell office:value-type="string">
            <text:p>SHIFT RIGHT SINGLE LOGICAL (32)</text:p>
          </table:table-cell>
          <table:table-cell office:value-type="string">
            <text:p>SRLK</text:p>
          </table:table-cell>
          <table:table-cell office:value-type="string">
            <text:p>RSY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EBDF</text:p>
          </table:table-cell>
          <table:table-cell office:value-type="string">
            <text:p>SHIFT LEFT SINGLE LOGICAL (32)</text:p>
          </table:table-cell>
          <table:table-cell office:value-type="string">
            <text:p>SLLK</text:p>
          </table:table-cell>
          <table:table-cell office:value-type="string">
            <text:p>RSY-a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EBE2</text:p>
          </table:table-cell>
          <table:table-cell office:value-type="string">
            <text:p>LOAD ON CONDITION (64)</text:p>
          </table:table-cell>
          <table:table-cell office:value-type="string">
            <text:p>LOCG</text:p>
          </table:table-cell>
          <table:table-cell office:value-type="string">
            <text:p>RSY-b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2">
          <table:table-cell office:value-type="string">
            <text:p>EBE3</text:p>
          </table:table-cell>
          <table:table-cell office:value-type="string">
            <text:p>STORE ON CONDITION (64)</text:p>
          </table:table-cell>
          <table:table-cell office:value-type="string">
            <text:p>STOCG</text:p>
          </table:table-cell>
          <table:table-cell office:value-type="string">
            <text:p>RSY-b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2">
          <table:table-cell office:value-type="string">
            <text:p>EBF2</text:p>
          </table:table-cell>
          <table:table-cell office:value-type="string">
            <text:p>LOAD ON CONDITION (32)</text:p>
          </table:table-cell>
          <table:table-cell office:value-type="string">
            <text:p>LOC</text:p>
          </table:table-cell>
          <table:table-cell office:value-type="string">
            <text:p>RSY-b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2">
          <table:table-cell office:value-type="string">
            <text:p>EBF3</text:p>
          </table:table-cell>
          <table:table-cell office:value-type="string">
            <text:p>STORE ON CONDITION (32)</text:p>
          </table:table-cell>
          <table:table-cell office:value-type="string">
            <text:p>STOC</text:p>
          </table:table-cell>
          <table:table-cell office:value-type="string">
            <text:p>RSY-b</text:p>
          </table:table-cell>
          <table:table-cell office:value-type="string">
            <text:p>L1</text:p>
          </table:table-cell>
          <table:table-cell table:number-columns-repeated="1019"/>
        </table:table-row>
        <table:table-row table:style-name="ro2">
          <table:table-cell office:value-type="string">
            <text:p>EC51</text:p>
          </table:table-cell>
          <table:table-cell office:value-type="string">
            <text:p>ROTATE THEN INSERT SELECTED BITS LOW (64)</text:p>
          </table:table-cell>
          <table:table-cell office:value-type="string">
            <text:p>RISBLG</text:p>
          </table:table-cell>
          <table:table-cell office:value-type="string">
            <text:p>RIE-f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C5D</text:p>
          </table:table-cell>
          <table:table-cell office:value-type="string">
            <text:p>ROTATE THEN INSERT SELECTED BITS HIGH (64)</text:p>
          </table:table-cell>
          <table:table-cell office:value-type="string">
            <text:p>RISBHG</text:p>
          </table:table-cell>
          <table:table-cell office:value-type="string">
            <text:p>RIE-f</text:p>
          </table:table-cell>
          <table:table-cell office:value-type="string">
            <text:p>HW</text:p>
          </table:table-cell>
          <table:table-cell table:number-columns-repeated="1019"/>
        </table:table-row>
        <table:table-row table:style-name="ro2">
          <table:table-cell office:value-type="string">
            <text:p>ECD8</text:p>
          </table:table-cell>
          <table:table-cell office:value-type="string">
            <text:p>ADD IMMEDIATE (32?16)</text:p>
          </table:table-cell>
          <table:table-cell office:value-type="string">
            <text:p>AHIK</text:p>
          </table:table-cell>
          <table:table-cell office:value-type="string">
            <text:p>RIE-d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ECD9</text:p>
          </table:table-cell>
          <table:table-cell office:value-type="string">
            <text:p>ADD IMMEDIATE (64?16)</text:p>
          </table:table-cell>
          <table:table-cell office:value-type="string">
            <text:p>AGHIK</text:p>
          </table:table-cell>
          <table:table-cell office:value-type="string">
            <text:p>RIE-d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ECDA</text:p>
          </table:table-cell>
          <table:table-cell office:value-type="string">
            <text:p>ADD LOGICAL WITH SIGNED IMMEDIATE (32?16)</text:p>
          </table:table-cell>
          <table:table-cell office:value-type="string">
            <text:p>ALHSIK</text:p>
          </table:table-cell>
          <table:table-cell office:value-type="string">
            <text:p>RIE-d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2">
          <table:table-cell office:value-type="string">
            <text:p>ECDB</text:p>
          </table:table-cell>
          <table:table-cell office:value-type="string">
            <text:p>ADD LOGICAL WITH SIGNED IMMEDIATE (64?16)</text:p>
          </table:table-cell>
          <table:table-cell office:value-type="string">
            <text:p>ALGHSIK</text:p>
          </table:table-cell>
          <table:table-cell office:value-type="string">
            <text:p>RIE-d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EC12 (2012)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office:value-type="string">
            <text:p>B2E8</text:p>
          </table:table-cell>
          <table:table-cell office:value-type="string">
            <text:p>PERFORM PROCESSOR ASSIST</text:p>
          </table:table-cell>
          <table:table-cell office:value-type="string">
            <text:p>PPA</text:p>
          </table:table-cell>
          <table:table-cell office:value-type="string">
            <text:p>RRF-c</text:p>
          </table:table-cell>
          <table:table-cell office:value-type="string">
            <text:p>PA</text:p>
          </table:table-cell>
          <table:table-cell table:number-columns-repeated="1019"/>
        </table:table-row>
        <table:table-row table:style-name="ro2">
          <table:table-cell office:value-type="string">
            <text:p>B2EC</text:p>
          </table:table-cell>
          <table:table-cell office:value-type="string">
            <text:p>EXTRACT TRANSACTION NESTING DEPTH</text:p>
          </table:table-cell>
          <table:table-cell office:value-type="string">
            <text:p>ETND</text:p>
          </table:table-cell>
          <table:table-cell office:value-type="string">
            <text:p>RRE</text:p>
          </table:table-cell>
          <table:table-cell office:value-type="string">
            <text:p>TX</text:p>
          </table:table-cell>
          <table:table-cell table:number-columns-repeated="1019"/>
        </table:table-row>
        <table:table-row table:style-name="ro2">
          <table:table-cell office:value-type="string">
            <text:p>B2F8</text:p>
          </table:table-cell>
          <table:table-cell office:value-type="string">
            <text:p>TRANSACTION END</text:p>
          </table:table-cell>
          <table:table-cell office:value-type="string">
            <text:p>TEND</text:p>
          </table:table-cell>
          <table:table-cell office:value-type="string">
            <text:p>S</text:p>
          </table:table-cell>
          <table:table-cell office:value-type="string">
            <text:p>TX</text:p>
          </table:table-cell>
          <table:table-cell table:number-columns-repeated="1019"/>
        </table:table-row>
        <table:table-row table:style-name="ro2">
          <table:table-cell office:value-type="string">
            <text:p>B2FC</text:p>
          </table:table-cell>
          <table:table-cell office:value-type="string">
            <text:p>TRANSACTION ABORT</text:p>
          </table:table-cell>
          <table:table-cell office:value-type="string">
            <text:p>TABORT</text:p>
          </table:table-cell>
          <table:table-cell office:value-type="string">
            <text:p>S</text:p>
          </table:table-cell>
          <table:table-cell office:value-type="string">
            <text:p>TX</text:p>
          </table:table-cell>
          <table:table-cell table:number-columns-repeated="1019"/>
        </table:table-row>
        <table:table-row table:style-name="ro2">
          <table:table-cell office:value-type="string">
            <text:p>E325</text:p>
          </table:table-cell>
          <table:table-cell office:value-type="string">
            <text:p>NONTRANSACTIONAL STORE (64)</text:p>
          </table:table-cell>
          <table:table-cell office:value-type="string">
            <text:p>NTSTG</text:p>
          </table:table-cell>
          <table:table-cell office:value-type="string">
            <text:p>RXY-a</text:p>
          </table:table-cell>
          <table:table-cell office:value-type="string">
            <text:p>TX</text:p>
          </table:table-cell>
          <table:table-cell table:number-columns-repeated="1019"/>
        </table:table-row>
        <table:table-row table:style-name="ro2">
          <table:table-cell office:value-type="string">
            <text:p>E385</text:p>
          </table:table-cell>
          <table:table-cell office:value-type="string">
            <text:p>LOAD AND TRAP (64)</text:p>
          </table:table-cell>
          <table:table-cell office:value-type="string">
            <text:p>LGAT</text:p>
          </table:table-cell>
          <table:table-cell office:value-type="string">
            <text:p>RXY-a</text:p>
          </table:table-cell>
          <table:table-cell office:value-type="string">
            <text:p>LT</text:p>
          </table:table-cell>
          <table:table-cell table:number-columns-repeated="1019"/>
        </table:table-row>
        <table:table-row table:style-name="ro2">
          <table:table-cell office:value-type="string">
            <text:p>E39C</text:p>
          </table:table-cell>
          <table:table-cell office:value-type="string">
            <text:p>LOAD LOGICAL THIRTY ONE BITS AND TRAP (64?31)</text:p>
          </table:table-cell>
          <table:table-cell office:value-type="string">
            <text:p>LLGTAT</text:p>
          </table:table-cell>
          <table:table-cell office:value-type="string">
            <text:p>RXY-a</text:p>
          </table:table-cell>
          <table:table-cell office:value-type="string">
            <text:p>LT</text:p>
          </table:table-cell>
          <table:table-cell table:number-columns-repeated="1019"/>
        </table:table-row>
        <table:table-row table:style-name="ro2">
          <table:table-cell office:value-type="string">
            <text:p>E39D</text:p>
          </table:table-cell>
          <table:table-cell office:value-type="string">
            <text:p>LOAD LOGICAL AND TRAP (64?32)</text:p>
          </table:table-cell>
          <table:table-cell office:value-type="string">
            <text:p>LLGFAT</text:p>
          </table:table-cell>
          <table:table-cell office:value-type="string">
            <text:p>RXY-a</text:p>
          </table:table-cell>
          <table:table-cell office:value-type="string">
            <text:p>LT</text:p>
          </table:table-cell>
          <table:table-cell table:number-columns-repeated="1019"/>
        </table:table-row>
        <table:table-row table:style-name="ro2">
          <table:table-cell office:value-type="string">
            <text:p>E39F</text:p>
          </table:table-cell>
          <table:table-cell office:value-type="string">
            <text:p>LOAD AND TRAP (32L?32)</text:p>
          </table:table-cell>
          <table:table-cell office:value-type="string">
            <text:p>LAT</text:p>
          </table:table-cell>
          <table:table-cell office:value-type="string">
            <text:p>RXY-a</text:p>
          </table:table-cell>
          <table:table-cell office:value-type="string">
            <text:p>LT</text:p>
          </table:table-cell>
          <table:table-cell table:number-columns-repeated="1019"/>
        </table:table-row>
        <table:table-row table:style-name="ro2">
          <table:table-cell office:value-type="string">
            <text:p>E3C8</text:p>
          </table:table-cell>
          <table:table-cell office:value-type="string">
            <text:p>LOAD HIGH AND TRAP (32H?32)</text:p>
          </table:table-cell>
          <table:table-cell office:value-type="string">
            <text:p>LFHAT</text:p>
          </table:table-cell>
          <table:table-cell office:value-type="string">
            <text:p>RXY-a</text:p>
          </table:table-cell>
          <table:table-cell office:value-type="string">
            <text:p>LT</text:p>
          </table:table-cell>
          <table:table-cell table:number-columns-repeated="1019"/>
        </table:table-row>
        <table:table-row table:style-name="ro2">
          <table:table-cell office:value-type="string">
            <text:p>E560</text:p>
          </table:table-cell>
          <table:table-cell office:value-type="string">
            <text:p>TRANSACTION BEGIN (nonconstrained)</text:p>
          </table:table-cell>
          <table:table-cell office:value-type="string">
            <text:p>TBEGIN</text:p>
          </table:table-cell>
          <table:table-cell office:value-type="string">
            <text:p>SIL</text:p>
          </table:table-cell>
          <table:table-cell office:value-type="string">
            <text:p>TX</text:p>
          </table:table-cell>
          <table:table-cell table:number-columns-repeated="1019"/>
        </table:table-row>
        <table:table-row table:style-name="ro2">
          <table:table-cell office:value-type="string">
            <text:p>E561</text:p>
          </table:table-cell>
          <table:table-cell office:value-type="string">
            <text:p>TRANSACTION BEGIN (constrained)</text:p>
          </table:table-cell>
          <table:table-cell office:value-type="string">
            <text:p>TBEGINC</text:p>
          </table:table-cell>
          <table:table-cell office:value-type="string">
            <text:p>SIL</text:p>
          </table:table-cell>
          <table:table-cell office:value-type="string">
            <text:p>CX</text:p>
          </table:table-cell>
          <table:table-cell table:number-columns-repeated="1019"/>
        </table:table-row>
        <table:table-row table:style-name="ro2">
          <table:table-cell office:value-type="string">
            <text:p>EB23</text:p>
          </table:table-cell>
          <table:table-cell office:value-type="string">
            <text:p>COMPARE LOGICAL AND TRAP (32)</text:p>
          </table:table-cell>
          <table:table-cell office:value-type="string">
            <text:p>CLT</text:p>
          </table:table-cell>
          <table:table-cell office:value-type="string">
            <text:p>RSY-b</text:p>
          </table:table-cell>
          <table:table-cell office:value-type="string">
            <text:p>MI1</text:p>
          </table:table-cell>
          <table:table-cell table:number-columns-repeated="1019"/>
        </table:table-row>
        <table:table-row table:style-name="ro2">
          <table:table-cell office:value-type="string">
            <text:p>EB2B</text:p>
          </table:table-cell>
          <table:table-cell office:value-type="string">
            <text:p>COMPARE LOGICAL AND TRAP (64)</text:p>
          </table:table-cell>
          <table:table-cell office:value-type="string">
            <text:p>CLGT</text:p>
          </table:table-cell>
          <table:table-cell office:value-type="string">
            <text:p>RSY-b</text:p>
          </table:table-cell>
          <table:table-cell office:value-type="string">
            <text:p>MI1</text:p>
          </table:table-cell>
          <table:table-cell table:number-columns-repeated="1019"/>
        </table:table-row>
        <table:table-row table:style-name="ro2">
          <table:table-cell office:value-type="string">
            <text:p>EC59</text:p>
          </table:table-cell>
          <table:table-cell office:value-type="string">
            <text:p>ROTATE THEN INSERT SELECTED BITS (64)</text:p>
          </table:table-cell>
          <table:table-cell office:value-type="string">
            <text:p>RISBGN</text:p>
          </table:table-cell>
          <table:table-cell office:value-type="string">
            <text:p>RIE-f</text:p>
          </table:table-cell>
          <table:table-cell office:value-type="string">
            <text:p>MI1</text:p>
          </table:table-cell>
          <table:table-cell table:number-columns-repeated="1019"/>
        </table:table-row>
        <table:table-row table:style-name="ro2">
          <table:table-cell office:value-type="string">
            <text:p>EDA8</text:p>
          </table:table-cell>
          <table:table-cell office:value-type="string">
            <text:p>CONVERT TO ZONED (from long DFP)</text:p>
          </table:table-cell>
          <table:table-cell office:value-type="string">
            <text:p>CZDT</text:p>
          </table:table-cell>
          <table:table-cell office:value-type="string">
            <text:p>RSL-b</text:p>
          </table:table-cell>
          <table:table-cell office:value-type="string">
            <text:p>ZF</text:p>
          </table:table-cell>
          <table:table-cell table:number-columns-repeated="1019"/>
        </table:table-row>
        <table:table-row table:style-name="ro2">
          <table:table-cell office:value-type="string">
            <text:p>EDA9</text:p>
          </table:table-cell>
          <table:table-cell office:value-type="string">
            <text:p>CONVERT TO ZONED (from extended DFP)</text:p>
          </table:table-cell>
          <table:table-cell office:value-type="string">
            <text:p>CZXT</text:p>
          </table:table-cell>
          <table:table-cell office:value-type="string">
            <text:p>RSL-b</text:p>
          </table:table-cell>
          <table:table-cell office:value-type="string">
            <text:p>ZF</text:p>
          </table:table-cell>
          <table:table-cell table:number-columns-repeated="1019"/>
        </table:table-row>
        <table:table-row table:style-name="ro2">
          <table:table-cell office:value-type="string">
            <text:p>EDAA</text:p>
          </table:table-cell>
          <table:table-cell office:value-type="string">
            <text:p>CONVERT FROM ZONED (to long DFP)</text:p>
          </table:table-cell>
          <table:table-cell office:value-type="string">
            <text:p>CDZT</text:p>
          </table:table-cell>
          <table:table-cell office:value-type="string">
            <text:p>RSL-b</text:p>
          </table:table-cell>
          <table:table-cell office:value-type="string">
            <text:p>ZF</text:p>
          </table:table-cell>
          <table:table-cell table:number-columns-repeated="1019"/>
        </table:table-row>
        <table:table-row table:style-name="ro2">
          <table:table-cell office:value-type="string">
            <text:p>EDAB</text:p>
          </table:table-cell>
          <table:table-cell office:value-type="string">
            <text:p>CONVERT FROM ZONED (to extended DFP)</text:p>
          </table:table-cell>
          <table:table-cell office:value-type="string">
            <text:p>CXZT</text:p>
          </table:table-cell>
          <table:table-cell office:value-type="string">
            <text:p>RSL-b</text:p>
          </table:table-cell>
          <table:table-cell office:value-type="string">
            <text:p>ZF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13 (2015)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office:value-type="string">
            <text:p>B93C</text:p>
          </table:table-cell>
          <table:table-cell office:value-type="string">
            <text:p>PERFORM RANDOM NUMBER OPERATION</text:p>
          </table:table-cell>
          <table:table-cell office:value-type="string">
            <text:p>PPNO</text:p>
          </table:table-cell>
          <table:table-cell office:value-type="string">
            <text:p>RRE</text:p>
          </table:table-cell>
          <table:table-cell office:value-type="string">
            <text:p>M5</text:p>
          </table:table-cell>
          <table:table-cell table:number-columns-repeated="1019"/>
        </table:table-row>
        <table:table-row table:style-name="ro2">
          <table:table-cell office:value-type="string">
            <text:p>B93C</text:p>
          </table:table-cell>
          <table:table-cell office:value-type="string">
            <text:p>PERFORM RANDOM NUMBER OPERATION</text:p>
          </table:table-cell>
          <table:table-cell office:value-type="string">
            <text:p>PRNO</text:p>
          </table:table-cell>
          <table:table-cell office:value-type="string">
            <text:p>RRE</text:p>
          </table:table-cell>
          <table:table-cell office:value-type="string">
            <text:p>M5</text:p>
          </table:table-cell>
          <table:table-cell table:number-columns-repeated="1019"/>
        </table:table-row>
        <table:table-row table:style-name="ro2">
          <table:table-cell office:value-type="string">
            <text:p>B9E0</text:p>
          </table:table-cell>
          <table:table-cell office:value-type="string">
            <text:p>LOAD HIGH ON CONDITION (32)</text:p>
          </table:table-cell>
          <table:table-cell office:value-type="string">
            <text:p>LOCFHR</text:p>
          </table:table-cell>
          <table:table-cell office:value-type="string">
            <text:p>RRF-c</text:p>
          </table:table-cell>
          <table:table-cell office:value-type="string">
            <text:p>L2</text:p>
          </table:table-cell>
          <table:table-cell table:number-columns-repeated="1019"/>
        </table:table-row>
        <table:table-row table:style-name="ro2">
          <table:table-cell office:value-type="string">
            <text:p>E32A</text:p>
          </table:table-cell>
          <table:table-cell office:value-type="string">
            <text:p>LOAD AND ZERO RIGHTMOST BYTE (64)</text:p>
          </table:table-cell>
          <table:table-cell office:value-type="string">
            <text:p>LZRG</text:p>
          </table:table-cell>
          <table:table-cell office:value-type="string">
            <text:p>RXY-a</text:p>
          </table:table-cell>
          <table:table-cell office:value-type="string">
            <text:p>LZ</text:p>
          </table:table-cell>
          <table:table-cell table:number-columns-repeated="1019"/>
        </table:table-row>
        <table:table-row table:style-name="ro2">
          <table:table-cell office:value-type="string">
            <text:p>E33A</text:p>
          </table:table-cell>
          <table:table-cell office:value-type="string">
            <text:p>LOAD LOGICAL AND ZERO RIGHTMOST BYTE (64?32)</text:p>
          </table:table-cell>
          <table:table-cell office:value-type="string">
            <text:p>LLZRGF</text:p>
          </table:table-cell>
          <table:table-cell office:value-type="string">
            <text:p>RXY-a</text:p>
          </table:table-cell>
          <table:table-cell office:value-type="string">
            <text:p>LZ</text:p>
          </table:table-cell>
          <table:table-cell table:number-columns-repeated="1019"/>
        </table:table-row>
        <table:table-row table:style-name="ro2">
          <table:table-cell office:value-type="string">
            <text:p>E33B</text:p>
          </table:table-cell>
          <table:table-cell office:value-type="string">
            <text:p>LOAD AND ZERO RIGHTMOST BYTE (32)</text:p>
          </table:table-cell>
          <table:table-cell office:value-type="string">
            <text:p>LZRF</text:p>
          </table:table-cell>
          <table:table-cell office:value-type="string">
            <text:p>RXY-a</text:p>
          </table:table-cell>
          <table:table-cell office:value-type="string">
            <text:p>LZ</text:p>
          </table:table-cell>
          <table:table-cell table:number-columns-repeated="1019"/>
        </table:table-row>
        <table:table-row table:style-name="ro2">
          <table:table-cell office:value-type="string">
            <text:p>E700</text:p>
          </table:table-cell>
          <table:table-cell office:value-type="string">
            <text:p>VECTOR LOAD ELEMENT (8)</text:p>
          </table:table-cell>
          <table:table-cell office:value-type="string">
            <text:p>VLEB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1</text:p>
          </table:table-cell>
          <table:table-cell office:value-type="string">
            <text:p>VECTOR LOAD ELEMENT (16)</text:p>
          </table:table-cell>
          <table:table-cell office:value-type="string">
            <text:p>VLEH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2</text:p>
          </table:table-cell>
          <table:table-cell office:value-type="string">
            <text:p>VECTOR LOAD ELEMENT (64)</text:p>
          </table:table-cell>
          <table:table-cell office:value-type="string">
            <text:p>VLEG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3</text:p>
          </table:table-cell>
          <table:table-cell office:value-type="string">
            <text:p>VECTOR LOAD ELEMENT (32)</text:p>
          </table:table-cell>
          <table:table-cell office:value-type="string">
            <text:p>VLEF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4</text:p>
          </table:table-cell>
          <table:table-cell office:value-type="string">
            <text:p>VECTOR LOAD LOGICAL ELEMENT AND ZERO</text:p>
          </table:table-cell>
          <table:table-cell office:value-type="string">
            <text:p>VLLEZ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5</text:p>
          </table:table-cell>
          <table:table-cell office:value-type="string">
            <text:p>VECTOR LOAD AND REPLICATE</text:p>
          </table:table-cell>
          <table:table-cell office:value-type="string">
            <text:p>VLREP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6</text:p>
          </table:table-cell>
          <table:table-cell office:value-type="string">
            <text:p>VECTOR LOAD</text:p>
          </table:table-cell>
          <table:table-cell office:value-type="string">
            <text:p>VL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7</text:p>
          </table:table-cell>
          <table:table-cell office:value-type="string">
            <text:p>VECTOR LOAD TO BLOCK BOUNDARY</text:p>
          </table:table-cell>
          <table:table-cell office:value-type="string">
            <text:p>VLBB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8</text:p>
          </table:table-cell>
          <table:table-cell office:value-type="string">
            <text:p>VECTOR STORE ELEMENT (8)</text:p>
          </table:table-cell>
          <table:table-cell office:value-type="string">
            <text:p>VSTEB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9</text:p>
          </table:table-cell>
          <table:table-cell office:value-type="string">
            <text:p>VECTOR STORE ELEMENT (16)</text:p>
          </table:table-cell>
          <table:table-cell office:value-type="string">
            <text:p>VSTEH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A</text:p>
          </table:table-cell>
          <table:table-cell office:value-type="string">
            <text:p>VECTOR STORE ELEMENT (64)</text:p>
          </table:table-cell>
          <table:table-cell office:value-type="string">
            <text:p>VSTEG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B</text:p>
          </table:table-cell>
          <table:table-cell office:value-type="string">
            <text:p>VECTOR STORE ELEMENT (32)</text:p>
          </table:table-cell>
          <table:table-cell office:value-type="string">
            <text:p>VSTEF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0E</text:p>
          </table:table-cell>
          <table:table-cell office:value-type="string">
            <text:p>VECTOR STORE</text:p>
          </table:table-cell>
          <table:table-cell office:value-type="string">
            <text:p>VST</text:p>
          </table:table-cell>
          <table:table-cell office:value-type="string">
            <text:p>VRX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12</text:p>
          </table:table-cell>
          <table:table-cell office:value-type="string">
            <text:p>VECTOR GATHER ELEMENT (64)</text:p>
          </table:table-cell>
          <table:table-cell office:value-type="string">
            <text:p>VGEG</text:p>
          </table:table-cell>
          <table:table-cell office:value-type="string">
            <text:p>VRV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13</text:p>
          </table:table-cell>
          <table:table-cell office:value-type="string">
            <text:p>VECTOR GATHER ELEMENT (32)</text:p>
          </table:table-cell>
          <table:table-cell office:value-type="string">
            <text:p>VGEF</text:p>
          </table:table-cell>
          <table:table-cell office:value-type="string">
            <text:p>VRV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1A</text:p>
          </table:table-cell>
          <table:table-cell office:value-type="string">
            <text:p>VECTOR SCATTER ELEMENT (64)</text:p>
          </table:table-cell>
          <table:table-cell office:value-type="string">
            <text:p>VSCEG</text:p>
          </table:table-cell>
          <table:table-cell office:value-type="string">
            <text:p>VRV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1B</text:p>
          </table:table-cell>
          <table:table-cell office:value-type="string">
            <text:p>VECTOR SCATTER ELEMENT (32)</text:p>
          </table:table-cell>
          <table:table-cell office:value-type="string">
            <text:p>VSCEF</text:p>
          </table:table-cell>
          <table:table-cell office:value-type="string">
            <text:p>VRV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21</text:p>
          </table:table-cell>
          <table:table-cell office:value-type="string">
            <text:p>VECTOR LOAD GR FROM VR ELEMENT</text:p>
          </table:table-cell>
          <table:table-cell office:value-type="string">
            <text:p>VLGV</text:p>
          </table:table-cell>
          <table:table-cell office:value-type="string">
            <text:p>VRS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22</text:p>
          </table:table-cell>
          <table:table-cell office:value-type="string">
            <text:p>VECTOR LOAD VR ELEMENT FROM GR</text:p>
          </table:table-cell>
          <table:table-cell office:value-type="string">
            <text:p>VLVG</text:p>
          </table:table-cell>
          <table:table-cell office:value-type="string">
            <text:p>VRS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27</text:p>
          </table:table-cell>
          <table:table-cell office:value-type="string">
            <text:p>LOAD COUNT TO BLOCK BOUNDARY</text:p>
          </table:table-cell>
          <table:table-cell office:value-type="string">
            <text:p>LCBB</text:p>
          </table:table-cell>
          <table:table-cell office:value-type="string">
            <text:p>RXE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30</text:p>
          </table:table-cell>
          <table:table-cell office:value-type="string">
            <text:p>VECTOR ELEMENT SHIFT LEFT</text:p>
          </table:table-cell>
          <table:table-cell office:value-type="string">
            <text:p>VESL</text:p>
          </table:table-cell>
          <table:table-cell office:value-type="string">
            <text:p>VRS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33</text:p>
          </table:table-cell>
          <table:table-cell office:value-type="string">
            <text:p>VECTOR ELEMENT ROTATE LEFT LOGICAL</text:p>
          </table:table-cell>
          <table:table-cell office:value-type="string">
            <text:p>VERLL</text:p>
          </table:table-cell>
          <table:table-cell office:value-type="string">
            <text:p>VRS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36</text:p>
          </table:table-cell>
          <table:table-cell office:value-type="string">
            <text:p>VECTOR LOAD MULTIPLE</text:p>
          </table:table-cell>
          <table:table-cell office:value-type="string">
            <text:p>VLM</text:p>
          </table:table-cell>
          <table:table-cell office:value-type="string">
            <text:p>VRS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37</text:p>
          </table:table-cell>
          <table:table-cell office:value-type="string">
            <text:p>VECTOR LOAD WITH LENGTH</text:p>
          </table:table-cell>
          <table:table-cell office:value-type="string">
            <text:p>VLL</text:p>
          </table:table-cell>
          <table:table-cell office:value-type="string">
            <text:p>VRS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38</text:p>
          </table:table-cell>
          <table:table-cell office:value-type="string">
            <text:p>VECTOR ELEMENT SHIFT RIGHT LOGICAL</text:p>
          </table:table-cell>
          <table:table-cell office:value-type="string">
            <text:p>VESRL</text:p>
          </table:table-cell>
          <table:table-cell office:value-type="string">
            <text:p>VRS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3A</text:p>
          </table:table-cell>
          <table:table-cell office:value-type="string">
            <text:p>VECTOR ELEMENT SHIFT RIGHT ARITHMETIC</text:p>
          </table:table-cell>
          <table:table-cell office:value-type="string">
            <text:p>VESRA</text:p>
          </table:table-cell>
          <table:table-cell office:value-type="string">
            <text:p>VRS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3E</text:p>
          </table:table-cell>
          <table:table-cell office:value-type="string">
            <text:p>VECTOR STORE MULTIPLE</text:p>
          </table:table-cell>
          <table:table-cell office:value-type="string">
            <text:p>VSTM</text:p>
          </table:table-cell>
          <table:table-cell office:value-type="string">
            <text:p>VRS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3F</text:p>
          </table:table-cell>
          <table:table-cell office:value-type="string">
            <text:p>VECTOR STORE WITH LENGTH</text:p>
          </table:table-cell>
          <table:table-cell office:value-type="string">
            <text:p>VSTL</text:p>
          </table:table-cell>
          <table:table-cell office:value-type="string">
            <text:p>VRS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0</text:p>
          </table:table-cell>
          <table:table-cell office:value-type="string">
            <text:p>VECTOR LOAD ELEMENT IMMEDIATE (8)</text:p>
          </table:table-cell>
          <table:table-cell office:value-type="string">
            <text:p>VLEIB</text:p>
          </table:table-cell>
          <table:table-cell office:value-type="string">
            <text:p>VRI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1</text:p>
          </table:table-cell>
          <table:table-cell office:value-type="string">
            <text:p>VECTOR LOAD ELEMENT IMMEDIATE (16)</text:p>
          </table:table-cell>
          <table:table-cell office:value-type="string">
            <text:p>VLEIH</text:p>
          </table:table-cell>
          <table:table-cell office:value-type="string">
            <text:p>VRI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2</text:p>
          </table:table-cell>
          <table:table-cell office:value-type="string">
            <text:p>VECTOR LOAD ELEMENT IMMEDIATE (64)</text:p>
          </table:table-cell>
          <table:table-cell office:value-type="string">
            <text:p>VLEIG</text:p>
          </table:table-cell>
          <table:table-cell office:value-type="string">
            <text:p>VRI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3</text:p>
          </table:table-cell>
          <table:table-cell office:value-type="string">
            <text:p>VECTOR LOAD ELEMENT IMMEDIATE (32)</text:p>
          </table:table-cell>
          <table:table-cell office:value-type="string">
            <text:p>VLEIF</text:p>
          </table:table-cell>
          <table:table-cell office:value-type="string">
            <text:p>VRI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4</text:p>
          </table:table-cell>
          <table:table-cell office:value-type="string">
            <text:p>VECTOR GENERATE BYTE MASK</text:p>
          </table:table-cell>
          <table:table-cell office:value-type="string">
            <text:p>VGBM</text:p>
          </table:table-cell>
          <table:table-cell office:value-type="string">
            <text:p>VRI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5</text:p>
          </table:table-cell>
          <table:table-cell office:value-type="string">
            <text:p>VECTOR REPLICATE IMMEDIATE</text:p>
          </table:table-cell>
          <table:table-cell office:value-type="string">
            <text:p>VREPI</text:p>
          </table:table-cell>
          <table:table-cell office:value-type="string">
            <text:p>VRI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6</text:p>
          </table:table-cell>
          <table:table-cell office:value-type="string">
            <text:p>VECTOR GENERATE MASK</text:p>
          </table:table-cell>
          <table:table-cell office:value-type="string">
            <text:p>VGM</text:p>
          </table:table-cell>
          <table:table-cell office:value-type="string">
            <text:p>VRI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A</text:p>
          </table:table-cell>
          <table:table-cell office:value-type="string">
            <text:p>VECTOR FP TEST DATA CLASS IMMEDIATE</text:p>
          </table:table-cell>
          <table:table-cell office:value-type="string">
            <text:p>VFTCI</text:p>
          </table:table-cell>
          <table:table-cell office:value-type="string">
            <text:p>VRI-e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4D</text:p>
          </table:table-cell>
          <table:table-cell office:value-type="string">
            <text:p>VECTOR REPLICATE</text:p>
          </table:table-cell>
          <table:table-cell office:value-type="string">
            <text:p>VREP</text:p>
          </table:table-cell>
          <table:table-cell office:value-type="string">
            <text:p>VRI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50</text:p>
          </table:table-cell>
          <table:table-cell office:value-type="string">
            <text:p>VECTOR POPULATION COUNT</text:p>
          </table:table-cell>
          <table:table-cell office:value-type="string">
            <text:p>VPOPCT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52</text:p>
          </table:table-cell>
          <table:table-cell office:value-type="string">
            <text:p>VECTOR COUNT TRAILING ZEROS</text:p>
          </table:table-cell>
          <table:table-cell office:value-type="string">
            <text:p>VCTZ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53</text:p>
          </table:table-cell>
          <table:table-cell office:value-type="string">
            <text:p>VECTOR COUNT LEADING ZEROS</text:p>
          </table:table-cell>
          <table:table-cell office:value-type="string">
            <text:p>VCLZ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56</text:p>
          </table:table-cell>
          <table:table-cell office:value-type="string">
            <text:p>VECTOR LOAD</text:p>
          </table:table-cell>
          <table:table-cell office:value-type="string">
            <text:p>VLR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5C</text:p>
          </table:table-cell>
          <table:table-cell office:value-type="string">
            <text:p>VECTOR ISOLATE STRING</text:p>
          </table:table-cell>
          <table:table-cell office:value-type="string">
            <text:p>VISTR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5F</text:p>
          </table:table-cell>
          <table:table-cell office:value-type="string">
            <text:p>VECTOR SIGN EXTEND TO DOUBLEWORD</text:p>
          </table:table-cell>
          <table:table-cell office:value-type="string">
            <text:p>VSEG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0</text:p>
          </table:table-cell>
          <table:table-cell office:value-type="string">
            <text:p>VECTOR MERGE LOW</text:p>
          </table:table-cell>
          <table:table-cell office:value-type="string">
            <text:p>VMRL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1</text:p>
          </table:table-cell>
          <table:table-cell office:value-type="string">
            <text:p>VECTOR MERGE HIGH</text:p>
          </table:table-cell>
          <table:table-cell office:value-type="string">
            <text:p>VMRH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2</text:p>
          </table:table-cell>
          <table:table-cell office:value-type="string">
            <text:p>VECTOR LOAD VR FROM GRS DISJOINT</text:p>
          </table:table-cell>
          <table:table-cell office:value-type="string">
            <text:p>VLVGP</text:p>
          </table:table-cell>
          <table:table-cell office:value-type="string">
            <text:p>VRR-f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4</text:p>
          </table:table-cell>
          <table:table-cell office:value-type="string">
            <text:p>VECTOR SUM ACROSS WORD</text:p>
          </table:table-cell>
          <table:table-cell office:value-type="string">
            <text:p>VSUM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5</text:p>
          </table:table-cell>
          <table:table-cell office:value-type="string">
            <text:p>VECTOR SUM ACROSS DOUBLEWORD</text:p>
          </table:table-cell>
          <table:table-cell office:value-type="string">
            <text:p>VSUMG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6</text:p>
          </table:table-cell>
          <table:table-cell office:value-type="string">
            <text:p>VECTOR CHECKSUM</text:p>
          </table:table-cell>
          <table:table-cell office:value-type="string">
            <text:p>VCKSM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7</text:p>
          </table:table-cell>
          <table:table-cell office:value-type="string">
            <text:p>VECTOR SUM ACROSS QUADWORD</text:p>
          </table:table-cell>
          <table:table-cell office:value-type="string">
            <text:p>VSUMQ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8</text:p>
          </table:table-cell>
          <table:table-cell office:value-type="string">
            <text:p>VECTOR AND</text:p>
          </table:table-cell>
          <table:table-cell office:value-type="string">
            <text:p>VN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9</text:p>
          </table:table-cell>
          <table:table-cell office:value-type="string">
            <text:p>VECTOR AND WITH COMPLEMENT</text:p>
          </table:table-cell>
          <table:table-cell office:value-type="string">
            <text:p>VNC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A</text:p>
          </table:table-cell>
          <table:table-cell office:value-type="string">
            <text:p>VECTOR OR</text:p>
          </table:table-cell>
          <table:table-cell office:value-type="string">
            <text:p>VO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B</text:p>
          </table:table-cell>
          <table:table-cell office:value-type="string">
            <text:p>VECTOR NOR</text:p>
          </table:table-cell>
          <table:table-cell office:value-type="string">
            <text:p>VNO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6D</text:p>
          </table:table-cell>
          <table:table-cell office:value-type="string">
            <text:p>VECTOR EXCLUSIVE OR</text:p>
          </table:table-cell>
          <table:table-cell office:value-type="string">
            <text:p>VX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0</text:p>
          </table:table-cell>
          <table:table-cell office:value-type="string">
            <text:p>VECTOR ELEMENT SHIFT LEFT</text:p>
          </table:table-cell>
          <table:table-cell office:value-type="string">
            <text:p>VESLV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2</text:p>
          </table:table-cell>
          <table:table-cell office:value-type="string">
            <text:p>VECTOR ELEMENT ROTATE AND INSERT UNDER MASK</text:p>
          </table:table-cell>
          <table:table-cell office:value-type="string">
            <text:p>VERIM</text:p>
          </table:table-cell>
          <table:table-cell office:value-type="string">
            <text:p>VRI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3</text:p>
          </table:table-cell>
          <table:table-cell office:value-type="string">
            <text:p>VECTOR ELEMENT ROTATE LEFT LOGICAL</text:p>
          </table:table-cell>
          <table:table-cell office:value-type="string">
            <text:p>VERLLV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4</text:p>
          </table:table-cell>
          <table:table-cell office:value-type="string">
            <text:p>VECTOR SHIFT LEFT</text:p>
          </table:table-cell>
          <table:table-cell office:value-type="string">
            <text:p>VSL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5</text:p>
          </table:table-cell>
          <table:table-cell office:value-type="string">
            <text:p>VECTOR SHIFT LEFT BY BYTE</text:p>
          </table:table-cell>
          <table:table-cell office:value-type="string">
            <text:p>VSLB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7</text:p>
          </table:table-cell>
          <table:table-cell office:value-type="string">
            <text:p>VECTOR SHIFT LEFT DOUBLE BY BYTE</text:p>
          </table:table-cell>
          <table:table-cell office:value-type="string">
            <text:p>VSLDB</text:p>
          </table:table-cell>
          <table:table-cell office:value-type="string">
            <text:p>VRI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8</text:p>
          </table:table-cell>
          <table:table-cell office:value-type="string">
            <text:p>VECTOR ELEMENT SHIFT RIGHT LOGICAL</text:p>
          </table:table-cell>
          <table:table-cell office:value-type="string">
            <text:p>VESRLV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A</text:p>
          </table:table-cell>
          <table:table-cell office:value-type="string">
            <text:p>VECTOR ELEMENT SHIFT RIGHT ARITHMETIC</text:p>
          </table:table-cell>
          <table:table-cell office:value-type="string">
            <text:p>VESRAV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C</text:p>
          </table:table-cell>
          <table:table-cell office:value-type="string">
            <text:p>VECTOR SHIFT RIGHT LOGICAL</text:p>
          </table:table-cell>
          <table:table-cell office:value-type="string">
            <text:p>VSRL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D</text:p>
          </table:table-cell>
          <table:table-cell office:value-type="string">
            <text:p>VECTOR SHIFT RIGHT LOGICAL BY BYTE</text:p>
          </table:table-cell>
          <table:table-cell office:value-type="string">
            <text:p>VSRLB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E</text:p>
          </table:table-cell>
          <table:table-cell office:value-type="string">
            <text:p>VECTOR SHIFT RIGHT ARITHMETIC</text:p>
          </table:table-cell>
          <table:table-cell office:value-type="string">
            <text:p>VSRA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7F</text:p>
          </table:table-cell>
          <table:table-cell office:value-type="string">
            <text:p>VECTOR SHIFT RIGHT ARITHMETIC BY BYTE</text:p>
          </table:table-cell>
          <table:table-cell office:value-type="string">
            <text:p>VSRAB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0</text:p>
          </table:table-cell>
          <table:table-cell office:value-type="string">
            <text:p>VECTOR FIND ELEMENT EQUAL</text:p>
          </table:table-cell>
          <table:table-cell office:value-type="string">
            <text:p>VFEE</text:p>
          </table:table-cell>
          <table:table-cell office:value-type="string">
            <text:p>VRR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1</text:p>
          </table:table-cell>
          <table:table-cell office:value-type="string">
            <text:p>VECTOR FIND ELEMENT NOT EQUAL</text:p>
          </table:table-cell>
          <table:table-cell office:value-type="string">
            <text:p>VFENE</text:p>
          </table:table-cell>
          <table:table-cell office:value-type="string">
            <text:p>VRR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2</text:p>
          </table:table-cell>
          <table:table-cell office:value-type="string">
            <text:p>VECTOR FIND ANY ELEMENT EQUAL</text:p>
          </table:table-cell>
          <table:table-cell office:value-type="string">
            <text:p>VFAE</text:p>
          </table:table-cell>
          <table:table-cell office:value-type="string">
            <text:p>VRR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4</text:p>
          </table:table-cell>
          <table:table-cell office:value-type="string">
            <text:p>VECTOR PERMUTE DOUBLEWORD IMMEDIATE</text:p>
          </table:table-cell>
          <table:table-cell office:value-type="string">
            <text:p>VPDI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A</text:p>
          </table:table-cell>
          <table:table-cell office:value-type="string">
            <text:p>VECTOR STRING RANGE COMPARE</text:p>
          </table:table-cell>
          <table:table-cell office:value-type="string">
            <text:p>VSTRC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C</text:p>
          </table:table-cell>
          <table:table-cell office:value-type="string">
            <text:p>VECTOR PERMUTE</text:p>
          </table:table-cell>
          <table:table-cell office:value-type="string">
            <text:p>VPERM</text:p>
          </table:table-cell>
          <table:table-cell office:value-type="string">
            <text:p>VRR-e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D</text:p>
          </table:table-cell>
          <table:table-cell office:value-type="string">
            <text:p>VECTOR SELECT</text:p>
          </table:table-cell>
          <table:table-cell office:value-type="string">
            <text:p>VSEL</text:p>
          </table:table-cell>
          <table:table-cell office:value-type="string">
            <text:p>VRR-e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E</text:p>
          </table:table-cell>
          <table:table-cell office:value-type="string">
            <text:p>VECTOR FP MULTIPLY AND SUBTRACT</text:p>
          </table:table-cell>
          <table:table-cell office:value-type="string">
            <text:p>VFMS</text:p>
          </table:table-cell>
          <table:table-cell office:value-type="string">
            <text:p>VRR-e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8F</text:p>
          </table:table-cell>
          <table:table-cell office:value-type="string">
            <text:p>VECTOR FP MULTIPLY AND ADD</text:p>
          </table:table-cell>
          <table:table-cell office:value-type="string">
            <text:p>VFMA</text:p>
          </table:table-cell>
          <table:table-cell office:value-type="string">
            <text:p>VRR-e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94</text:p>
          </table:table-cell>
          <table:table-cell office:value-type="string">
            <text:p>VECTOR PACK</text:p>
          </table:table-cell>
          <table:table-cell office:value-type="string">
            <text:p>VPK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95</text:p>
          </table:table-cell>
          <table:table-cell office:value-type="string">
            <text:p>VECTOR PACK LOGICAL SATURATE</text:p>
          </table:table-cell>
          <table:table-cell office:value-type="string">
            <text:p>VPKLS</text:p>
          </table:table-cell>
          <table:table-cell office:value-type="string">
            <text:p>VRR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97</text:p>
          </table:table-cell>
          <table:table-cell office:value-type="string">
            <text:p>VECTOR PACK SATURATE</text:p>
          </table:table-cell>
          <table:table-cell office:value-type="string">
            <text:p>VPKS</text:p>
          </table:table-cell>
          <table:table-cell office:value-type="string">
            <text:p>VRR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1</text:p>
          </table:table-cell>
          <table:table-cell office:value-type="string">
            <text:p>VECTOR MULTIPLY LOGICAL HIGH</text:p>
          </table:table-cell>
          <table:table-cell office:value-type="string">
            <text:p>VMLH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2</text:p>
          </table:table-cell>
          <table:table-cell office:value-type="string">
            <text:p>VECTOR MULTIPLY LOW</text:p>
          </table:table-cell>
          <table:table-cell office:value-type="string">
            <text:p>VML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3</text:p>
          </table:table-cell>
          <table:table-cell office:value-type="string">
            <text:p>VECTOR MULTIPLY HIGH</text:p>
          </table:table-cell>
          <table:table-cell office:value-type="string">
            <text:p>VMH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4</text:p>
          </table:table-cell>
          <table:table-cell office:value-type="string">
            <text:p>VECTOR MULTIPLY LOGICAL EVEN</text:p>
          </table:table-cell>
          <table:table-cell office:value-type="string">
            <text:p>VMLE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5</text:p>
          </table:table-cell>
          <table:table-cell office:value-type="string">
            <text:p>VECTOR MULTIPLY LOGICAL ODD</text:p>
          </table:table-cell>
          <table:table-cell office:value-type="string">
            <text:p>VMLO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6</text:p>
          </table:table-cell>
          <table:table-cell office:value-type="string">
            <text:p>VECTOR MULTIPLY EVEN</text:p>
          </table:table-cell>
          <table:table-cell office:value-type="string">
            <text:p>VME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7</text:p>
          </table:table-cell>
          <table:table-cell office:value-type="string">
            <text:p>VECTOR MULTIPLY ODD</text:p>
          </table:table-cell>
          <table:table-cell office:value-type="string">
            <text:p>VMO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9</text:p>
          </table:table-cell>
          <table:table-cell office:value-type="string">
            <text:p>VECTOR MULTIPLY AND ADD LOGICAL HIGH</text:p>
          </table:table-cell>
          <table:table-cell office:value-type="string">
            <text:p>VMALH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A</text:p>
          </table:table-cell>
          <table:table-cell office:value-type="string">
            <text:p>VECTOR MULTIPLY AND ADD LOW</text:p>
          </table:table-cell>
          <table:table-cell office:value-type="string">
            <text:p>VMAL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B</text:p>
          </table:table-cell>
          <table:table-cell office:value-type="string">
            <text:p>VECTOR MULTIPLY AND ADD HIGH</text:p>
          </table:table-cell>
          <table:table-cell office:value-type="string">
            <text:p>VMAH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C</text:p>
          </table:table-cell>
          <table:table-cell office:value-type="string">
            <text:p>VECTOR MULTIPLY AND ADD LOGICAL EVEN</text:p>
          </table:table-cell>
          <table:table-cell office:value-type="string">
            <text:p>VMALE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D</text:p>
          </table:table-cell>
          <table:table-cell office:value-type="string">
            <text:p>VECTOR MULTIPLY AND ADD LOGICAL ODD</text:p>
          </table:table-cell>
          <table:table-cell office:value-type="string">
            <text:p>VMALO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E</text:p>
          </table:table-cell>
          <table:table-cell office:value-type="string">
            <text:p>VECTOR MULTIPLY AND ADD EVEN</text:p>
          </table:table-cell>
          <table:table-cell office:value-type="string">
            <text:p>VMAE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AF</text:p>
          </table:table-cell>
          <table:table-cell office:value-type="string">
            <text:p>VECTOR MULTIPLY AND ADD ODD</text:p>
          </table:table-cell>
          <table:table-cell office:value-type="string">
            <text:p>VMAO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B4</text:p>
          </table:table-cell>
          <table:table-cell office:value-type="string">
            <text:p>VECTOR GALOIS FIELD MULTIPLY SUM</text:p>
          </table:table-cell>
          <table:table-cell office:value-type="string">
            <text:p>VGFM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B9</text:p>
          </table:table-cell>
          <table:table-cell office:value-type="string">
            <text:p>VECTOR ADD WITH CARRY COMPUTE CARRY</text:p>
          </table:table-cell>
          <table:table-cell office:value-type="string">
            <text:p>VACCC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BB</text:p>
          </table:table-cell>
          <table:table-cell office:value-type="string">
            <text:p>VECTOR ADD WITH CARRY</text:p>
          </table:table-cell>
          <table:table-cell office:value-type="string">
            <text:p>VAC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BC</text:p>
          </table:table-cell>
          <table:table-cell office:value-type="string">
            <text:p>VECTOR GALOIS FIELD MULTIPLY SUM AND ACCUMULATE</text:p>
          </table:table-cell>
          <table:table-cell office:value-type="string">
            <text:p>VGFMA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BD</text:p>
          </table:table-cell>
          <table:table-cell office:value-type="string">
            <text:p>VECTOR SUBTRACT WITH BORROW COMPUTE BORROW INDICATION</text:p>
          </table:table-cell>
          <table:table-cell office:value-type="string">
            <text:p>VSBCBI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BF</text:p>
          </table:table-cell>
          <table:table-cell office:value-type="string">
            <text:p>VECTOR SUBTRACT WITH BORROW INDICATION</text:p>
          </table:table-cell>
          <table:table-cell office:value-type="string">
            <text:p>VSBI</text:p>
          </table:table-cell>
          <table:table-cell office:value-type="string">
            <text:p>VRR-d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0</text:p>
          </table:table-cell>
          <table:table-cell office:value-type="string">
            <text:p>VECTOR FP CONVERT TO LOGICAL 64-BIT</text:p>
          </table:table-cell>
          <table:table-cell office:value-type="string">
            <text:p>VCLGD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1</text:p>
          </table:table-cell>
          <table:table-cell office:value-type="string">
            <text:p>VECTOR FP CONVERT FROM LOGICAL 64-BIT</text:p>
          </table:table-cell>
          <table:table-cell office:value-type="string">
            <text:p>VCDLG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2</text:p>
          </table:table-cell>
          <table:table-cell office:value-type="string">
            <text:p>VECTOR FP CONVERT TO FIXED 64-BIT</text:p>
          </table:table-cell>
          <table:table-cell office:value-type="string">
            <text:p>VCGD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3</text:p>
          </table:table-cell>
          <table:table-cell office:value-type="string">
            <text:p>VECTOR FP CONVERT FROM FIXED 64-BIT</text:p>
          </table:table-cell>
          <table:table-cell office:value-type="string">
            <text:p>VCDG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4</text:p>
          </table:table-cell>
          <table:table-cell office:value-type="string">
            <text:p>VECTOR FP LOAD LENGTHENED</text:p>
          </table:table-cell>
          <table:table-cell office:value-type="string">
            <text:p>VFLL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5</text:p>
          </table:table-cell>
          <table:table-cell office:value-type="string">
            <text:p>VECTOR FP LOAD ROUNDED</text:p>
          </table:table-cell>
          <table:table-cell office:value-type="string">
            <text:p>VFLR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7</text:p>
          </table:table-cell>
          <table:table-cell office:value-type="string">
            <text:p>VECTOR LOAD FP INTEGER</text:p>
          </table:table-cell>
          <table:table-cell office:value-type="string">
            <text:p>VFI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A</text:p>
          </table:table-cell>
          <table:table-cell office:value-type="string">
            <text:p>VECTOR FP COMPARE AND SIGNAL SCALAR</text:p>
          </table:table-cell>
          <table:table-cell office:value-type="string">
            <text:p>WFK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B</text:p>
          </table:table-cell>
          <table:table-cell office:value-type="string">
            <text:p>VECTOR FP COMPARE SCALAR</text:p>
          </table:table-cell>
          <table:table-cell office:value-type="string">
            <text:p>WFC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C</text:p>
          </table:table-cell>
          <table:table-cell office:value-type="string">
            <text:p>VECTOR FP PERFORM SIGN OPERATION</text:p>
          </table:table-cell>
          <table:table-cell office:value-type="string">
            <text:p>VFPSO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CE</text:p>
          </table:table-cell>
          <table:table-cell office:value-type="string">
            <text:p>VECTOR FP SQUARE ROOT</text:p>
          </table:table-cell>
          <table:table-cell office:value-type="string">
            <text:p>VFSQ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4</text:p>
          </table:table-cell>
          <table:table-cell office:value-type="string">
            <text:p>VECTOR UNPACK LOGICAL LOW</text:p>
          </table:table-cell>
          <table:table-cell office:value-type="string">
            <text:p>VUPLL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5</text:p>
          </table:table-cell>
          <table:table-cell office:value-type="string">
            <text:p>VECTOR UNPACK LOGICAL HIGH</text:p>
          </table:table-cell>
          <table:table-cell office:value-type="string">
            <text:p>VUPLH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6</text:p>
          </table:table-cell>
          <table:table-cell office:value-type="string">
            <text:p>VECTOR UNPACK LOW</text:p>
          </table:table-cell>
          <table:table-cell office:value-type="string">
            <text:p>VUPL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7</text:p>
          </table:table-cell>
          <table:table-cell office:value-type="string">
            <text:p>VECTOR UNPACK HIGH</text:p>
          </table:table-cell>
          <table:table-cell office:value-type="string">
            <text:p>VUPH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8</text:p>
          </table:table-cell>
          <table:table-cell office:value-type="string">
            <text:p>VECTOR TEST UNDER MASK</text:p>
          </table:table-cell>
          <table:table-cell office:value-type="string">
            <text:p>VTM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9</text:p>
          </table:table-cell>
          <table:table-cell office:value-type="string">
            <text:p>VECTOR ELEMENT COMPARE LOGICAL</text:p>
          </table:table-cell>
          <table:table-cell office:value-type="string">
            <text:p>VECL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B</text:p>
          </table:table-cell>
          <table:table-cell office:value-type="string">
            <text:p>VECTOR ELEMENT COMPARE</text:p>
          </table:table-cell>
          <table:table-cell office:value-type="string">
            <text:p>VEC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E</text:p>
          </table:table-cell>
          <table:table-cell office:value-type="string">
            <text:p>VECTOR LOAD COMPLEMENT</text:p>
          </table:table-cell>
          <table:table-cell office:value-type="string">
            <text:p>VLC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DF</text:p>
          </table:table-cell>
          <table:table-cell office:value-type="string">
            <text:p>VECTOR LOAD POSITIVE</text:p>
          </table:table-cell>
          <table:table-cell office:value-type="string">
            <text:p>VLP</text:p>
          </table:table-cell>
          <table:table-cell office:value-type="string">
            <text:p>VRR-a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E2</text:p>
          </table:table-cell>
          <table:table-cell office:value-type="string">
            <text:p>VECTOR FP SUBTRACT</text:p>
          </table:table-cell>
          <table:table-cell office:value-type="string">
            <text:p>VFS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E3</text:p>
          </table:table-cell>
          <table:table-cell office:value-type="string">
            <text:p>VECTOR FP ADD</text:p>
          </table:table-cell>
          <table:table-cell office:value-type="string">
            <text:p>VFA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E5</text:p>
          </table:table-cell>
          <table:table-cell office:value-type="string">
            <text:p>VECTOR FP DIVIDE</text:p>
          </table:table-cell>
          <table:table-cell office:value-type="string">
            <text:p>VFD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E7</text:p>
          </table:table-cell>
          <table:table-cell office:value-type="string">
            <text:p>VECTOR FP MULTIPLY</text:p>
          </table:table-cell>
          <table:table-cell office:value-type="string">
            <text:p>VFM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E8</text:p>
          </table:table-cell>
          <table:table-cell office:value-type="string">
            <text:p>VECTOR FP COMPARE EQUAL</text:p>
          </table:table-cell>
          <table:table-cell office:value-type="string">
            <text:p>VFCE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EA</text:p>
          </table:table-cell>
          <table:table-cell office:value-type="string">
            <text:p>VECTOR FP COMPARE HIGH OR EQUAL</text:p>
          </table:table-cell>
          <table:table-cell office:value-type="string">
            <text:p>VFCHE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EB</text:p>
          </table:table-cell>
          <table:table-cell office:value-type="string">
            <text:p>VECTOR FP COMPARE HIGH</text:p>
          </table:table-cell>
          <table:table-cell office:value-type="string">
            <text:p>VFCH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0</text:p>
          </table:table-cell>
          <table:table-cell office:value-type="string">
            <text:p>VECTOR AVERAGE LOGICAL</text:p>
          </table:table-cell>
          <table:table-cell office:value-type="string">
            <text:p>VAVGL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1</text:p>
          </table:table-cell>
          <table:table-cell office:value-type="string">
            <text:p>VECTOR ADD COMPUTE CARRY</text:p>
          </table:table-cell>
          <table:table-cell office:value-type="string">
            <text:p>VACC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2</text:p>
          </table:table-cell>
          <table:table-cell office:value-type="string">
            <text:p>VECTOR AVERAGE</text:p>
          </table:table-cell>
          <table:table-cell office:value-type="string">
            <text:p>VAVG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3</text:p>
          </table:table-cell>
          <table:table-cell office:value-type="string">
            <text:p>VECTOR ADD</text:p>
          </table:table-cell>
          <table:table-cell office:value-type="string">
            <text:p>VA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5</text:p>
          </table:table-cell>
          <table:table-cell office:value-type="string">
            <text:p>VECTOR SUBTRACT COMPUTE BORROW INDICATION</text:p>
          </table:table-cell>
          <table:table-cell office:value-type="string">
            <text:p>VSCBI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7</text:p>
          </table:table-cell>
          <table:table-cell office:value-type="string">
            <text:p>VECTOR SUBTRACT</text:p>
          </table:table-cell>
          <table:table-cell office:value-type="string">
            <text:p>VS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8</text:p>
          </table:table-cell>
          <table:table-cell office:value-type="string">
            <text:p>VECTOR COMPARE EQUAL</text:p>
          </table:table-cell>
          <table:table-cell office:value-type="string">
            <text:p>VCEQ</text:p>
          </table:table-cell>
          <table:table-cell office:value-type="string">
            <text:p>VRR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9</text:p>
          </table:table-cell>
          <table:table-cell office:value-type="string">
            <text:p>VECTOR COMPARE HIGH LOGICAL</text:p>
          </table:table-cell>
          <table:table-cell office:value-type="string">
            <text:p>VCHL</text:p>
          </table:table-cell>
          <table:table-cell office:value-type="string">
            <text:p>VRR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B</text:p>
          </table:table-cell>
          <table:table-cell office:value-type="string">
            <text:p>VECTOR COMPARE HIGH</text:p>
          </table:table-cell>
          <table:table-cell office:value-type="string">
            <text:p>VCH</text:p>
          </table:table-cell>
          <table:table-cell office:value-type="string">
            <text:p>VRR-b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C</text:p>
          </table:table-cell>
          <table:table-cell office:value-type="string">
            <text:p>VECTOR MINIMUM LOGICAL</text:p>
          </table:table-cell>
          <table:table-cell office:value-type="string">
            <text:p>VMNL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D</text:p>
          </table:table-cell>
          <table:table-cell office:value-type="string">
            <text:p>VECTOR MAXIMUM LOGICAL</text:p>
          </table:table-cell>
          <table:table-cell office:value-type="string">
            <text:p>VMXL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E</text:p>
          </table:table-cell>
          <table:table-cell office:value-type="string">
            <text:p>VECTOR MINIMUM</text:p>
          </table:table-cell>
          <table:table-cell office:value-type="string">
            <text:p>VMN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7FF</text:p>
          </table:table-cell>
          <table:table-cell office:value-type="string">
            <text:p>VECTOR MAXIMUM</text:p>
          </table:table-cell>
          <table:table-cell office:value-type="string">
            <text:p>VMX</text:p>
          </table:table-cell>
          <table:table-cell office:value-type="string">
            <text:p>VRR-c</text:p>
          </table:table-cell>
          <table:table-cell office:value-type="string">
            <text:p>VF</text:p>
          </table:table-cell>
          <table:table-cell table:number-columns-repeated="1019"/>
        </table:table-row>
        <table:table-row table:style-name="ro2">
          <table:table-cell office:value-type="string">
            <text:p>EBE0</text:p>
          </table:table-cell>
          <table:table-cell office:value-type="string">
            <text:p>LOAD HIGH ON CONDITION (32)</text:p>
          </table:table-cell>
          <table:table-cell office:value-type="string">
            <text:p>LOCFH</text:p>
          </table:table-cell>
          <table:table-cell office:value-type="string">
            <text:p>RSY-b</text:p>
          </table:table-cell>
          <table:table-cell office:value-type="string">
            <text:p>L2</text:p>
          </table:table-cell>
          <table:table-cell table:number-columns-repeated="1019"/>
        </table:table-row>
        <table:table-row table:style-name="ro2">
          <table:table-cell office:value-type="string">
            <text:p>EBE1</text:p>
          </table:table-cell>
          <table:table-cell office:value-type="string">
            <text:p>STORE HIGH ON CONDITION</text:p>
          </table:table-cell>
          <table:table-cell office:value-type="string">
            <text:p>STOCFH</text:p>
          </table:table-cell>
          <table:table-cell office:value-type="string">
            <text:p>RSY-b</text:p>
          </table:table-cell>
          <table:table-cell office:value-type="string">
            <text:p>L2</text:p>
          </table:table-cell>
          <table:table-cell table:number-columns-repeated="1019"/>
        </table:table-row>
        <table:table-row table:style-name="ro2">
          <table:table-cell office:value-type="string">
            <text:p>EC42</text:p>
          </table:table-cell>
          <table:table-cell office:value-type="string">
            <text:p>LOAD HALFWORD IMMEDIATE ON CONDITION (32?16)</text:p>
          </table:table-cell>
          <table:table-cell office:value-type="string">
            <text:p>LOCHI</text:p>
          </table:table-cell>
          <table:table-cell office:value-type="string">
            <text:p>RIE-g</text:p>
          </table:table-cell>
          <table:table-cell office:value-type="string">
            <text:p>L2</text:p>
          </table:table-cell>
          <table:table-cell table:number-columns-repeated="1019"/>
        </table:table-row>
        <table:table-row table:style-name="ro2">
          <table:table-cell office:value-type="string">
            <text:p>EC46</text:p>
          </table:table-cell>
          <table:table-cell office:value-type="string">
            <text:p>LOAD HALFWORD IMMEDIATE ON CONDITION (64?16)</text:p>
          </table:table-cell>
          <table:table-cell office:value-type="string">
            <text:p>LOCGHI</text:p>
          </table:table-cell>
          <table:table-cell office:value-type="string">
            <text:p>RIE-g</text:p>
          </table:table-cell>
          <table:table-cell office:value-type="string">
            <text:p>L2</text:p>
          </table:table-cell>
          <table:table-cell table:number-columns-repeated="1019"/>
        </table:table-row>
        <table:table-row table:style-name="ro2">
          <table:table-cell office:value-type="string">
            <text:p>EC4E</text:p>
          </table:table-cell>
          <table:table-cell office:value-type="string">
            <text:p>LOAD HALFWORD HIGH IMMEDIATE ON CONDITION (32?16)</text:p>
          </table:table-cell>
          <table:table-cell office:value-type="string">
            <text:p>LOCHHI</text:p>
          </table:table-cell>
          <table:table-cell office:value-type="string">
            <text:p>RIE-g</text:p>
          </table:table-cell>
          <table:table-cell office:value-type="string">
            <text:p>L2</text:p>
          </table:table-cell>
          <table:table-cell table:number-columns-repeated="1019"/>
        </table:table-row>
        <table:table-row table:style-name="ro2">
          <table:table-cell office:value-type="string">
            <text:p>EDAC</text:p>
          </table:table-cell>
          <table:table-cell office:value-type="string">
            <text:p>CONVERT TO PACKED (from long DFP)</text:p>
          </table:table-cell>
          <table:table-cell office:value-type="string">
            <text:p>CPDT</text:p>
          </table:table-cell>
          <table:table-cell office:value-type="string">
            <text:p>RSL-b</text:p>
          </table:table-cell>
          <table:table-cell office:value-type="string">
            <text:p>PC</text:p>
          </table:table-cell>
          <table:table-cell table:number-columns-repeated="1019"/>
        </table:table-row>
        <table:table-row table:style-name="ro2">
          <table:table-cell office:value-type="string">
            <text:p>EDAD</text:p>
          </table:table-cell>
          <table:table-cell office:value-type="string">
            <text:p>CONVERT TO PACKED (from extended DFP)</text:p>
          </table:table-cell>
          <table:table-cell office:value-type="string">
            <text:p>CPXT</text:p>
          </table:table-cell>
          <table:table-cell office:value-type="string">
            <text:p>RSL-b</text:p>
          </table:table-cell>
          <table:table-cell office:value-type="string">
            <text:p>PC</text:p>
          </table:table-cell>
          <table:table-cell table:number-columns-repeated="1019"/>
        </table:table-row>
        <table:table-row table:style-name="ro2">
          <table:table-cell office:value-type="string">
            <text:p>EDAE</text:p>
          </table:table-cell>
          <table:table-cell office:value-type="string">
            <text:p>CONVERT FROM PACKED (to long DFP)</text:p>
          </table:table-cell>
          <table:table-cell office:value-type="string">
            <text:p>CDPT</text:p>
          </table:table-cell>
          <table:table-cell office:value-type="string">
            <text:p>RSL-b</text:p>
          </table:table-cell>
          <table:table-cell office:value-type="string">
            <text:p>PC</text:p>
          </table:table-cell>
          <table:table-cell table:number-columns-repeated="1019"/>
        </table:table-row>
        <table:table-row table:style-name="ro2">
          <table:table-cell office:value-type="string">
            <text:p>EDAF</text:p>
          </table:table-cell>
          <table:table-cell office:value-type="string">
            <text:p>CONVERT FROM PACKED (to extended DFP)</text:p>
          </table:table-cell>
          <table:table-cell office:value-type="string">
            <text:p>CXPT</text:p>
          </table:table-cell>
          <table:table-cell office:value-type="string">
            <text:p>RSL-b</text:p>
          </table:table-cell>
          <table:table-cell office:value-type="string">
            <text:p>PC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14 (2017)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office:value-type="string">
            <text:p>B929</text:p>
          </table:table-cell>
          <table:table-cell office:value-type="string">
            <text:p>CIPHER MESSAGE WITH AUTHENTICATION</text:p>
          </table:table-cell>
          <table:table-cell office:value-type="string">
            <text:p>KMA</text:p>
          </table:table-cell>
          <table:table-cell office:value-type="string">
            <text:p>RRF-b</text:p>
          </table:table-cell>
          <table:table-cell office:value-type="string">
            <text:p>M8</text:p>
          </table:table-cell>
          <table:table-cell table:number-columns-repeated="1019"/>
        </table:table-row>
        <table:table-row table:style-name="ro2">
          <table:table-cell office:value-type="string">
            <text:p>B9A1</text:p>
          </table:table-cell>
          <table:table-cell office:value-type="string">
            <text:p>TEST PENDING EXTERNAL INTERRUPTION</text:p>
          </table:table-cell>
          <table:table-cell office:value-type="string">
            <text:p>TPEI</text:p>
          </table:table-cell>
          <table:table-cell office:value-type="string">
            <text:p>RRE</text:p>
          </table:table-cell>
          <table:table-cell office:value-type="string">
            <text:p>TE</text:p>
          </table:table-cell>
          <table:table-cell table:number-columns-repeated="1019"/>
        </table:table-row>
        <table:table-row table:style-name="ro2">
          <table:table-cell office:value-type="string">
            <text:p>B9EC</text:p>
          </table:table-cell>
          <table:table-cell office:value-type="string">
            <text:p>MULTIPLY (128?64)</text:p>
          </table:table-cell>
          <table:table-cell office:value-type="string">
            <text:p>MGRK</text:p>
          </table:table-cell>
          <table:table-cell office:value-type="string">
            <text:p>RRF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B9ED</text:p>
          </table:table-cell>
          <table:table-cell office:value-type="string">
            <text:p>MULTIPLY SINGLE (64)</text:p>
          </table:table-cell>
          <table:table-cell office:value-type="string">
            <text:p>MSGRKC</text:p>
          </table:table-cell>
          <table:table-cell office:value-type="string">
            <text:p>RRF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B9FD</text:p>
          </table:table-cell>
          <table:table-cell office:value-type="string">
            <text:p>MULTIPLY SINGLE (32)</text:p>
          </table:table-cell>
          <table:table-cell office:value-type="string">
            <text:p>MSRKC</text:p>
          </table:table-cell>
          <table:table-cell office:value-type="string">
            <text:p>RRF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E338</text:p>
          </table:table-cell>
          <table:table-cell office:value-type="string">
            <text:p>ADD HALFWORD (64?16)</text:p>
          </table:table-cell>
          <table:table-cell office:value-type="string">
            <text:p>AGH</text:p>
          </table:table-cell>
          <table:table-cell office:value-type="string">
            <text:p>RXY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E339</text:p>
          </table:table-cell>
          <table:table-cell office:value-type="string">
            <text:p>SUBTRACT HALFWORD (64?16)</text:p>
          </table:table-cell>
          <table:table-cell office:value-type="string">
            <text:p>SGH</text:p>
          </table:table-cell>
          <table:table-cell office:value-type="string">
            <text:p>RXY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E33C</text:p>
          </table:table-cell>
          <table:table-cell office:value-type="string">
            <text:p>MULTIPLY HALFWORD (64?16)</text:p>
          </table:table-cell>
          <table:table-cell office:value-type="string">
            <text:p>MGH</text:p>
          </table:table-cell>
          <table:table-cell office:value-type="string">
            <text:p>RXY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E347</text:p>
          </table:table-cell>
          <table:table-cell office:value-type="string">
            <text:p>BRANCH INDIRECT ON CONDITION</text:p>
          </table:table-cell>
          <table:table-cell office:value-type="string">
            <text:p>BIC</text:p>
          </table:table-cell>
          <table:table-cell office:value-type="string">
            <text:p>RXY-b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E348</text:p>
          </table:table-cell>
          <table:table-cell office:value-type="string">
            <text:p>LOAD LOGICAL AND SHIFT GUARDED (64?32)</text:p>
          </table:table-cell>
          <table:table-cell office:value-type="string">
            <text:p>LLGFSG</text:p>
          </table:table-cell>
          <table:table-cell office:value-type="string">
            <text:p>RXY-a</text:p>
          </table:table-cell>
          <table:table-cell office:value-type="string">
            <text:p>GF</text:p>
          </table:table-cell>
          <table:table-cell table:number-columns-repeated="1019"/>
        </table:table-row>
        <table:table-row table:style-name="ro2">
          <table:table-cell office:value-type="string">
            <text:p>E349</text:p>
          </table:table-cell>
          <table:table-cell office:value-type="string">
            <text:p>STORE GUARDED STORAGE CONTROLS</text:p>
          </table:table-cell>
          <table:table-cell office:value-type="string">
            <text:p>STGSC</text:p>
          </table:table-cell>
          <table:table-cell office:value-type="string">
            <text:p>RXY-a</text:p>
          </table:table-cell>
          <table:table-cell office:value-type="string">
            <text:p>GF</text:p>
          </table:table-cell>
          <table:table-cell table:number-columns-repeated="1019"/>
        </table:table-row>
        <table:table-row table:style-name="ro2">
          <table:table-cell office:value-type="string">
            <text:p>E34C</text:p>
          </table:table-cell>
          <table:table-cell office:value-type="string">
            <text:p>LOAD GUARDED (64)</text:p>
          </table:table-cell>
          <table:table-cell office:value-type="string">
            <text:p>LGG</text:p>
          </table:table-cell>
          <table:table-cell office:value-type="string">
            <text:p>RXY-a</text:p>
          </table:table-cell>
          <table:table-cell office:value-type="string">
            <text:p>GF</text:p>
          </table:table-cell>
          <table:table-cell table:number-columns-repeated="1019"/>
        </table:table-row>
        <table:table-row table:style-name="ro2">
          <table:table-cell office:value-type="string">
            <text:p>E34D</text:p>
          </table:table-cell>
          <table:table-cell office:value-type="string">
            <text:p>LOAD GUARDED STORAGE CONTROLS</text:p>
          </table:table-cell>
          <table:table-cell office:value-type="string">
            <text:p>LGSC</text:p>
          </table:table-cell>
          <table:table-cell office:value-type="string">
            <text:p>RXY-a</text:p>
          </table:table-cell>
          <table:table-cell office:value-type="string">
            <text:p>GF</text:p>
          </table:table-cell>
          <table:table-cell table:number-columns-repeated="1019"/>
        </table:table-row>
        <table:table-row table:style-name="ro2">
          <table:table-cell office:value-type="string">
            <text:p>E353</text:p>
          </table:table-cell>
          <table:table-cell office:value-type="string">
            <text:p>MULTIPLY SINGLE (32)</text:p>
          </table:table-cell>
          <table:table-cell office:value-type="string">
            <text:p>MSC</text:p>
          </table:table-cell>
          <table:table-cell office:value-type="string">
            <text:p>RXY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E383</text:p>
          </table:table-cell>
          <table:table-cell office:value-type="string">
            <text:p>MULTIPLY SINGLE (64)</text:p>
          </table:table-cell>
          <table:table-cell office:value-type="string">
            <text:p>MSGC</text:p>
          </table:table-cell>
          <table:table-cell office:value-type="string">
            <text:p>RXY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E384</text:p>
          </table:table-cell>
          <table:table-cell office:value-type="string">
            <text:p>MULTIPLY (128?64)</text:p>
          </table:table-cell>
          <table:table-cell office:value-type="string">
            <text:p>MG</text:p>
          </table:table-cell>
          <table:table-cell office:value-type="string">
            <text:p>RXY-a</text:p>
          </table:table-cell>
          <table:table-cell office:value-type="string">
            <text:p>MI2</text:p>
          </table:table-cell>
          <table:table-cell table:number-columns-repeated="1019"/>
        </table:table-row>
        <table:table-row table:style-name="ro2">
          <table:table-cell office:value-type="string">
            <text:p>E634</text:p>
          </table:table-cell>
          <table:table-cell office:value-type="string">
            <text:p>VECTOR PACK ZONED</text:p>
          </table:table-cell>
          <table:table-cell office:value-type="string">
            <text:p>VPKZ</text:p>
          </table:table-cell>
          <table:table-cell office:value-type="string">
            <text:p>VSI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35</text:p>
          </table:table-cell>
          <table:table-cell office:value-type="string">
            <text:p>VECTOR LOAD RIGHTMOST WITH LENGTH</text:p>
          </table:table-cell>
          <table:table-cell office:value-type="string">
            <text:p>VLRL</text:p>
          </table:table-cell>
          <table:table-cell office:value-type="string">
            <text:p>VSI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37</text:p>
          </table:table-cell>
          <table:table-cell office:value-type="string">
            <text:p>VECTOR LOAD RIGHTMOST WITH LENGTH</text:p>
          </table:table-cell>
          <table:table-cell office:value-type="string">
            <text:p>VLRLR</text:p>
          </table:table-cell>
          <table:table-cell office:value-type="string">
            <text:p>VRS-d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3C</text:p>
          </table:table-cell>
          <table:table-cell office:value-type="string">
            <text:p>VECTOR UNPACK ZONED</text:p>
          </table:table-cell>
          <table:table-cell office:value-type="string">
            <text:p>VUPKZ</text:p>
          </table:table-cell>
          <table:table-cell office:value-type="string">
            <text:p>VSI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3D</text:p>
          </table:table-cell>
          <table:table-cell office:value-type="string">
            <text:p>VECTOR STORE RIGHTMOST WITH LENGTH</text:p>
          </table:table-cell>
          <table:table-cell office:value-type="string">
            <text:p>VSTRL</text:p>
          </table:table-cell>
          <table:table-cell office:value-type="string">
            <text:p>VSI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3F</text:p>
          </table:table-cell>
          <table:table-cell office:value-type="string">
            <text:p>VECTOR STORE RIGHTMOST WITH LENGTH</text:p>
          </table:table-cell>
          <table:table-cell office:value-type="string">
            <text:p>VSTRLR</text:p>
          </table:table-cell>
          <table:table-cell office:value-type="string">
            <text:p>VRS-d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49</text:p>
          </table:table-cell>
          <table:table-cell office:value-type="string">
            <text:p>VECTOR LOAD IMMEDIATE DECIMAL</text:p>
          </table:table-cell>
          <table:table-cell office:value-type="string">
            <text:p>VLIP</text:p>
          </table:table-cell>
          <table:table-cell office:value-type="string">
            <text:p>VRI-h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50</text:p>
          </table:table-cell>
          <table:table-cell office:value-type="string">
            <text:p>VECTOR CONVERT TO BINARY</text:p>
          </table:table-cell>
          <table:table-cell office:value-type="string">
            <text:p>VCVB</text:p>
          </table:table-cell>
          <table:table-cell office:value-type="string">
            <text:p>VRR-i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52</text:p>
          </table:table-cell>
          <table:table-cell office:value-type="string">
            <text:p>VECTOR CONVERT TO BINARY</text:p>
          </table:table-cell>
          <table:table-cell office:value-type="string">
            <text:p>VCVBG</text:p>
          </table:table-cell>
          <table:table-cell office:value-type="string">
            <text:p>VRR-i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58</text:p>
          </table:table-cell>
          <table:table-cell office:value-type="string">
            <text:p>VECTOR CONVERT TO DECIMAL</text:p>
          </table:table-cell>
          <table:table-cell office:value-type="string">
            <text:p>VCVD</text:p>
          </table:table-cell>
          <table:table-cell office:value-type="string">
            <text:p>VRI-i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59</text:p>
          </table:table-cell>
          <table:table-cell office:value-type="string">
            <text:p>VECTOR SHIFT AND ROUND DECIMAL</text:p>
          </table:table-cell>
          <table:table-cell office:value-type="string">
            <text:p>VSRP</text:p>
          </table:table-cell>
          <table:table-cell office:value-type="string">
            <text:p>VRI-g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5A</text:p>
          </table:table-cell>
          <table:table-cell office:value-type="string">
            <text:p>VECTOR CONVERT TO DECIMAL</text:p>
          </table:table-cell>
          <table:table-cell office:value-type="string">
            <text:p>VCVDG</text:p>
          </table:table-cell>
          <table:table-cell office:value-type="string">
            <text:p>VRI-i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5B</text:p>
          </table:table-cell>
          <table:table-cell office:value-type="string">
            <text:p>VECTOR PERFORM SIGN OPERATION DECIMAL</text:p>
          </table:table-cell>
          <table:table-cell office:value-type="string">
            <text:p>VPSOP</text:p>
          </table:table-cell>
          <table:table-cell office:value-type="string">
            <text:p>VRI-g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5F</text:p>
          </table:table-cell>
          <table:table-cell office:value-type="string">
            <text:p>VECTOR TEST DECIMAL</text:p>
          </table:table-cell>
          <table:table-cell office:value-type="string">
            <text:p>VTP</text:p>
          </table:table-cell>
          <table:table-cell office:value-type="string">
            <text:p>VRR-g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71</text:p>
          </table:table-cell>
          <table:table-cell office:value-type="string">
            <text:p>VECTOR ADD DECIMAL</text:p>
          </table:table-cell>
          <table:table-cell office:value-type="string">
            <text:p>VAP</text:p>
          </table:table-cell>
          <table:table-cell office:value-type="string">
            <text:p>VRI-f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73</text:p>
          </table:table-cell>
          <table:table-cell office:value-type="string">
            <text:p>VECTOR SUBTRACT DECIMAL</text:p>
          </table:table-cell>
          <table:table-cell office:value-type="string">
            <text:p>VSP</text:p>
          </table:table-cell>
          <table:table-cell office:value-type="string">
            <text:p>VRI-f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77</text:p>
          </table:table-cell>
          <table:table-cell office:value-type="string">
            <text:p>VECTOR COMPARE DECIMAL</text:p>
          </table:table-cell>
          <table:table-cell office:value-type="string">
            <text:p>VCP</text:p>
          </table:table-cell>
          <table:table-cell office:value-type="string">
            <text:p>VRR-h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78</text:p>
          </table:table-cell>
          <table:table-cell office:value-type="string">
            <text:p>VECTOR MULTIPLY DECIMAL</text:p>
          </table:table-cell>
          <table:table-cell office:value-type="string">
            <text:p>VMP</text:p>
          </table:table-cell>
          <table:table-cell office:value-type="string">
            <text:p>VRI-f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79</text:p>
          </table:table-cell>
          <table:table-cell office:value-type="string">
            <text:p>VECTOR MULTIPLY AND SHIFT DECIMAL</text:p>
          </table:table-cell>
          <table:table-cell office:value-type="string">
            <text:p>VMSP</text:p>
          </table:table-cell>
          <table:table-cell office:value-type="string">
            <text:p>VRI-f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7A</text:p>
          </table:table-cell>
          <table:table-cell office:value-type="string">
            <text:p>VECTOR DIVIDE DECIMAL</text:p>
          </table:table-cell>
          <table:table-cell office:value-type="string">
            <text:p>VDP</text:p>
          </table:table-cell>
          <table:table-cell office:value-type="string">
            <text:p>VRI-f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7B</text:p>
          </table:table-cell>
          <table:table-cell office:value-type="string">
            <text:p>VECTOR REMAINDER DECIMAL</text:p>
          </table:table-cell>
          <table:table-cell office:value-type="string">
            <text:p>VRP</text:p>
          </table:table-cell>
          <table:table-cell office:value-type="string">
            <text:p>VRI-f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67E</text:p>
          </table:table-cell>
          <table:table-cell office:value-type="string">
            <text:p>VECTOR SHIFT AND DIVIDE DECIMAL</text:p>
          </table:table-cell>
          <table:table-cell office:value-type="string">
            <text:p>VSDP</text:p>
          </table:table-cell>
          <table:table-cell office:value-type="string">
            <text:p>VRI-f</text:p>
          </table:table-cell>
          <table:table-cell office:value-type="string">
            <text:p>VD</text:p>
          </table:table-cell>
          <table:table-cell table:number-columns-repeated="1019"/>
        </table:table-row>
        <table:table-row table:style-name="ro2">
          <table:table-cell office:value-type="string">
            <text:p>E76C</text:p>
          </table:table-cell>
          <table:table-cell office:value-type="string">
            <text:p>VECTOR NOT EXCLUSIVE OR</text:p>
          </table:table-cell>
          <table:table-cell office:value-type="string">
            <text:p>VNX</text:p>
          </table:table-cell>
          <table:table-cell office:value-type="string">
            <text:p>VRR-c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E76E</text:p>
          </table:table-cell>
          <table:table-cell office:value-type="string">
            <text:p>VECTOR NAND</text:p>
          </table:table-cell>
          <table:table-cell office:value-type="string">
            <text:p>VNN</text:p>
          </table:table-cell>
          <table:table-cell office:value-type="string">
            <text:p>VRR-c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E76F</text:p>
          </table:table-cell>
          <table:table-cell office:value-type="string">
            <text:p>VECTOR OR WITH COMPLEMENT</text:p>
          </table:table-cell>
          <table:table-cell office:value-type="string">
            <text:p>VOC</text:p>
          </table:table-cell>
          <table:table-cell office:value-type="string">
            <text:p>VRR-c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E785</text:p>
          </table:table-cell>
          <table:table-cell office:value-type="string">
            <text:p>VECTOR BIT PERMUTE</text:p>
          </table:table-cell>
          <table:table-cell office:value-type="string">
            <text:p>VBPERM</text:p>
          </table:table-cell>
          <table:table-cell office:value-type="string">
            <text:p>VRR-c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E79E</text:p>
          </table:table-cell>
          <table:table-cell office:value-type="string">
            <text:p>VECTOR FP NEGATIVE MULTIPLY AND SUBTRACT</text:p>
          </table:table-cell>
          <table:table-cell office:value-type="string">
            <text:p>VFNMS</text:p>
          </table:table-cell>
          <table:table-cell office:value-type="string">
            <text:p>VRR-e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E79F</text:p>
          </table:table-cell>
          <table:table-cell office:value-type="string">
            <text:p>VECTOR FP NEGATIVE MULTIPLY AND ADD</text:p>
          </table:table-cell>
          <table:table-cell office:value-type="string">
            <text:p>VFNMA</text:p>
          </table:table-cell>
          <table:table-cell office:value-type="string">
            <text:p>VRR-e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E7B8</text:p>
          </table:table-cell>
          <table:table-cell office:value-type="string">
            <text:p>VECTOR MULTIPLY SUM LOGICAL</text:p>
          </table:table-cell>
          <table:table-cell office:value-type="string">
            <text:p>VMSL</text:p>
          </table:table-cell>
          <table:table-cell office:value-type="string">
            <text:p>VRR-d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E7EE</text:p>
          </table:table-cell>
          <table:table-cell office:value-type="string">
            <text:p>VECTOR FP MINIMUM</text:p>
          </table:table-cell>
          <table:table-cell office:value-type="string">
            <text:p>VFMIN</text:p>
          </table:table-cell>
          <table:table-cell office:value-type="string">
            <text:p>VRR-c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E7EF</text:p>
          </table:table-cell>
          <table:table-cell office:value-type="string">
            <text:p>VECTOR FP MAXIMUM</text:p>
          </table:table-cell>
          <table:table-cell office:value-type="string">
            <text:p>VFMAX</text:p>
          </table:table-cell>
          <table:table-cell office:value-type="string">
            <text:p>VRR-c</text:p>
          </table:table-cell>
          <table:table-cell office:value-type="string">
            <text:p>V1</text:p>
          </table:table-cell>
          <table:table-cell table:number-columns-repeated="1019"/>
        </table:table-row>
        <table:table-row table:style-name="ro2">
          <table:table-cell office:value-type="string">
            <text:p>B939</text:p>
          </table:table-cell>
          <table:table-cell office:value-type="string">
            <text:p>DEFLATE CONVERSION CALL</text:p>
          </table:table-cell>
          <table:table-cell office:value-type="string">
            <text:p>DFLTCC</text:p>
          </table:table-cell>
          <table:table-cell office:value-type="string">
            <text:p>RRF-a</text:p>
          </table:table-cell>
          <table:table-cell office:value-type="string">
            <text:p>GZ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15 (2019)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office:value-type="string">
            <text:p>B93A</text:p>
          </table:table-cell>
          <table:table-cell office:value-type="string">
            <text:p>COMPUTE DIGITAL SIGNATURE AUTHENTICATION</text:p>
          </table:table-cell>
          <table:table-cell office:value-type="string">
            <text:p>KDSA</text:p>
          </table:table-cell>
          <table:table-cell office:value-type="string">
            <text:p>RRE</text:p>
          </table:table-cell>
          <table:table-cell office:value-type="string">
            <text:p>M9</text:p>
          </table:table-cell>
          <table:table-cell table:number-columns-repeated="1019"/>
        </table:table-row>
        <table:table-row table:style-name="ro2">
          <table:table-cell office:value-type="string">
            <text:p>B964</text:p>
          </table:table-cell>
          <table:table-cell office:value-type="string">
            <text:p>NAND (64)</text:p>
          </table:table-cell>
          <table:table-cell office:value-type="string">
            <text:p>NNG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65</text:p>
          </table:table-cell>
          <table:table-cell office:value-type="string">
            <text:p>OR WITH COMPLEMENT(64)</text:p>
          </table:table-cell>
          <table:table-cell office:value-type="string">
            <text:p>OCG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66</text:p>
          </table:table-cell>
          <table:table-cell office:value-type="string">
            <text:p>NOR (64)</text:p>
          </table:table-cell>
          <table:table-cell office:value-type="string">
            <text:p>NOG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67</text:p>
          </table:table-cell>
          <table:table-cell office:value-type="string">
            <text:p>NOT EXCLUSIVE OR (64)</text:p>
          </table:table-cell>
          <table:table-cell office:value-type="string">
            <text:p>NXG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74</text:p>
          </table:table-cell>
          <table:table-cell office:value-type="string">
            <text:p>NAND (32)</text:p>
          </table:table-cell>
          <table:table-cell office:value-type="string">
            <text:p>NN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75</text:p>
          </table:table-cell>
          <table:table-cell office:value-type="string">
            <text:p>OR WITH COMPLEMENT(32)</text:p>
          </table:table-cell>
          <table:table-cell office:value-type="string">
            <text:p>OC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76</text:p>
          </table:table-cell>
          <table:table-cell office:value-type="string">
            <text:p>NOR (32)</text:p>
          </table:table-cell>
          <table:table-cell office:value-type="string">
            <text:p>NO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77</text:p>
          </table:table-cell>
          <table:table-cell office:value-type="string">
            <text:p>NOT EXCLUSIVE OR (32)</text:p>
          </table:table-cell>
          <table:table-cell office:value-type="string">
            <text:p>NX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C0</text:p>
          </table:table-cell>
          <table:table-cell office:value-type="string">
            <text:p>SELECT HIGH (32)</text:p>
          </table:table-cell>
          <table:table-cell office:value-type="string">
            <text:p>SELFHR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E3</text:p>
          </table:table-cell>
          <table:table-cell office:value-type="string">
            <text:p>SELECT (64)</text:p>
          </table:table-cell>
          <table:table-cell office:value-type="string">
            <text:p>SELGR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E5</text:p>
          </table:table-cell>
          <table:table-cell office:value-type="string">
            <text:p>AND WITH COMPLEMENT (64)</text:p>
          </table:table-cell>
          <table:table-cell office:value-type="string">
            <text:p>NCG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F0</text:p>
          </table:table-cell>
          <table:table-cell office:value-type="string">
            <text:p>SELECT (32)</text:p>
          </table:table-cell>
          <table:table-cell office:value-type="string">
            <text:p>SELR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B9F5</text:p>
          </table:table-cell>
          <table:table-cell office:value-type="string">
            <text:p>AND WITH COMPLEMENT (32)</text:p>
          </table:table-cell>
          <table:table-cell office:value-type="string">
            <text:p>NCRK</text:p>
          </table:table-cell>
          <table:table-cell office:value-type="string">
            <text:p>RRF-a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E50A</text:p>
          </table:table-cell>
          <table:table-cell office:value-type="string">
            <text:p>MOVE RIGHT TO LEFT</text:p>
          </table:table-cell>
          <table:table-cell office:value-type="string">
            <text:p>MVCRL</text:p>
          </table:table-cell>
          <table:table-cell office:value-type="string">
            <text:p>SSE</text:p>
          </table:table-cell>
          <table:table-cell office:value-type="string">
            <text:p>MI3</text:p>
          </table:table-cell>
          <table:table-cell table:number-columns-repeated="1019"/>
        </table:table-row>
        <table:table-row table:style-name="ro2">
          <table:table-cell office:value-type="string">
            <text:p>E601</text:p>
          </table:table-cell>
          <table:table-cell office:value-type="string">
            <text:p>VECTOR LOAD BYTE REVERSED ELEMENT (16)</text:p>
          </table:table-cell>
          <table:table-cell office:value-type="string">
            <text:p>VLEBRH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2</text:p>
          </table:table-cell>
          <table:table-cell office:value-type="string">
            <text:p>VECTOR LOAD BYTE REVERSED ELEMENT (64)</text:p>
          </table:table-cell>
          <table:table-cell office:value-type="string">
            <text:p>VLEBRG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3</text:p>
          </table:table-cell>
          <table:table-cell office:value-type="string">
            <text:p>VECTOR LOAD BYTE REVERSED ELEMENT (32)</text:p>
          </table:table-cell>
          <table:table-cell office:value-type="string">
            <text:p>VLEBRF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4</text:p>
          </table:table-cell>
          <table:table-cell office:value-type="string">
            <text:p>VECTOR LOAD BYTE REVERSED ELEMENT AND ZERO</text:p>
          </table:table-cell>
          <table:table-cell office:value-type="string">
            <text:p>VLLEBRZ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5</text:p>
          </table:table-cell>
          <table:table-cell office:value-type="string">
            <text:p>VECTOR LOAD BYTE REVERSED ELEMENT AND REPLICATE</text:p>
          </table:table-cell>
          <table:table-cell office:value-type="string">
            <text:p>VLBRREP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6</text:p>
          </table:table-cell>
          <table:table-cell office:value-type="string">
            <text:p>VECTOR LOAD BYTE REVERSED ELEMENTS</text:p>
          </table:table-cell>
          <table:table-cell office:value-type="string">
            <text:p>VLBR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7</text:p>
          </table:table-cell>
          <table:table-cell office:value-type="string">
            <text:p>VECTOR LOAD ELEMENTS REVERSED</text:p>
          </table:table-cell>
          <table:table-cell office:value-type="string">
            <text:p>VLER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9</text:p>
          </table:table-cell>
          <table:table-cell office:value-type="string">
            <text:p>VECTOR STORE BYTE REVERSED ELEMENT (16)</text:p>
          </table:table-cell>
          <table:table-cell office:value-type="string">
            <text:p>VSTEBRH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A</text:p>
          </table:table-cell>
          <table:table-cell office:value-type="string">
            <text:p>VECTOR STORE BYTE REVERSED ELEMENT (64)</text:p>
          </table:table-cell>
          <table:table-cell office:value-type="string">
            <text:p>VSTEBRG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B</text:p>
          </table:table-cell>
          <table:table-cell office:value-type="string">
            <text:p>VECTOR STORE BYTE REVERSED ELEMENT (32)</text:p>
          </table:table-cell>
          <table:table-cell office:value-type="string">
            <text:p>VSTEBRF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E</text:p>
          </table:table-cell>
          <table:table-cell office:value-type="string">
            <text:p>VECTOR STORE BYTE REVERSED ELEMENTS</text:p>
          </table:table-cell>
          <table:table-cell office:value-type="string">
            <text:p>VSTBR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60F</text:p>
          </table:table-cell>
          <table:table-cell office:value-type="string">
            <text:p>VECTOR STORE ELEMENTS REVERSED</text:p>
          </table:table-cell>
          <table:table-cell office:value-type="string">
            <text:p>VSTER</text:p>
          </table:table-cell>
          <table:table-cell office:value-type="string">
            <text:p>VRX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786</text:p>
          </table:table-cell>
          <table:table-cell office:value-type="string">
            <text:p>VECTOR SHIFT LEFT DOUBLE BY BIT</text:p>
          </table:table-cell>
          <table:table-cell office:value-type="string">
            <text:p>VSLD</text:p>
          </table:table-cell>
          <table:table-cell office:value-type="string">
            <text:p>VRI-d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787</text:p>
          </table:table-cell>
          <table:table-cell office:value-type="string">
            <text:p>VECTOR SHIFT RIGHT DOUBLE BY BIT</text:p>
          </table:table-cell>
          <table:table-cell office:value-type="string">
            <text:p>VSRD</text:p>
          </table:table-cell>
          <table:table-cell office:value-type="string">
            <text:p>VRI-d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78B</text:p>
          </table:table-cell>
          <table:table-cell office:value-type="string">
            <text:p>VECTOR STRING SEARCH</text:p>
          </table:table-cell>
          <table:table-cell office:value-type="string">
            <text:p>VSTRS</text:p>
          </table:table-cell>
          <table:table-cell office:value-type="string">
            <text:p>VRR-d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7C0</text:p>
          </table:table-cell>
          <table:table-cell office:value-type="string">
            <text:p>VECTOR FP CONVERT TO LOGICAL</text:p>
          </table:table-cell>
          <table:table-cell office:value-type="string">
            <text:p>VCLFP</text:p>
          </table:table-cell>
          <table:table-cell office:value-type="string">
            <text:p>VRR-a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7C1</text:p>
          </table:table-cell>
          <table:table-cell office:value-type="string">
            <text:p>VECTOR FP CONVERT FROM LOGICAL</text:p>
          </table:table-cell>
          <table:table-cell office:value-type="string">
            <text:p>VCFPL</text:p>
          </table:table-cell>
          <table:table-cell office:value-type="string">
            <text:p>VRR-a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7C2</text:p>
          </table:table-cell>
          <table:table-cell office:value-type="string">
            <text:p>VECTOR FP CONVERT TO FIXED</text:p>
          </table:table-cell>
          <table:table-cell office:value-type="string">
            <text:p>VCSFP</text:p>
          </table:table-cell>
          <table:table-cell office:value-type="string">
            <text:p>VRR-a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2">
          <table:table-cell office:value-type="string">
            <text:p>E7C3</text:p>
          </table:table-cell>
          <table:table-cell office:value-type="string">
            <text:p>VECTOR FP CONVERT FROM FIXED</text:p>
          </table:table-cell>
          <table:table-cell office:value-type="string">
            <text:p>VCFPS</text:p>
          </table:table-cell>
          <table:table-cell office:value-type="string">
            <text:p>VRR-a</text:p>
          </table:table-cell>
          <table:table-cell office:value-type="string">
            <text:p>V2</text:p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Z16 (2022)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office:value-type="string">
            <text:p>B200</text:p>
          </table:table-cell>
          <table:table-cell office:value-type="string">
            <text:p>LOAD BEAR</text:p>
          </table:table-cell>
          <table:table-cell office:value-type="string">
            <text:p>LBEAR</text:p>
          </table:table-cell>
          <table:table-cell office:value-type="string">
            <text:p>S</text:p>
          </table:table-cell>
          <table:table-cell office:value-type="string">
            <text:p>BE</text:p>
          </table:table-cell>
          <table:table-cell table:number-columns-repeated="1019"/>
        </table:table-row>
        <table:table-row table:style-name="ro2">
          <table:table-cell office:value-type="string">
            <text:p>B201</text:p>
          </table:table-cell>
          <table:table-cell office:value-type="string">
            <text:p>STORE BEAR</text:p>
          </table:table-cell>
          <table:table-cell office:value-type="string">
            <text:p>STBEAR</text:p>
          </table:table-cell>
          <table:table-cell office:value-type="string">
            <text:p>S</text:p>
          </table:table-cell>
          <table:table-cell office:value-type="string">
            <text:p>BE</text:p>
          </table:table-cell>
          <table:table-cell table:number-columns-repeated="1019"/>
        </table:table-row>
        <table:table-row table:style-name="ro2">
          <table:table-cell office:value-type="string">
            <text:p>B28F</text:p>
          </table:table-cell>
          <table:table-cell office:value-type="string">
            <text:p>QUERY PROCESSOR ACTIVITY COUNTER INFORMATION</text:p>
          </table:table-cell>
          <table:table-cell office:value-type="string">
            <text:p>QPACI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table:number-columns-repeated="1019"/>
        </table:table-row>
        <table:table-row table:style-name="ro2">
          <table:table-cell office:value-type="string">
            <text:p>B93B</text:p>
          </table:table-cell>
          <table:table-cell office:value-type="string">
            <text:p>NEURAL NETWORK PROCESSING ASSIST</text:p>
          </table:table-cell>
          <table:table-cell office:value-type="string">
            <text:p>NNPA</text:p>
          </table:table-cell>
          <table:table-cell office:value-type="string">
            <text:p>RRE</text:p>
          </table:table-cell>
          <table:table-cell office:value-type="string">
            <text:p>NN</text:p>
          </table:table-cell>
          <table:table-cell table:number-columns-repeated="1019"/>
        </table:table-row>
        <table:table-row table:style-name="ro2">
          <table:table-cell office:value-type="string">
            <text:p>B98B</text:p>
          </table:table-cell>
          <table:table-cell office:value-type="string">
            <text:p>RESET DAT PROTECTION</text:p>
          </table:table-cell>
          <table:table-cell office:value-type="string">
            <text:p>RDP</text:p>
          </table:table-cell>
          <table:table-cell office:value-type="string">
            <text:p>RRF-b</text:p>
          </table:table-cell>
          <table:table-cell office:value-type="string">
            <text:p>DP</text:p>
          </table:table-cell>
          <table:table-cell table:number-columns-repeated="1019"/>
        </table:table-row>
        <table:table-row table:style-name="ro2">
          <table:table-cell office:value-type="string">
            <text:p>E651</text:p>
          </table:table-cell>
          <table:table-cell office:value-type="string">
            <text:p>VECTOR COUNT LEADING ZERO DIGITS</text:p>
          </table:table-cell>
          <table:table-cell office:value-type="string">
            <text:p>VCLZDP</text:p>
          </table:table-cell>
          <table:table-cell office:value-type="string">
            <text:p>VRR-k</text:p>
          </table:table-cell>
          <table:table-cell office:value-type="string">
            <text:p>VD2</text:p>
          </table:table-cell>
          <table:table-cell table:number-columns-repeated="1019"/>
        </table:table-row>
        <table:table-row table:style-name="ro2">
          <table:table-cell office:value-type="string">
            <text:p>E654</text:p>
          </table:table-cell>
          <table:table-cell office:value-type="string">
            <text:p>VECTOR UNPACK ZONED HIGH</text:p>
          </table:table-cell>
          <table:table-cell office:value-type="string">
            <text:p>VUPKZH</text:p>
          </table:table-cell>
          <table:table-cell office:value-type="string">
            <text:p>VRR-k</text:p>
          </table:table-cell>
          <table:table-cell office:value-type="string">
            <text:p>VD2</text:p>
          </table:table-cell>
          <table:table-cell table:number-columns-repeated="1019"/>
        </table:table-row>
        <table:table-row table:style-name="ro2">
          <table:table-cell office:value-type="string">
            <text:p>E655</text:p>
          </table:table-cell>
          <table:table-cell office:value-type="string">
            <text:p>VECTOR FP CONVERT TO NNP</text:p>
          </table:table-cell>
          <table:table-cell office:value-type="string">
            <text:p>VCNF</text:p>
          </table:table-cell>
          <table:table-cell office:value-type="string">
            <text:p>VRR-a</text:p>
          </table:table-cell>
          <table:table-cell office:value-type="string">
            <text:p>NN</text:p>
          </table:table-cell>
          <table:table-cell table:number-columns-repeated="1019"/>
        </table:table-row>
        <table:table-row table:style-name="ro2">
          <table:table-cell office:value-type="string">
            <text:p>E656</text:p>
          </table:table-cell>
          <table:table-cell office:value-type="string">
            <text:p>VECTOR FP CONVERT AND LENGTHEN FROM NNP HIGH</text:p>
          </table:table-cell>
          <table:table-cell office:value-type="string">
            <text:p>VCLFNH</text:p>
          </table:table-cell>
          <table:table-cell office:value-type="string">
            <text:p>VRR-a</text:p>
          </table:table-cell>
          <table:table-cell office:value-type="string">
            <text:p>NN</text:p>
          </table:table-cell>
          <table:table-cell table:number-columns-repeated="1019"/>
        </table:table-row>
        <table:table-row table:style-name="ro2">
          <table:table-cell office:value-type="string">
            <text:p>E65C</text:p>
          </table:table-cell>
          <table:table-cell office:value-type="string">
            <text:p>VECTOR UNPACK ZONED LOW</text:p>
          </table:table-cell>
          <table:table-cell office:value-type="string">
            <text:p>VUPKZL</text:p>
          </table:table-cell>
          <table:table-cell office:value-type="string">
            <text:p>VRR-k</text:p>
          </table:table-cell>
          <table:table-cell office:value-type="string">
            <text:p>VD2</text:p>
          </table:table-cell>
          <table:table-cell table:number-columns-repeated="1019"/>
        </table:table-row>
        <table:table-row table:style-name="ro2">
          <table:table-cell office:value-type="string">
            <text:p>E65D</text:p>
          </table:table-cell>
          <table:table-cell office:value-type="string">
            <text:p>VECTOR FP CONVERT FROM NNP</text:p>
          </table:table-cell>
          <table:table-cell office:value-type="string">
            <text:p>VCFN</text:p>
          </table:table-cell>
          <table:table-cell office:value-type="string">
            <text:p>VRR-a</text:p>
          </table:table-cell>
          <table:table-cell office:value-type="string">
            <text:p>NN</text:p>
          </table:table-cell>
          <table:table-cell table:number-columns-repeated="1019"/>
        </table:table-row>
        <table:table-row table:style-name="ro2">
          <table:table-cell office:value-type="string">
            <text:p>E65E</text:p>
          </table:table-cell>
          <table:table-cell office:value-type="string">
            <text:p>VECTOR FP CONVERT AND LENGTHEN FROM NNP LOW</text:p>
          </table:table-cell>
          <table:table-cell office:value-type="string">
            <text:p>VCLFNL</text:p>
          </table:table-cell>
          <table:table-cell office:value-type="string">
            <text:p>VRR-a</text:p>
          </table:table-cell>
          <table:table-cell office:value-type="string">
            <text:p>NN</text:p>
          </table:table-cell>
          <table:table-cell table:number-columns-repeated="1019"/>
        </table:table-row>
        <table:table-row table:style-name="ro2">
          <table:table-cell office:value-type="string">
            <text:p>E670</text:p>
          </table:table-cell>
          <table:table-cell office:value-type="string">
            <text:p>VECTOR PACK ZONED REGISTER</text:p>
          </table:table-cell>
          <table:table-cell office:value-type="string">
            <text:p>VPKZR</text:p>
          </table:table-cell>
          <table:table-cell office:value-type="string">
            <text:p>VRI-f</text:p>
          </table:table-cell>
          <table:table-cell office:value-type="string">
            <text:p>VD2</text:p>
          </table:table-cell>
          <table:table-cell table:number-columns-repeated="1019"/>
        </table:table-row>
        <table:table-row table:style-name="ro2">
          <table:table-cell office:value-type="string">
            <text:p>E672</text:p>
          </table:table-cell>
          <table:table-cell office:value-type="string">
            <text:p>VECTOR SHIFT AND ROUND DECIMAL REGISTER</text:p>
          </table:table-cell>
          <table:table-cell office:value-type="string">
            <text:p>VSRPR</text:p>
          </table:table-cell>
          <table:table-cell office:value-type="string">
            <text:p>VRI-f</text:p>
          </table:table-cell>
          <table:table-cell office:value-type="string">
            <text:p>VD2</text:p>
          </table:table-cell>
          <table:table-cell table:number-columns-repeated="1019"/>
        </table:table-row>
        <table:table-row table:style-name="ro2">
          <table:table-cell office:value-type="string">
            <text:p>E674</text:p>
          </table:table-cell>
          <table:table-cell office:value-type="string">
            <text:p>DECIMAL SCALE AND CONVERT TO HFP</text:p>
          </table:table-cell>
          <table:table-cell office:value-type="string">
            <text:p>VSCHP</text:p>
          </table:table-cell>
          <table:table-cell office:value-type="string">
            <text:p>VRR-b</text:p>
          </table:table-cell>
          <table:table-cell office:value-type="string">
            <text:p>VD2</text:p>
          </table:table-cell>
          <table:table-cell table:number-columns-repeated="1019"/>
        </table:table-row>
        <table:table-row table:style-name="ro2">
          <table:table-cell office:value-type="string">
            <text:p>E675</text:p>
          </table:table-cell>
          <table:table-cell office:value-type="string">
            <text:p>VECTOR FP CONVERT AND ROUND TO NNP</text:p>
          </table:table-cell>
          <table:table-cell office:value-type="string">
            <text:p>VCRNF</text:p>
          </table:table-cell>
          <table:table-cell office:value-type="string">
            <text:p>VRR-c</text:p>
          </table:table-cell>
          <table:table-cell office:value-type="string">
            <text:p>NN</text:p>
          </table:table-cell>
          <table:table-cell table:number-columns-repeated="1019"/>
        </table:table-row>
        <table:table-row table:style-name="ro2">
          <table:table-cell office:value-type="string">
            <text:p>E67C</text:p>
          </table:table-cell>
          <table:table-cell office:value-type="string">
            <text:p>DECIMAL SCALE AND CONVERT AND SPLIT TO HFP</text:p>
          </table:table-cell>
          <table:table-cell office:value-type="string">
            <text:p>VSCSHP</text:p>
          </table:table-cell>
          <table:table-cell office:value-type="string">
            <text:p>VRR-b</text:p>
          </table:table-cell>
          <table:table-cell office:value-type="string">
            <text:p>VD2</text:p>
          </table:table-cell>
          <table:table-cell table:number-columns-repeated="1019"/>
        </table:table-row>
        <table:table-row table:style-name="ro2">
          <table:table-cell office:value-type="string">
            <text:p>E67D</text:p>
          </table:table-cell>
          <table:table-cell office:value-type="string">
            <text:p>VECTOR CONVERT HFP TO SCALED DECIMAL</text:p>
          </table:table-cell>
          <table:table-cell office:value-type="string">
            <text:p>VCSPH</text:p>
          </table:table-cell>
          <table:table-cell office:value-type="string">
            <text:p>VRR-j</text:p>
          </table:table-cell>
          <table:table-cell office:value-type="string">
            <text:p>VD2</text:p>
          </table:table-cell>
          <table:table-cell table:number-columns-repeated="1019"/>
        </table:table-row>
        <table:table-row table:style-name="ro2">
          <table:table-cell office:value-type="string">
            <text:p>EB71</text:p>
          </table:table-cell>
          <table:table-cell office:value-type="string">
            <text:p>LOAD PSW EXTENDED</text:p>
          </table:table-cell>
          <table:table-cell office:value-type="string">
            <text:p>LPSWEY</text:p>
          </table:table-cell>
          <table:table-cell office:value-type="string">
            <text:p>SIY</text:p>
          </table:table-cell>
          <table:table-cell office:value-type="string">
            <text:p>BE</text:p>
          </table:table-cell>
          <table:table-cell table:number-columns-repeated="1019"/>
        </table:table-row>
        <table:table-row table:style-name="ro2" table:number-rows-repeated="10473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" table:style-name="ta2" table:print="false">
        <office:forms form:automatic-focus="false" form:apply-design-mode="false"/>
        <table:table-column table:style-name="co5" table:default-cell-style-name="Default"/>
        <table:table-row table:style-name="ro2">
          <table:table-cell office:value-type="string">
            <text:p>Shared by Dan Greiner</text:p>
          </table:table-cell>
        </table:table-row>
        <table:table-row table:style-name="ro3">
          <table:table-cell office:value-type="string">
            <text:p>On <text:a xlink:href="mailto:Assembler_list@Listserv.uga.edu">Assembler_list@Listserv.uga.edu</text:a></text:p>
          </table:table-cell>
        </table:table-row>
        <table:table-row table:style-name="ro2">
          <table:table-cell office:value-type="string">
            <text:p>On 2024-05-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8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6P0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08P0"/>
    </number:number-style>
    <number:number-style style:name="N8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09P0"/>
    </number:number-style>
    <number:date-style style:name="N8110" number:language="nl" number:country="NL">
      <number:day/>
      <number:text>-</number:text>
      <number:month/>
      <number:text>-</number:text>
      <number:year number:style="long"/>
    </number:date-style>
    <number:date-style style:name="N8111" number:language="nl" number:country="NL">
      <number:day/>
      <number:text>-</number:text>
      <number:month number:textual="true"/>
      <number:text>-</number:text>
      <number:year/>
    </number:date-style>
    <number:date-style style:name="N8112" number:language="nl" number:country="NL">
      <number:day/>
      <number:text>-</number:text>
      <number:month number:textual="true"/>
    </number:date-style>
    <number:date-style style:name="N8113" number:language="nl" number:country="NL">
      <number:month number:textual="true"/>
      <number:text>-</number:text>
      <number:year/>
    </number:date-style>
    <number:time-style style:name="N8114" number:language="nl" number:country="NL">
      <number:hours/>
      <number:text>:</number:text>
      <number:minutes number:style="long"/>
      <number:text> </number:text>
      <number:am-pm/>
    </number:time-style>
    <number:time-style style:name="N8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NL">
      <number:hours/>
      <number:text>:</number:text>
      <number:minutes number:style="long"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NL">
      <number:number number:decimal-places="0" number:min-integer-digits="1" number:grouping="true"/>
      <number:text> </number:text>
    </number:number-style>
    <number:number-style style:name="N8119" number:language="nl" number:country="NL">
      <number:number number:decimal-places="0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nl" number:country="NL">
      <number:number number:decimal-places="0" number:min-integer-digits="1" number:grouping="true"/>
      <number:text> </number:text>
    </number:number-style>
    <number:number-style style:name="N8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0P0"/>
    </number:number-style>
    <number:number-style style:name="N8121P0" style:volatile="true" number:language="nl" number:country="NL">
      <number:number number:decimal-places="2" number:min-integer-digits="1" number:grouping="true"/>
      <number:text> </number:text>
    </number:number-style>
    <number:number-style style:name="N8121" number:language="nl" number:country="NL">
      <number:number number:decimal-places="2" number:min-integer-digits="1" number:grouping="true"/>
      <number:text>-</number:text>
      <style:map style:condition="value()&gt;=0" style:apply-style-name="N8121P0"/>
    </number:number-style>
    <number:number-style style:name="N8122P0" style:volatile="true" number:language="nl" number:country="NL">
      <number:number number:decimal-places="2" number:min-integer-digits="1" number:grouping="true"/>
      <number:text> </number:text>
    </number:number-style>
    <number:number-style style:name="N8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nl" number:country="NL">
      <number:text> </number:text>
      <number:number number:decimal-places="0" number:min-integer-digits="1" number:grouping="true"/>
      <number:text>-</number:text>
    </number:number-style>
    <number:number-style style:name="N8123P2" style:volatile="true" number:language="nl" number:country="NL">
      <number:text> - </number:text>
    </number:number-style>
    <number:text-style style:name="N8123" number:language="nl" number:country="N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24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24P2" style:volatile="true" number:language="nl" number:country="NL">
      <number:text> € - </number:text>
    </number:number-style>
    <number:text-style style:name="N8124" number:language="nl" number:country="NL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NL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nl" number:country="NL">
      <number:text> </number:text>
      <number:number number:decimal-places="2" number:min-integer-digits="1" number:grouping="true"/>
      <number:text>-</number:text>
    </number:number-style>
    <number:number-style style:name="N8125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25" number:language="nl" number:country="NL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26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26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26" number:language="nl" number:country="NL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NL">
      <number:minutes number:style="long"/>
      <number:text>:</number:text>
      <number:seconds number:style="long"/>
    </number:time-style>
    <number:time-style style:name="N8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NL">
      <number:minutes number:style="long"/>
      <number:text>:</number:text>
      <number:seconds number:style="long" number:decimal-places="1"/>
    </number:time-style>
    <number:number-style style:name="N8130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Aptos Narrow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156082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64bee6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46b1e1" style:diagonal-bl-tr="none" style:diagonal-tl-br="none" fo:border-left="none" fo:border-right="none" style:rotation-align="none" fo:border-top="none"/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font-name="Aptos Display" fo:font-size="18pt" fo:font-style="normal" fo:text-shadow="none" style:text-underline-style="none" fo:font-weight="normal" style:font-size-asian="18pt" style:font-style-asian="normal" style:font-weight-asian="normal" style:font-name-complex="Aptos Display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156082" style:border-line-width-bottom="0.035cm 0.035cm 0.035cm" style:diagonal-bl-tr="none" style:diagonal-tl-br="none" fo:border-left="none" fo:border-right="none" style:rotation-align="none" fo:border-top="0.035cm solid #156082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3">13-05-2024</text:date>, <text:time>09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16ops" style:display-name="PageStyle_z16o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13T09:51:04.77</dc:date>
    <dc:creator>Abe Kornelis</dc:creator>
    <meta:document-statistic meta:table-count="2" meta:cell-count="5782" meta:object-count="0"/>
    <meta:generator>OpenOffice/4.1.4$Win32 OpenOffice.org_project/414m5$Build-9788</meta:generator>
  </office:meta>
</office:document-meta>
</file>